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1882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75in"/>
    </style:style>
    <style:style style:name="co6" style:family="table-column">
      <style:table-column-properties fo:break-before="auto" style:column-width="1.1661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2457in"/>
    </style:style>
    <style:style style:name="co10" style:family="table-column">
      <style:table-column-properties fo:break-before="auto" style:column-width="1.4602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4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 style:data-style-name="N142">
      <style:table-cell-properties fo:background-color="transparent" fo:border="0.74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42">
      <style:table-cell-properties fo:border="0.74pt solid #000000"/>
    </style:style>
    <style:style style:name="ce18" style:family="table-cell" style:parent-style-name="Default" style:data-style-name="N142">
      <style:table-cell-properties fo:background-color="#dee6ef" fo:border="0.74pt solid #000000"/>
    </style:style>
  </office:automatic-styles>
  <office:body>
    <office:spreadsheet>
      <table:table table:name="Round_by_Rou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2"/>
        </table:table-row>
        <table:table-row table:style-name="ro1">
          <table:table-cell table:style-name="ce1" office:value-type="string" calcext:value-type="string" table:number-columns-spanned="3" table:number-rows-spanned="1">
            <text:p>Round Wild</text:p>
          </table:table-cell>
          <table:covered-table-cell/>
          <table:covered-table-cell table:style-name="ce2"/>
        </table:table-row>
        <table:table-row table:style-name="ro1">
          <table:table-cell office:value-type="string" calcext:value-type="string">
            <text:p>Superhero55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LIKOG </text:p>
          </table:table-cell>
          <table:table-cell table:style-name="ce3" office:value-type="string" calcext:value-type="string">
            <text:p>Mike'dugai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string" calcext:value-type="string">
            <text:p>Nut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suni </text:p>
          </table:table-cell>
          <table:table-cell table:style-name="ce3" office:value-type="string" calcext:value-type="string">
            <text:p>leonromaao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2"/>
        </table:table-row>
        <table:table-row table:style-name="ro1">
          <table:table-cell table:style-name="ce1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2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Wean Dinches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mokey</text:p>
          </table:table-cell>
          <table:table-cell table:style-name="ce3" office:value-type="string" calcext:value-type="string">
            <text:p>wisenatic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string" calcext:value-type="string">
            <text:p>angel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oady</text:p>
          </table:table-cell>
          <table:table-cell table:style-name="ce3" office:value-type="string" calcext:value-type="string">
            <text:p>chanchilaru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py</text:p>
          </table:table-cell>
          <table:table-cell office:value-type="string" calcext:value-type="string">
            <text:p>Heise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1sTea</text:p>
          </table:table-cell>
          <table:table-cell table:style-name="ce3" office:value-type="string" calcext:value-type="string">
            <text:p>OS+ | VoNDutcH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Mort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Hydur</text:p>
          </table:table-cell>
          <table:table-cell table:style-name="ce3" office:value-type="string" calcext:value-type="string">
            <text:p>Kingofn00b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AY</text:p>
          </table:table-cell>
          <table:table-cell table:style-name="ce3" office:value-type="string" calcext:value-type="string">
            <text:p>maxpower97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Johnny Walrus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Ragn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axymczech</text:p>
          </table:table-cell>
          <table:table-cell table:style-name="ce3" office:value-type="string" calcext:value-type="string">
            <text:p>Pl0tterGhost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lying Mouse</text:p>
          </table:table-cell>
          <table:table-cell table:style-name="ce3" office:value-type="string" calcext:value-type="string">
            <text:p>Chipmunk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hero55</text:p>
          </table:table-cell>
          <table:table-cell office:value-type="string" calcext:value-type="string">
            <text:p>Mike'dug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LIKOG </text:p>
          </table:table-cell>
          <table:table-cell table:style-name="ce3" office:value-type="string" calcext:value-type="string">
            <text:p>PlushWerewolf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string" calcext:value-type="string">
            <text:p>Nut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orDimon</text:p>
          </table:table-cell>
          <table:table-cell table:style-name="ce3" office:value-type="string" calcext:value-type="string">
            <text:p>leonromaao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2"/>
        </table:table-row>
        <table:table-row table:style-name="ro1">
          <table:table-cell table:style-name="ce1" office:value-type="string" calcext:value-type="string" table:number-columns-spanned="3" table:number-rows-spanned="1">
            <text:p>Round 2</text:p>
          </table:table-cell>
          <table:covered-table-cell/>
          <table:covered-table-cell table:style-name="ce2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mokey</text:p>
          </table:table-cell>
          <table:table-cell table:style-name="ce3" office:value-type="string" calcext:value-type="string">
            <text:p>angel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string" calcext:value-type="string">
            <text:p>Toa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Wean Dinchester</text:p>
          </table:table-cell>
          <table:table-cell table:style-name="ce3" office:value-type="string" calcext:value-type="string">
            <text:p>Snapy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__oladush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hanchilaru</text:p>
          </table:table-cell>
          <table:table-cell table:style-name="ce3" office:value-type="string" calcext:value-type="string">
            <text:p>Hydu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senN</text:p>
          </table:table-cell>
          <table:table-cell office:value-type="string" calcext:value-type="string">
            <text:p>qee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S+ | VoNDutcH</text:p>
          </table:table-cell>
          <table:table-cell table:style-name="ce3" office:value-type="string" calcext:value-type="string">
            <text:p>RAY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ingofn00b5</text:p>
          </table:table-cell>
          <table:table-cell table:style-name="ce3" office:value-type="string" calcext:value-type="string">
            <text:p>Alexande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axpower973</text:p>
          </table:table-cell>
          <table:table-cell table:style-name="ce3" office:value-type="string" calcext:value-type="string">
            <text:p>maxymczech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string" calcext:value-type="string">
            <text:p>Biscu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ohnny Walrus</text:p>
          </table:table-cell>
          <table:table-cell table:style-name="ce3" office:value-type="string" calcext:value-type="string">
            <text:p>Flying Mous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nar</text:p>
          </table:table-cell>
          <table:table-cell office:value-type="string" calcext:value-type="string">
            <text:p>Superhero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l0tterGhost</text:p>
          </table:table-cell>
          <table:table-cell table:style-name="ce3" office:value-type="string" calcext:value-type="string">
            <text:p>ALIKOG 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NOPE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lushWerewolf</text:p>
          </table:table-cell>
          <table:table-cell table:style-name="ce3" office:value-type="string" calcext:value-type="string">
            <text:p>Jasuni 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string" calcext:value-type="string">
            <text:p>Nut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souki</text:p>
          </table:table-cell>
          <table:table-cell table:style-name="ce3" office:value-type="string" calcext:value-type="string">
            <text:p>leonromaao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2"/>
        </table:table-row>
        <table:table-row table:style-name="ro1">
          <table:table-cell table:style-name="ce1" office:value-type="string" calcext:value-type="string" table:number-columns-spanned="3" table:number-rows-spanned="1">
            <text:p>Round 3</text:p>
          </table:table-cell>
          <table:covered-table-cell/>
          <table:covered-table-cell table:style-name="ce2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.shixo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mokey</text:p>
          </table:table-cell>
          <table:table-cell table:style-name="ce3" office:value-type="string" calcext:value-type="string">
            <text:p>Wean Dincheste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e1s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ngelr</text:p>
          </table:table-cell>
          <table:table-cell table:style-name="ce3" office:value-type="string" calcext:value-type="string">
            <text:p>chanchilaru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Heise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napy</text:p>
          </table:table-cell>
          <table:table-cell table:style-name="ce3" office:value-type="string" calcext:value-type="string">
            <text:p>OS+ | VoNDutcH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qee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ydur</text:p>
          </table:table-cell>
          <table:table-cell table:style-name="ce3" office:value-type="string" calcext:value-type="string">
            <text:p>Mortis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ingofn00b5</text:p>
          </table:table-cell>
          <table:table-cell table:style-name="ce3" office:value-type="string" calcext:value-type="string">
            <text:p>maxpower97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Metalmania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Johnny Walr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agnar</text:p>
          </table:table-cell>
          <table:table-cell table:style-name="ce3" office:value-type="string" calcext:value-type="string">
            <text:p>Flying Mous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Superhero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Biscuits</text:p>
          </table:table-cell>
          <table:table-cell table:style-name="ce3" office:value-type="string" calcext:value-type="string">
            <text:p>ALIKOG 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hipmunk</text:p>
          </table:table-cell>
          <table:table-cell table:style-name="ce3" office:value-type="string" calcext:value-type="string">
            <text:p>KorDimon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ke'dugai</text:p>
          </table:table-cell>
          <table:table-cell office:value-type="string" calcext:value-type="string">
            <text:p>jasou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PE1585</text:p>
          </table:table-cell>
          <table:table-cell table:style-name="ce3" office:value-type="string" calcext:value-type="string">
            <text:p>Jasuni 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spanned="3" table:number-rows-spanned="1"/>
          <table:covered-table-cell/>
          <table:covered-table-cell table:style-name="ce2"/>
        </table:table-row>
        <table:table-row table:style-name="ro1">
          <table:table-cell table:style-name="ce1" office:value-type="string" calcext:value-type="string" table:number-columns-spanned="3" table:number-rows-spanned="1">
            <text:p>Round 4</text:p>
          </table:table-cell>
          <table:covered-table-cell/>
          <table:covered-table-cell table:style-name="ce2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Smok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.shixo.</text:p>
          </table:table-cell>
          <table:table-cell table:style-name="ce3" office:value-type="string" calcext:value-type="string">
            <text:p>wisenatic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an Dinchester</text:p>
          </table:table-cell>
          <table:table-cell office:value-type="string" calcext:value-type="string">
            <text:p>Toa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ngelr</text:p>
          </table:table-cell>
          <table:table-cell table:style-name="ce3" office:value-type="string" calcext:value-type="string">
            <text:p>e1sTea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py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eisenN</text:p>
          </table:table-cell>
          <table:table-cell table:style-name="ce3" office:value-type="string" calcext:value-type="string">
            <text:p>Hydu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string" calcext:value-type="string">
            <text:p>qeet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__oladushek</text:p>
          </table:table-cell>
          <table:table-cell table:style-name="ce3" office:value-type="string" calcext:value-type="string">
            <text:p>RAY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is</text:p>
          </table:table-cell>
          <table:table-cell office:value-type="string" calcext:value-type="string">
            <text:p>maxpower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ingofn00b5</text:p>
          </table:table-cell>
          <table:table-cell table:style-name="ce3" office:value-type="string" calcext:value-type="string">
            <text:p>LoreDek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Alexan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he Otter One</text:p>
          </table:table-cell>
          <table:table-cell table:style-name="ce3" office:value-type="string" calcext:value-type="string">
            <text:p>Metalmania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Ragn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ohnny Walrus</text:p>
          </table:table-cell>
          <table:table-cell table:style-name="ce3" office:value-type="string" calcext:value-type="string">
            <text:p>Biscuits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ion</text:p>
          </table:table-cell>
          <table:table-cell table:style-name="ce3" office:value-type="string" calcext:value-type="string">
            <text:p>Mike'dugai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NOPE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lushWerewolf</text:p>
          </table:table-cell>
          <table:table-cell table:style-name="ce3" office:value-type="string" calcext:value-type="string">
            <text:p>jasouki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string" calcext:value-type="string">
            <text:p>Jasuni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utty</text:p>
          </table:table-cell>
          <table:table-cell table:style-name="ce3" office:value-type="string" calcext:value-type="string">
            <text:p>leonromaaoe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</table:table-row>
      </table:table>
      <table:table table:name="Seeding_Summary" table:style-name="ta1">
        <table:table-column table:style-name="co4" table:default-cell-style-name="ce11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4" table:number-columns-repeated="2" table:default-cell-style-name="ce12"/>
        <table:table-row table:style-name="ro2"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9" office:value-type="string" calcext:value-type="string" table:number-columns-spanned="2" table:number-rows-spanned="1">
            <text:p>Game Rate</text:p>
          </table:table-cell>
          <table:covered-table-cell/>
          <table:table-cell office:value-type="string" calcext:value-type="string">
            <text:p>Behavior Factor</text:p>
          </table:table-cell>
          <table:table-cell office:value-type="string" calcext:value-type="string">
            <text:p>Tournament Elo</text:p>
          </table:table-cell>
          <table:table-cell table:style-name="ce10" office:value-type="string" calcext:value-type="string">
            <text:p>Ranked Elo</text:p>
          </table:table-cell>
          <table:table-cell table:style-name="ce10" office:value-type="string" calcext:value-type="string">
            <text:p>Final Elo</text:p>
          </table:table-cell>
        </table:table-row>
        <table:table-row table:style-name="ro2">
          <table:covered-table-cell table:style-name="ce10"/>
          <table:table-cell office:value-type="string" calcext:value-type="string">
            <text:p>League</text:p>
          </table:table-cell>
          <table:table-cell office:value-type="string" calcext:value-type="string">
            <text:p>Ranked</text:p>
          </table:table-cell>
          <table:table-cell office:value-type="string" calcext:value-type="string">
            <text:p>exp(Rate Quotient)</text:p>
          </table:table-cell>
          <table:table-cell office:value-type="string" calcext:value-type="string">
            <text:p>Historical</text:p>
          </table:table-cell>
          <table:table-cell table:style-name="ce10" office:value-type="string" calcext:value-type="string">
            <text:p>Point 3/4</text:p>
          </table:table-cell>
          <table:table-cell table:style-name="ce10" office:value-type="string" calcext:value-type="string">
            <text:p>Complement</text:p>
          </table:table-cell>
        </table:table-row>
        <table:table-row table:style-name="ro2">
          <table:table-cell office:value-type="string" calcext:value-type="string">
            <text:p>Neozz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42.50001221497" calcext:value-type="float">
            <text:p>2342.5</text:p>
          </table:table-cell>
        </table:table-row>
        <table:table-row table:style-name="ro2">
          <table:table-cell office:value-type="string" calcext:value-type="string">
            <text:p>Smokey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25.29372460527" calcext:value-type="float">
            <text:p>2325.3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70.20218909102" calcext:value-type="float">
            <text:p>2270.2</text:p>
          </table:table-cell>
        </table:table-row>
        <table:table-row table:style-name="ro2">
          <table:table-cell office:value-type="string" calcext:value-type="string">
            <text:p>Wean Dinchest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35.45848505649" calcext:value-type="float">
            <text:p>2235.5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87.53251576281" calcext:value-type="float">
            <text:p>2187.5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46.56112887359" calcext:value-type="float">
            <text:p>2146.6</text:p>
          </table:table-cell>
        </table:table-row>
        <table:table-row table:style-name="ro2">
          <table:table-cell office:value-type="string" calcext:value-type="string">
            <text:p>Toady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65.89006223551" calcext:value-type="float">
            <text:p>2065.9</text:p>
          </table:table-cell>
        </table:table-row>
        <table:table-row table:style-name="ro2">
          <table:table-cell office:value-type="string" calcext:value-type="string">
            <text:p>Snapy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42.2452139922" calcext:value-type="float">
            <text:p>2042.2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23.78604668432" calcext:value-type="float">
            <text:p>2023.8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5.07809955229" calcext:value-type="float">
            <text:p>2005.1</text:p>
          </table:table-cell>
        </table:table-row>
        <table:table-row table:style-name="ro2">
          <table:table-cell office:value-type="string" calcext:value-type="string">
            <text:p>Heisen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88.30135114867" calcext:value-type="float">
            <text:p>1988.3</text:p>
          </table:table-cell>
        </table:table-row>
        <table:table-row table:style-name="ro2">
          <table:table-cell office:value-type="string" calcext:value-type="string">
            <text:p>OS+ | VoNDutcH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80.66606916891" calcext:value-type="float">
            <text:p>1980.7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66.8272067621" calcext:value-type="float">
            <text:p>1966.8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79.43031748717" calcext:value-type="float">
            <text:p>1779.4</text:p>
          </table:table-cell>
        </table:table-row>
        <table:table-row table:style-name="ro2">
          <table:table-cell office:value-type="string" calcext:value-type="string">
            <text:p>qeets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69.71680348237" calcext:value-type="float">
            <text:p>1769.7</text:p>
          </table:table-cell>
        </table:table-row>
        <table:table-row table:style-name="ro2"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39.12204424958" calcext:value-type="float">
            <text:p>1739.1</text:p>
          </table:table-cell>
        </table:table-row>
        <table:table-row table:style-name="ro2">
          <table:table-cell office:value-type="string" calcext:value-type="string">
            <text:p>Morti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86.65877777775" calcext:value-type="float">
            <text:p>1686.7</text:p>
          </table:table-cell>
        </table:table-row>
        <table:table-row table:style-name="ro2">
          <table:table-cell office:value-type="string" calcext:value-type="string">
            <text:p>Kingofn00b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81.47515014558" calcext:value-type="float">
            <text:p>1681.5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79.21721600603" calcext:value-type="float">
            <text:p>1679.2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72.60807757482" calcext:value-type="float">
            <text:p>1672.6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21.60553789569" calcext:value-type="float">
            <text:p>1621.6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4.53469714997" calcext:value-type="float">
            <text:p>1604.5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1.81814235504" calcext:value-type="float">
            <text:p>1601.8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1.04463474355" calcext:value-type="float">
            <text:p>1571.0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66.60702750517" calcext:value-type="float">
            <text:p>1566.6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9.57983951762" calcext:value-type="float">
            <text:p>1559.6</text:p>
          </table:table-cell>
        </table:table-row>
        <table:table-row table:style-name="ro2">
          <table:table-cell office:value-type="string" calcext:value-type="string">
            <text:p>Ragna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9.13306047947" calcext:value-type="float">
            <text:p>1559.1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1.97828047951" calcext:value-type="float">
            <text:p>1552.0</text:p>
          </table:table-cell>
        </table:table-row>
        <table:table-row table:style-name="ro2">
          <table:table-cell office:value-type="string" calcext:value-type="string">
            <text:p>Biscuit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0.9995588889" calcext:value-type="float">
            <text:p>1541.0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7.29818400682" calcext:value-type="float">
            <text:p>1507.3</text:p>
          </table:table-cell>
        </table:table-row>
        <table:table-row table:style-name="ro2">
          <table:table-cell office:value-type="string" calcext:value-type="string">
            <text:p>Superhero5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83.09786532949" calcext:value-type="float">
            <text:p>1483.1</text:p>
          </table:table-cell>
        </table:table-row>
        <table:table-row table:style-name="ro2">
          <table:table-cell office:value-type="string" calcext:value-type="string">
            <text:p>ALIKOG 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4.65936750014" calcext:value-type="float">
            <text:p>1424.7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19.6063822618" calcext:value-type="float">
            <text:p>1419.6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38.21563544717" calcext:value-type="float">
            <text:p>1338.2</text:p>
          </table:table-cell>
        </table:table-row>
        <table:table-row table:style-name="ro2">
          <table:table-cell office:value-type="string" calcext:value-type="string">
            <text:p>Mike'dugai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1.24974495845" calcext:value-type="float">
            <text:p>1261.2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5.50361195013" calcext:value-type="float">
            <text:p>1225.5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3.75080595183" calcext:value-type="float">
            <text:p>1203.8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9.15322913246" calcext:value-type="float">
            <text:p>1109.2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7.20479143145" calcext:value-type="float">
            <text:p>1087.2</text:p>
          </table:table-cell>
        </table:table-row>
        <table:table-row table:style-name="ro2">
          <table:table-cell office:value-type="string" calcext:value-type="string">
            <text:p>Jasuni 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1.60113577485" calcext:value-type="float">
            <text:p>1031.6</text:p>
          </table:table-cell>
        </table:table-row>
        <table:table-row table:style-name="ro2">
          <table:table-cell office:value-type="string" calcext:value-type="string">
            <text:p>Nutty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0.60257328847" calcext:value-type="float">
            <text:p>1030.6</text:p>
          </table:table-cell>
        </table:table-row>
        <table:table-row table:style-name="ro2">
          <table:table-cell office:value-type="string" calcext:value-type="string">
            <text:p>leonromaao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6.36169526231" calcext:value-type="float">
            <text:p>1026.4</text:p>
          </table:table-cell>
        </table:table-row>
      </table:table>
      <table:table table:name="Player_Summary" table:style-name="ta1">
        <table:table-column table:style-name="co4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2">
          <table:table-cell office:value-type="string" calcext:value-type="string">
            <text:p>Sna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office:value-type="float" office:value="542" calcext:value-type="float">
            <text:p>542</text:p>
          </table:table-cell>
          <table:table-cell office:value-type="float" office:value="-16.1454073861064" calcext:value-type="float">
            <text:p>-16.1454073861064</text:p>
          </table:table-cell>
          <table:table-cell office:value-type="float" office:value="2042.2452139922" calcext:value-type="float">
            <text:p>2042.2452139922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621.60553789569" calcext:value-type="float">
            <text:p>1621.60553789569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  <table:table-cell office:value-type="float" office:value="1571.04463474355" calcext:value-type="float">
            <text:p>1571.04463474355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2023.78604668432" calcext:value-type="float">
            <text:p>2023.78604668432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566.60702750517" calcext:value-type="float">
            <text:p>1566.60702750517</text:p>
          </table:table-cell>
        </table:table-row>
        <table:table-row table:style-name="ro2">
          <table:table-cell office:value-type="string" calcext:value-type="string">
            <text:p>Nut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30.60257328847" calcext:value-type="float">
            <text:p>1030.60257328847</text:p>
          </table:table-cell>
        </table:table-row>
        <table:table-row table:style-name="ro2">
          <table:table-cell office:value-type="string" calcext:value-type="string">
            <text:p>Mor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1686.65877777775" calcext:value-type="float">
            <text:p>1686.65877777775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98" calcext:value-type="float">
            <text:p>2598</text:p>
          </table:table-cell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 office:value-type="float" office:value="2146.56112887359" calcext:value-type="float">
            <text:p>2146.56112887359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25.50361195013" calcext:value-type="float">
            <text:p>1225.50361195013</text:p>
          </table:table-cell>
        </table:table-row>
        <table:table-row table:style-name="ro2">
          <table:table-cell office:value-type="string" calcext:value-type="string">
            <text:p>Mike'dug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61.24974495845" calcext:value-type="float">
            <text:p>1261.24974495845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679.21721600603" calcext:value-type="float">
            <text:p>1679.21721600603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1559.57983951762" calcext:value-type="float">
            <text:p>1559.57983951762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19" calcext:value-type="float">
            <text:p>1019</text:p>
          </table:table-cell>
          <table:table-cell office:value-type="float" office:value="1227" calcext:value-type="float">
            <text:p>1227</text:p>
          </table:table-cell>
          <table:table-cell office:value-type="float" office:value="17.481097604418" calcext:value-type="float">
            <text:p>17.481097604418</text:p>
          </table:table-cell>
          <table:table-cell office:value-type="float" office:value="1338.21563544717" calcext:value-type="float">
            <text:p>1338.21563544717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float" office:value="1604.53469714997" calcext:value-type="float">
            <text:p>1604.53469714997</text:p>
          </table:table-cell>
        </table:table-row>
        <table:table-row table:style-name="ro2">
          <table:table-cell office:value-type="string" calcext:value-type="string">
            <text:p>Toad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065.89006223551" calcext:value-type="float">
            <text:p>2065.89006223551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39" calcext:value-type="float">
            <text:p>5539</text:p>
          </table:table-cell>
          <table:table-cell office:value-type="float" office:value="0" calcext:value-type="float">
            <text:p>0</text:p>
          </table:table-cell>
          <table:table-cell office:value-type="float" office:value="2270.20218909102" calcext:value-type="float">
            <text:p>2270.20218909102</text:p>
          </table:table-cell>
        </table:table-row>
        <table:table-row table:style-name="ro2">
          <table:table-cell office:value-type="string" calcext:value-type="string">
            <text:p>Kingofn00b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1681.47515014558" calcext:value-type="float">
            <text:p>1681.47515014558</text:p>
          </table:table-cell>
        </table:table-row>
        <table:table-row table:style-name="ro2">
          <table:table-cell office:value-type="string" calcext:value-type="string">
            <text:p>Heise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52" calcext:value-type="float">
            <text:p>1352</text:p>
          </table:table-cell>
          <table:table-cell office:value-type="float" office:value="1907" calcext:value-type="float">
            <text:p>1907</text:p>
          </table:table-cell>
          <table:table-cell office:value-type="float" office:value="3.30863813673113" calcext:value-type="float">
            <text:p>3.30863813673113</text:p>
          </table:table-cell>
          <table:table-cell office:value-type="float" office:value="1988.30135114867" calcext:value-type="float">
            <text:p>1988.30135114867</text:p>
          </table:table-cell>
        </table:table-row>
        <table:table-row table:style-name="ro2">
          <table:table-cell office:value-type="string" calcext:value-type="string">
            <text:p>Rag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763" calcext:value-type="float">
            <text:p>763</text:p>
          </table:table-cell>
          <table:table-cell office:value-type="float" office:value="-10.1586770020624" calcext:value-type="float">
            <text:p>-10.1586770020624</text:p>
          </table:table-cell>
          <table:table-cell office:value-type="float" office:value="1559.13306047947" calcext:value-type="float">
            <text:p>1559.13306047947</text:p>
          </table:table-cell>
        </table:table-row>
        <table:table-row table:style-name="ro2">
          <table:table-cell office:value-type="string" calcext:value-type="string">
            <text:p>Superhero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1483.09786532949" calcext:value-type="float">
            <text:p>1483.09786532949</text:p>
          </table:table-cell>
        </table:table-row>
        <table:table-row table:style-name="ro2">
          <table:table-cell office:value-type="string" calcext:value-type="string">
            <text:p>Biscui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540.9995588889" calcext:value-type="float">
            <text:p>1540.9995588889</text:p>
          </table:table-cell>
        </table:table-row>
        <table:table-row table:style-name="ro2">
          <table:table-cell office:value-type="string" calcext:value-type="string">
            <text:p>Smok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325.29372460527" calcext:value-type="float">
            <text:p>2325.29372460527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36" calcext:value-type="float">
            <text:p>3336</text:p>
          </table:table-cell>
          <table:table-cell office:value-type="float" office:value="3835" calcext:value-type="float">
            <text:p>3835</text:p>
          </table:table-cell>
          <table:table-cell office:value-type="float" office:value="-1.03436028210399" calcext:value-type="float">
            <text:p>-1.03436028210399</text:p>
          </table:table-cell>
          <table:table-cell office:value-type="float" office:value="2005.07809955229" calcext:value-type="float">
            <text:p>2005.07809955229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551.97828047951" calcext:value-type="float">
            <text:p>1551.97828047951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203.75080595183" calcext:value-type="float">
            <text:p>1203.75080595183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779.43031748717" calcext:value-type="float">
            <text:p>1779.43031748717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672.60807757482" calcext:value-type="float">
            <text:p>1672.60807757482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1966.8272067621" calcext:value-type="float">
            <text:p>1966.8272067621</text:p>
          </table:table-cell>
        </table:table-row>
        <table:table-row table:style-name="ro2">
          <table:table-cell office:value-type="string" calcext:value-type="string">
            <text:p>OS+ | VoNDut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621" calcext:value-type="float">
            <text:p>621</text:p>
          </table:table-cell>
          <table:table-cell office:value-type="float" office:value="5.08497228188662" calcext:value-type="float">
            <text:p>5.08497228188662</text:p>
          </table:table-cell>
          <table:table-cell office:value-type="float" office:value="1980.66606916891" calcext:value-type="float">
            <text:p>1980.66606916891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507.29818400682" calcext:value-type="float">
            <text:p>1507.29818400682</text:p>
          </table:table-cell>
        </table:table-row>
        <table:table-row table:style-name="ro2">
          <table:table-cell office:value-type="string" calcext:value-type="string">
            <text:p>R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76" calcext:value-type="float">
            <text:p>1276</text:p>
          </table:table-cell>
          <table:table-cell office:value-type="float" office:value="1279" calcext:value-type="float">
            <text:p>1279</text:p>
          </table:table-cell>
          <table:table-cell office:value-type="float" office:value="0.0600282868094837" calcext:value-type="float">
            <text:p>0.0600282868094837</text:p>
          </table:table-cell>
          <table:table-cell office:value-type="float" office:value="1739.12204424958" calcext:value-type="float">
            <text:p>1739.12204424958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318" calcext:value-type="float">
            <text:p>318</text:p>
          </table:table-cell>
          <table:table-cell office:value-type="float" office:value="-10.0638350335284" calcext:value-type="float">
            <text:p>-10.0638350335284</text:p>
          </table:table-cell>
          <table:table-cell office:value-type="float" office:value="1419.6063822618" calcext:value-type="float">
            <text:p>1419.6063822618</text:p>
          </table:table-cell>
        </table:table-row>
        <table:table-row table:style-name="ro2">
          <table:table-cell office:value-type="string" calcext:value-type="string">
            <text:p>Neoz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342.50001221497" calcext:value-type="float">
            <text:p>2342.50001221497</text:p>
          </table:table-cell>
        </table:table-row>
        <table:table-row table:style-name="ro2">
          <table:table-cell office:value-type="string" calcext:value-type="string">
            <text:p>Jasuni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31.60113577485" calcext:value-type="float">
            <text:p>1031.60113577485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087.20479143145" calcext:value-type="float">
            <text:p>1087.20479143145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987" calcext:value-type="float">
            <text:p>987</text:p>
          </table:table-cell>
          <table:table-cell office:value-type="float" office:value="-49.3286818078941" calcext:value-type="float">
            <text:p>-49.3286818078941</text:p>
          </table:table-cell>
          <table:table-cell office:value-type="float" office:value="1601.81814235504" calcext:value-type="float">
            <text:p>1601.81814235504</text:p>
          </table:table-cell>
        </table:table-row>
        <table:table-row table:style-name="ro2">
          <table:table-cell office:value-type="string" calcext:value-type="string">
            <text:p>leonromaao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  <table:table-cell office:value-type="float" office:value="1026.36169526231" calcext:value-type="float">
            <text:p>1026.36169526231</text:p>
          </table:table-cell>
        </table:table-row>
        <table:table-row table:style-name="ro2">
          <table:table-cell office:value-type="string" calcext:value-type="string">
            <text:p>ALIKOG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424.65936750014" calcext:value-type="float">
            <text:p>1424.65936750014</text:p>
          </table:table-cell>
        </table:table-row>
        <table:table-row table:style-name="ro2">
          <table:table-cell office:value-type="string" calcext:value-type="string">
            <text:p>Wean Dinches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235.45848505649" calcext:value-type="float">
            <text:p>2235.45848505649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09.15322913246" calcext:value-type="float">
            <text:p>1109.15322913246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98" calcext:value-type="float">
            <text:p>5098</text:p>
          </table:table-cell>
          <table:table-cell office:value-type="float" office:value="0" calcext:value-type="float">
            <text:p>0</text:p>
          </table:table-cell>
          <table:table-cell office:value-type="float" office:value="2187.53251576281" calcext:value-type="float">
            <text:p>2187.53251576281</text:p>
          </table:table-cell>
        </table:table-row>
        <table:table-row table:style-name="ro2">
          <table:table-cell office:value-type="string" calcext:value-type="string">
            <text:p>qeets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769.71680348237" calcext:value-type="float">
            <text:p>1769.71680348237</text:p>
          </table:table-cell>
        </table:table-row>
      </table:table>
      <table:table table:name="Ranked_Apparent" table:style-name="ta1"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2">
          <table:table-cell office:value-type="string" calcext:value-type="string">
            <text:p>Name</text:p>
          </table:table-cell>
          <table:table-cell table:style-name="ce13" office:value-type="string" calcext:value-type="string" table:number-columns-spanned="2" table:number-rows-spanned="1">
            <text:p>Pure Average Elo Fluctuation</text:p>
          </table:table-cell>
          <table:covered-table-cell/>
          <table:table-cell table:style-name="ce13" office:value-type="string" calcext:value-type="string" table:number-columns-spanned="2" table:number-rows-spanned="1">
            <text:p>Pure Average Elo</text:p>
          </table:table-cell>
          <table:covered-table-cell/>
          <table:table-cell table:style-name="ce13" office:value-type="string" calcext:value-type="string" table:number-columns-spanned="2" table:number-rows-spanned="1">
            <text:p>Target Win Rate For That Elo</text:p>
          </table:table-cell>
          <table:covered-table-cell/>
          <table:table-cell table:style-name="ce13" office:value-type="string" calcext:value-type="string" table:number-columns-spanned="2" table:number-rows-spanned="1">
            <text:p>Win Rate Deviation</text:p>
          </table:table-cell>
          <table:covered-table-cell/>
          <table:table-cell table:style-name="ce13" office:value-type="string" calcext:value-type="string" table:number-columns-spanned="2" table:number-rows-spanned="1">
            <text:p>Elo Drift From Win <text:s/>Rate</text:p>
          </table:table-cell>
          <table:covered-table-cell/>
          <table:table-cell table:style-name="ce13" office:value-type="string" calcext:value-type="string" table:number-columns-spanned="2" table:number-rows-spanned="1">
            <text:p>Tournament Elo Window</text:p>
          </table:table-cell>
          <table:covered-table-cell/>
          <table:table-cell office:value-type="string" calcext:value-type="string">
            <text:p>Tournament Elo</text:p>
          </table:table-cell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2">
          <table:table-cell office:value-type="string" calcext:value-type="string">
            <text:p>Neozz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2288.31801980198" calcext:value-type="float">
            <text:p>2288.31801980198</text:p>
          </table:table-cell>
          <table:table-cell office:value-type="float" office:value="2304.63801980198" calcext:value-type="float">
            <text:p>2304.63801980198</text:p>
          </table:table-cell>
          <table:table-cell office:value-type="float" office:value="0.542810414657838" calcext:value-type="float">
            <text:p>0.542810414657838</text:p>
          </table:table-cell>
          <table:table-cell office:value-type="float" office:value="0.544357666695406" calcext:value-type="float">
            <text:p>0.544357666695406</text:p>
          </table:table-cell>
          <table:table-cell office:value-type="float" office:value="0.118459809568077" calcext:value-type="float">
            <text:p>0.118459809568077</text:p>
          </table:table-cell>
          <table:table-cell office:value-type="float" office:value="0.118526342144943" calcext:value-type="float">
            <text:p>0.118526342144943</text:p>
          </table:table-cell>
          <table:table-cell office:value-type="float" office:value="-83.9574586494235" calcext:value-type="float">
            <text:p>-83.9574586494235</text:p>
          </table:table-cell>
          <table:table-cell office:value-type="float" office:value="83.9574586494235" calcext:value-type="float">
            <text:p>83.9574586494235</text:p>
          </table:table-cell>
          <table:table-cell office:value-type="float" office:value="2204.36056115256" calcext:value-type="float">
            <text:p>2204.36056115256</text:p>
          </table:table-cell>
          <table:table-cell office:value-type="float" office:value="2388.54649590244" calcext:value-type="float">
            <text:p>2388.54649590244</text:p>
          </table:table-cell>
          <table:table-cell office:value-type="float" office:value="2342.50001221497" calcext:value-type="float">
            <text:p>2342.50001221497</text:p>
          </table:table-cell>
        </table:table-row>
        <table:table-row table:style-name="ro2">
          <table:table-cell office:value-type="string" calcext:value-type="string">
            <text:p>Smokey</text:p>
          </table:table-cell>
          <table:table-cell office:value-type="float" office:value="-10.64" calcext:value-type="float">
            <text:p>-10.64</text:p>
          </table:table-cell>
          <table:table-cell office:value-type="float" office:value="10.64" calcext:value-type="float">
            <text:p>10.64</text:p>
          </table:table-cell>
          <table:table-cell office:value-type="float" office:value="2249.60118811881" calcext:value-type="float">
            <text:p>2249.60118811881</text:p>
          </table:table-cell>
          <table:table-cell office:value-type="float" office:value="2270.88118811881" calcext:value-type="float">
            <text:p>2270.88118811881</text:p>
          </table:table-cell>
          <table:table-cell office:value-type="float" office:value="0.539335607179222" calcext:value-type="float">
            <text:p>0.539335607179222</text:p>
          </table:table-cell>
          <table:table-cell office:value-type="float" office:value="0.541211804456542" calcext:value-type="float">
            <text:p>0.541211804456542</text:p>
          </table:table-cell>
          <table:table-cell office:value-type="float" office:value="0.164713496477391" calcext:value-type="float">
            <text:p>0.164713496477391</text:p>
          </table:table-cell>
          <table:table-cell office:value-type="float" office:value="0.165207421322018" calcext:value-type="float">
            <text:p>0.165207421322018</text:p>
          </table:table-cell>
          <table:table-cell office:value-type="float" office:value="-119.272505313628" calcext:value-type="float">
            <text:p>-119.272505313628</text:p>
          </table:table-cell>
          <table:table-cell office:value-type="float" office:value="119.272505313628" calcext:value-type="float">
            <text:p>119.272505313628</text:p>
          </table:table-cell>
          <table:table-cell office:value-type="float" office:value="2130.71381812375" calcext:value-type="float">
            <text:p>2130.71381812375</text:p>
          </table:table-cell>
          <table:table-cell office:value-type="float" office:value="2390.15369343244" calcext:value-type="float">
            <text:p>2390.15369343244</text:p>
          </table:table-cell>
          <table:table-cell office:value-type="float" office:value="2325.29372460527" calcext:value-type="float">
            <text:p>2325.29372460527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office:value-type="float" office:value="-6.4" calcext:value-type="float">
            <text:p>-6.4</text:p>
          </table:table-cell>
          <table:table-cell office:value-type="float" office:value="6.4" calcext:value-type="float">
            <text:p>6.4</text:p>
          </table:table-cell>
          <table:table-cell office:value-type="float" office:value="2200.77782178218" calcext:value-type="float">
            <text:p>2200.77782178218</text:p>
          </table:table-cell>
          <table:table-cell office:value-type="float" office:value="2213.57782178218" calcext:value-type="float">
            <text:p>2213.57782178218</text:p>
          </table:table-cell>
          <table:table-cell office:value-type="float" office:value="0.535331196947887" calcext:value-type="float">
            <text:p>0.535331196947887</text:p>
          </table:table-cell>
          <table:table-cell office:value-type="float" office:value="0.536341500095752" calcext:value-type="float">
            <text:p>0.536341500095752</text:p>
          </table:table-cell>
          <table:table-cell office:value-type="float" office:value="0.164865764445216" calcext:value-type="float">
            <text:p>0.164865764445216</text:p>
          </table:table-cell>
          <table:table-cell office:value-type="float" office:value="0.165415083595847" calcext:value-type="float">
            <text:p>0.165415083595847</text:p>
          </table:table-cell>
          <table:table-cell office:value-type="float" office:value="-119.43451311868" calcext:value-type="float">
            <text:p>-119.43451311868</text:p>
          </table:table-cell>
          <table:table-cell office:value-type="float" office:value="119.43451311868" calcext:value-type="float">
            <text:p>119.43451311868</text:p>
          </table:table-cell>
          <table:table-cell office:value-type="float" office:value="2081.77175166152" calcext:value-type="float">
            <text:p>2081.77175166152</text:p>
          </table:table-cell>
          <table:table-cell office:value-type="float" office:value="2333.01233490086" calcext:value-type="float">
            <text:p>2333.01233490086</text:p>
          </table:table-cell>
          <table:table-cell office:value-type="float" office:value="2270.20218909102" calcext:value-type="float">
            <text:p>2270.20218909102</text:p>
          </table:table-cell>
        </table:table-row>
        <table:table-row table:style-name="ro2">
          <table:table-cell office:value-type="string" calcext:value-type="string">
            <text:p>Wean Dinchester</text:p>
          </table:table-cell>
          <table:table-cell office:value-type="float" office:value="-7.44" calcext:value-type="float">
            <text:p>-7.44</text:p>
          </table:table-cell>
          <table:table-cell office:value-type="float" office:value="7.44" calcext:value-type="float">
            <text:p>7.44</text:p>
          </table:table-cell>
          <table:table-cell office:value-type="float" office:value="2173.64099009901" calcext:value-type="float">
            <text:p>2173.64099009901</text:p>
          </table:table-cell>
          <table:table-cell office:value-type="float" office:value="2188.52099009901" calcext:value-type="float">
            <text:p>2188.52099009901</text:p>
          </table:table-cell>
          <table:table-cell office:value-type="float" office:value="0.533279359954761" calcext:value-type="float">
            <text:p>0.533279359954761</text:p>
          </table:table-cell>
          <table:table-cell office:value-type="float" office:value="0.534389448376279" calcext:value-type="float">
            <text:p>0.534389448376279</text:p>
          </table:table-cell>
          <table:table-cell office:value-type="float" office:value="0.141787174117267" calcext:value-type="float">
            <text:p>0.141787174117267</text:p>
          </table:table-cell>
          <table:table-cell office:value-type="float" office:value="0.141800433654075" calcext:value-type="float">
            <text:p>0.141800433654075</text:p>
          </table:table-cell>
          <table:table-cell office:value-type="float" office:value="-101.309980188112" calcext:value-type="float">
            <text:p>-101.309980188112</text:p>
          </table:table-cell>
          <table:table-cell office:value-type="float" office:value="101.309980188112" calcext:value-type="float">
            <text:p>101.309980188112</text:p>
          </table:table-cell>
          <table:table-cell office:value-type="float" office:value="2072.34102936458" calcext:value-type="float">
            <text:p>2072.34102936458</text:p>
          </table:table-cell>
          <table:table-cell office:value-type="float" office:value="2289.83097028712" calcext:value-type="float">
            <text:p>2289.83097028712</text:p>
          </table:table-cell>
          <table:table-cell office:value-type="float" office:value="2235.45848505649" calcext:value-type="float">
            <text:p>2235.45848505649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office:value-type="float" office:value="-7.4" calcext:value-type="float">
            <text:p>-7.4</text:p>
          </table:table-cell>
          <table:table-cell office:value-type="float" office:value="7.4" calcext:value-type="float">
            <text:p>7.4</text:p>
          </table:table-cell>
          <table:table-cell office:value-type="float" office:value="2118.50653465347" calcext:value-type="float">
            <text:p>2118.50653465347</text:p>
          </table:table-cell>
          <table:table-cell office:value-type="float" office:value="2133.30653465347" calcext:value-type="float">
            <text:p>2133.30653465347</text:p>
          </table:table-cell>
          <table:table-cell office:value-type="float" office:value="0.529472697583379" calcext:value-type="float">
            <text:p>0.529472697583379</text:p>
          </table:table-cell>
          <table:table-cell office:value-type="float" office:value="0.530448275298381" calcext:value-type="float">
            <text:p>0.530448275298381</text:p>
          </table:table-cell>
          <table:table-cell office:value-type="float" office:value="0.160301272284189" calcext:value-type="float">
            <text:p>0.160301272284189</text:p>
          </table:table-cell>
          <table:table-cell office:value-type="float" office:value="0.160639205319725" calcext:value-type="float">
            <text:p>0.160639205319725</text:p>
          </table:table-cell>
          <table:table-cell office:value-type="float" office:value="-115.721069983967" calcext:value-type="float">
            <text:p>-115.721069983967</text:p>
          </table:table-cell>
          <table:table-cell office:value-type="float" office:value="115.721069983967" calcext:value-type="float">
            <text:p>115.721069983967</text:p>
          </table:table-cell>
          <table:table-cell office:value-type="float" office:value="2003.04724913895" calcext:value-type="float">
            <text:p>2003.04724913895</text:p>
          </table:table-cell>
          <table:table-cell office:value-type="float" office:value="2249.02760463743" calcext:value-type="float">
            <text:p>2249.02760463743</text:p>
          </table:table-cell>
          <table:table-cell office:value-type="float" office:value="2187.53251576281" calcext:value-type="float">
            <text:p>2187.53251576281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2062.03564356436" calcext:value-type="float">
            <text:p>2062.03564356436</text:p>
          </table:table-cell>
          <table:table-cell office:value-type="float" office:value="2078.35564356436" calcext:value-type="float">
            <text:p>2078.35564356436</text:p>
          </table:table-cell>
          <table:table-cell office:value-type="float" office:value="0.526046682927591" calcext:value-type="float">
            <text:p>0.526046682927591</text:p>
          </table:table-cell>
          <table:table-cell office:value-type="float" office:value="0.5269897823865" calcext:value-type="float">
            <text:p>0.5269897823865</text:p>
          </table:table-cell>
          <table:table-cell office:value-type="float" office:value="0.196246472632663" calcext:value-type="float">
            <text:p>0.196246472632663</text:p>
          </table:table-cell>
          <table:table-cell office:value-type="float" office:value="0.196631282445328" calcext:value-type="float">
            <text:p>0.196631282445328</text:p>
          </table:table-cell>
          <table:table-cell office:value-type="float" office:value="-144.412870814321" calcext:value-type="float">
            <text:p>-144.412870814321</text:p>
          </table:table-cell>
          <table:table-cell office:value-type="float" office:value="144.412870814321" calcext:value-type="float">
            <text:p>144.412870814321</text:p>
          </table:table-cell>
          <table:table-cell office:value-type="float" office:value="1917.93897235834" calcext:value-type="float">
            <text:p>1917.93897235834</text:p>
          </table:table-cell>
          <table:table-cell office:value-type="float" office:value="2222.76851437868" calcext:value-type="float">
            <text:p>2222.76851437868</text:p>
          </table:table-cell>
          <table:table-cell office:value-type="float" office:value="2146.56112887359" calcext:value-type="float">
            <text:p>2146.56112887359</text:p>
          </table:table-cell>
        </table:table-row>
        <table:table-row table:style-name="ro2">
          <table:table-cell office:value-type="string" calcext:value-type="string">
            <text:p>Toady</text:p>
          </table:table-cell>
          <table:table-cell office:value-type="float" office:value="-7.72" calcext:value-type="float">
            <text:p>-7.72</text:p>
          </table:table-cell>
          <table:table-cell office:value-type="float" office:value="7.72" calcext:value-type="float">
            <text:p>7.72</text:p>
          </table:table-cell>
          <table:table-cell office:value-type="float" office:value="2010.63247524752" calcext:value-type="float">
            <text:p>2010.63247524752</text:p>
          </table:table-cell>
          <table:table-cell office:value-type="float" office:value="2026.07247524752" calcext:value-type="float">
            <text:p>2026.07247524752</text:p>
          </table:table-cell>
          <table:table-cell office:value-type="float" office:value="0.523312999630271" calcext:value-type="float">
            <text:p>0.523312999630271</text:p>
          </table:table-cell>
          <table:table-cell office:value-type="float" office:value="0.524097348802726" calcext:value-type="float">
            <text:p>0.524097348802726</text:p>
          </table:table-cell>
          <table:table-cell office:value-type="float" office:value="0.122797697800003" calcext:value-type="float">
            <text:p>0.122797697800003</text:p>
          </table:table-cell>
          <table:table-cell office:value-type="float" office:value="0.123019549070951" calcext:value-type="float">
            <text:p>0.123019549070951</text:p>
          </table:table-cell>
          <table:table-cell office:value-type="float" office:value="-87.2731378216392" calcext:value-type="float">
            <text:p>-87.2731378216392</text:p>
          </table:table-cell>
          <table:table-cell office:value-type="float" office:value="87.2731378216392" calcext:value-type="float">
            <text:p>87.2731378216392</text:p>
          </table:table-cell>
          <table:table-cell office:value-type="float" office:value="1923.52340973454" calcext:value-type="float">
            <text:p>1923.52340973454</text:p>
          </table:table-cell>
          <table:table-cell office:value-type="float" office:value="2113.34561306916" calcext:value-type="float">
            <text:p>2113.34561306916</text:p>
          </table:table-cell>
          <table:table-cell office:value-type="float" office:value="2065.89006223551" calcext:value-type="float">
            <text:p>2065.89006223551</text:p>
          </table:table-cell>
        </table:table-row>
        <table:table-row table:style-name="ro2">
          <table:table-cell office:value-type="string" calcext:value-type="string">
            <text:p>Snapy</text:p>
          </table:table-cell>
          <table:table-cell office:value-type="float" office:value="-14.48" calcext:value-type="float">
            <text:p>-14.48</text:p>
          </table:table-cell>
          <table:table-cell office:value-type="float" office:value="14.48" calcext:value-type="float">
            <text:p>14.48</text:p>
          </table:table-cell>
          <table:table-cell office:value-type="float" office:value="1954.26415841584" calcext:value-type="float">
            <text:p>1954.26415841584</text:p>
          </table:table-cell>
          <table:table-cell office:value-type="float" office:value="1983.22415841584" calcext:value-type="float">
            <text:p>1983.22415841584</text:p>
          </table:table-cell>
          <table:table-cell office:value-type="float" office:value="0.520702469162226" calcext:value-type="float">
            <text:p>0.520702469162226</text:p>
          </table:table-cell>
          <table:table-cell office:value-type="float" office:value="0.52199523282899" calcext:value-type="float">
            <text:p>0.52199523282899</text:p>
          </table:table-cell>
          <table:table-cell office:value-type="float" office:value="0.220874575220004" calcext:value-type="float">
            <text:p>0.220874575220004</text:p>
          </table:table-cell>
          <table:table-cell office:value-type="float" office:value="0.220900516965825" calcext:value-type="float">
            <text:p>0.220900516965825</text:p>
          </table:table-cell>
          <table:table-cell office:value-type="float" office:value="-164.846521959843" calcext:value-type="float">
            <text:p>-164.846521959843</text:p>
          </table:table-cell>
          <table:table-cell office:value-type="float" office:value="164.846521959843" calcext:value-type="float">
            <text:p>164.846521959843</text:p>
          </table:table-cell>
          <table:table-cell office:value-type="float" office:value="1789.417636456" calcext:value-type="float">
            <text:p>1789.417636456</text:p>
          </table:table-cell>
          <table:table-cell office:value-type="float" office:value="2148.04828301908" calcext:value-type="float">
            <text:p>2148.04828301908</text:p>
          </table:table-cell>
          <table:table-cell office:value-type="float" office:value="2058.39062137831" calcext:value-type="float">
            <text:p>2058.39062137831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-4.68" calcext:value-type="float">
            <text:p>-4.68</text:p>
          </table:table-cell>
          <table:table-cell office:value-type="float" office:value="4.68" calcext:value-type="float">
            <text:p>4.68</text:p>
          </table:table-cell>
          <table:table-cell office:value-type="float" office:value="1962.07465346535" calcext:value-type="float">
            <text:p>1962.07465346535</text:p>
          </table:table-cell>
          <table:table-cell office:value-type="float" office:value="1971.43465346535" calcext:value-type="float">
            <text:p>1971.43465346535</text:p>
          </table:table-cell>
          <table:table-cell office:value-type="float" office:value="0.521041324336932" calcext:value-type="float">
            <text:p>0.521041324336932</text:p>
          </table:table-cell>
          <table:table-cell office:value-type="float" office:value="0.521456875779806" calcext:value-type="float">
            <text:p>0.521456875779806</text:p>
          </table:table-cell>
          <table:table-cell office:value-type="float" office:value="0.152342207990164" calcext:value-type="float">
            <text:p>0.152342207990164</text:p>
          </table:table-cell>
          <table:table-cell office:value-type="float" office:value="0.15238866715769" calcext:value-type="float">
            <text:p>0.15238866715769</text:p>
          </table:table-cell>
          <table:table-cell office:value-type="float" office:value="-109.36499250953" calcext:value-type="float">
            <text:p>-109.36499250953</text:p>
          </table:table-cell>
          <table:table-cell office:value-type="float" office:value="109.36499250953" calcext:value-type="float">
            <text:p>109.36499250953</text:p>
          </table:table-cell>
          <table:table-cell office:value-type="float" office:value="1852.74524881263" calcext:value-type="float">
            <text:p>1852.74524881263</text:p>
          </table:table-cell>
          <table:table-cell office:value-type="float" office:value="2080.79964597488" calcext:value-type="float">
            <text:p>2080.79964597488</text:p>
          </table:table-cell>
          <table:table-cell office:value-type="float" office:value="2023.78604668432" calcext:value-type="float">
            <text:p>2023.78604668432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office:value-type="float" office:value="-11.84" calcext:value-type="float">
            <text:p>-11.84</text:p>
          </table:table-cell>
          <table:table-cell office:value-type="float" office:value="11.84" calcext:value-type="float">
            <text:p>11.84</text:p>
          </table:table-cell>
          <table:table-cell office:value-type="float" office:value="1938.29089108911" calcext:value-type="float">
            <text:p>1938.29089108911</text:p>
          </table:table-cell>
          <table:table-cell office:value-type="float" office:value="1961.97089108911" calcext:value-type="float">
            <text:p>1961.97089108911</text:p>
          </table:table-cell>
          <table:table-cell office:value-type="float" office:value="0.520031429943112" calcext:value-type="float">
            <text:p>0.520031429943112</text:p>
          </table:table-cell>
          <table:table-cell office:value-type="float" office:value="0.521036775781759" calcext:value-type="float">
            <text:p>0.521036775781759</text:p>
          </table:table-cell>
          <table:table-cell office:value-type="float" office:value="0.139638262771405" calcext:value-type="float">
            <text:p>0.139638262771405</text:p>
          </table:table-cell>
          <table:table-cell office:value-type="float" office:value="0.140031658969137" calcext:value-type="float">
            <text:p>0.140031658969137</text:p>
          </table:table-cell>
          <table:table-cell office:value-type="float" office:value="-99.9748600854666" calcext:value-type="float">
            <text:p>-99.9748600854666</text:p>
          </table:table-cell>
          <table:table-cell office:value-type="float" office:value="99.9748600854667" calcext:value-type="float">
            <text:p>99.9748600854667</text:p>
          </table:table-cell>
          <table:table-cell office:value-type="float" office:value="1838.61258581384" calcext:value-type="float">
            <text:p>1838.61258581384</text:p>
          </table:table-cell>
          <table:table-cell office:value-type="float" office:value="2061.94575117458" calcext:value-type="float">
            <text:p>2061.94575117458</text:p>
          </table:table-cell>
          <table:table-cell office:value-type="float" office:value="2006.11245983439" calcext:value-type="float">
            <text:p>2006.11245983439</text:p>
          </table:table-cell>
        </table:table-row>
        <table:table-row table:style-name="ro2">
          <table:table-cell office:value-type="string" calcext:value-type="string">
            <text:p>HeisenN</text:p>
          </table:table-cell>
          <table:table-cell office:value-type="float" office:value="-6.28" calcext:value-type="float">
            <text:p>-6.28</text:p>
          </table:table-cell>
          <table:table-cell office:value-type="float" office:value="6.28" calcext:value-type="float">
            <text:p>6.28</text:p>
          </table:table-cell>
          <table:table-cell office:value-type="float" office:value="1921.1" calcext:value-type="float">
            <text:p>1921.1</text:p>
          </table:table-cell>
          <table:table-cell office:value-type="float" office:value="1933.66" calcext:value-type="float">
            <text:p>1933.66</text:p>
          </table:table-cell>
          <table:table-cell office:value-type="float" office:value="0.519341378732961" calcext:value-type="float">
            <text:p>0.519341378732961</text:p>
          </table:table-cell>
          <table:table-cell office:value-type="float" office:value="0.519842305979102" calcext:value-type="float">
            <text:p>0.519842305979102</text:p>
          </table:table-cell>
          <table:table-cell office:value-type="float" office:value="0.151465263468892" calcext:value-type="float">
            <text:p>0.151465263468892</text:p>
          </table:table-cell>
          <table:table-cell office:value-type="float" office:value="0.15171560742468" calcext:value-type="float">
            <text:p>0.15171560742468</text:p>
          </table:table-cell>
          <table:table-cell office:value-type="float" office:value="-108.849643415019" calcext:value-type="float">
            <text:p>-108.849643415019</text:p>
          </table:table-cell>
          <table:table-cell office:value-type="float" office:value="108.849643415019" calcext:value-type="float">
            <text:p>108.849643415019</text:p>
          </table:table-cell>
          <table:table-cell office:value-type="float" office:value="1812.4419218027" calcext:value-type="float">
            <text:p>1812.4419218027</text:p>
          </table:table-cell>
          <table:table-cell office:value-type="float" office:value="2042.50964341502" calcext:value-type="float">
            <text:p>2042.50964341502</text:p>
          </table:table-cell>
          <table:table-cell office:value-type="float" office:value="1984.99271301194" calcext:value-type="float">
            <text:p>1984.99271301194</text:p>
          </table:table-cell>
        </table:table-row>
        <table:table-row table:style-name="ro2">
          <table:table-cell office:value-type="string" calcext:value-type="string">
            <text:p>OS+ | VoNDutcH</text:p>
          </table:table-cell>
          <table:table-cell office:value-type="float" office:value="-7.36" calcext:value-type="float">
            <text:p>-7.36</text:p>
          </table:table-cell>
          <table:table-cell office:value-type="float" office:value="7.36" calcext:value-type="float">
            <text:p>7.36</text:p>
          </table:table-cell>
          <table:table-cell office:value-type="float" office:value="1907.92574257426" calcext:value-type="float">
            <text:p>1907.92574257426</text:p>
          </table:table-cell>
          <table:table-cell office:value-type="float" office:value="1922.64574257426" calcext:value-type="float">
            <text:p>1922.64574257426</text:p>
          </table:table-cell>
          <table:table-cell office:value-type="float" office:value="0.518834469374365" calcext:value-type="float">
            <text:p>0.518834469374365</text:p>
          </table:table-cell>
          <table:table-cell office:value-type="float" office:value="0.519402088699239" calcext:value-type="float">
            <text:p>0.519402088699239</text:p>
          </table:table-cell>
          <table:table-cell office:value-type="float" office:value="0.157455419426126" calcext:value-type="float">
            <text:p>0.157455419426126</text:p>
          </table:table-cell>
          <table:table-cell office:value-type="float" office:value="0.157530541525023" calcext:value-type="float">
            <text:p>0.157530541525023</text:p>
          </table:table-cell>
          <table:table-cell office:value-type="float" office:value="-113.317633221221" calcext:value-type="float">
            <text:p>-113.317633221221</text:p>
          </table:table-cell>
          <table:table-cell office:value-type="float" office:value="113.317633221221" calcext:value-type="float">
            <text:p>113.317633221221</text:p>
          </table:table-cell>
          <table:table-cell office:value-type="float" office:value="1794.60810935304" calcext:value-type="float">
            <text:p>1794.60810935304</text:p>
          </table:table-cell>
          <table:table-cell office:value-type="float" office:value="2035.90542606502" calcext:value-type="float">
            <text:p>2035.90542606502</text:p>
          </table:table-cell>
          <table:table-cell office:value-type="float" office:value="1975.58109688702" calcext:value-type="float">
            <text:p>1975.58109688702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-10.04" calcext:value-type="float">
            <text:p>-10.04</text:p>
          </table:table-cell>
          <table:table-cell office:value-type="float" office:value="10.04" calcext:value-type="float">
            <text:p>10.04</text:p>
          </table:table-cell>
          <table:table-cell office:value-type="float" office:value="1892.59128712871" calcext:value-type="float">
            <text:p>1892.59128712871</text:p>
          </table:table-cell>
          <table:table-cell office:value-type="float" office:value="1912.67128712871" calcext:value-type="float">
            <text:p>1912.67128712871</text:p>
          </table:table-cell>
          <table:table-cell office:value-type="float" office:value="0.518267697492572" calcext:value-type="float">
            <text:p>0.518267697492572</text:p>
          </table:table-cell>
          <table:table-cell office:value-type="float" office:value="0.519014909380556" calcext:value-type="float">
            <text:p>0.519014909380556</text:p>
          </table:table-cell>
          <table:table-cell office:value-type="float" office:value="0.16361914890864" calcext:value-type="float">
            <text:p>0.16361914890864</text:p>
          </table:table-cell>
          <table:table-cell office:value-type="float" office:value="0.163890472862232" calcext:value-type="float">
            <text:p>0.163890472862232</text:p>
          </table:table-cell>
          <table:table-cell office:value-type="float" office:value="-118.246245398414" calcext:value-type="float">
            <text:p>-118.246245398414</text:p>
          </table:table-cell>
          <table:table-cell office:value-type="float" office:value="118.246245398414" calcext:value-type="float">
            <text:p>118.246245398414</text:p>
          </table:table-cell>
          <table:table-cell office:value-type="float" office:value="1774.556229467" calcext:value-type="float">
            <text:p>1774.556229467</text:p>
          </table:table-cell>
          <table:table-cell office:value-type="float" office:value="2030.91753252713" calcext:value-type="float">
            <text:p>2030.91753252713</text:p>
          </table:table-cell>
          <table:table-cell office:value-type="float" office:value="1966.8272067621" calcext:value-type="float">
            <text:p>1966.8272067621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office:value-type="float" office:value="-10.28" calcext:value-type="float">
            <text:p>-10.28</text:p>
          </table:table-cell>
          <table:table-cell office:value-type="float" office:value="10.28" calcext:value-type="float">
            <text:p>10.28</text:p>
          </table:table-cell>
          <table:table-cell office:value-type="float" office:value="1705.50811881188" calcext:value-type="float">
            <text:p>1705.50811881188</text:p>
          </table:table-cell>
          <table:table-cell office:value-type="float" office:value="1726.06811881188" calcext:value-type="float">
            <text:p>1726.06811881188</text:p>
          </table:table-cell>
          <table:table-cell office:value-type="float" office:value="0.513085616437691" calcext:value-type="float">
            <text:p>0.513085616437691</text:p>
          </table:table-cell>
          <table:table-cell office:value-type="float" office:value="0.513519964699548" calcext:value-type="float">
            <text:p>0.513519964699548</text:p>
          </table:table-cell>
          <table:table-cell office:value-type="float" office:value="0.162416761556109" calcext:value-type="float">
            <text:p>0.162416761556109</text:p>
          </table:table-cell>
          <table:table-cell office:value-type="float" office:value="0.162663300368859" calcext:value-type="float">
            <text:p>0.162663300368859</text:p>
          </table:table-cell>
          <table:table-cell office:value-type="float" office:value="-117.291731001018" calcext:value-type="float">
            <text:p>-117.291731001018</text:p>
          </table:table-cell>
          <table:table-cell office:value-type="float" office:value="117.291731001018" calcext:value-type="float">
            <text:p>117.291731001018</text:p>
          </table:table-cell>
          <table:table-cell office:value-type="float" office:value="1588.21638781086" calcext:value-type="float">
            <text:p>1588.21638781086</text:p>
          </table:table-cell>
          <table:table-cell office:value-type="float" office:value="1843.16829404594" calcext:value-type="float">
            <text:p>1843.16829404594</text:p>
          </table:table-cell>
          <table:table-cell office:value-type="float" office:value="1779.43031748717" calcext:value-type="float">
            <text:p>1779.43031748717</text:p>
          </table:table-cell>
        </table:table-row>
        <table:table-row table:style-name="ro2">
          <table:table-cell office:value-type="string" calcext:value-type="string">
            <text:p>qeetsa</text:p>
          </table:table-cell>
          <table:table-cell office:value-type="float" office:value="-5.16" calcext:value-type="float">
            <text:p>-5.16</text:p>
          </table:table-cell>
          <table:table-cell office:value-type="float" office:value="5.16" calcext:value-type="float">
            <text:p>5.16</text:p>
          </table:table-cell>
          <table:table-cell office:value-type="float" office:value="1709.97465346535" calcext:value-type="float">
            <text:p>1709.97465346535</text:p>
          </table:table-cell>
          <table:table-cell office:value-type="float" office:value="1720.29465346535" calcext:value-type="float">
            <text:p>1720.29465346535</text:p>
          </table:table-cell>
          <table:table-cell office:value-type="float" office:value="0.513177591648701" calcext:value-type="float">
            <text:p>0.513177591648701</text:p>
          </table:table-cell>
          <table:table-cell office:value-type="float" office:value="0.513395133020637" calcext:value-type="float">
            <text:p>0.513395133020637</text:p>
          </table:table-cell>
          <table:table-cell office:value-type="float" office:value="0.145279540190882" calcext:value-type="float">
            <text:p>0.145279540190882</text:p>
          </table:table-cell>
          <table:table-cell office:value-type="float" office:value="0.145331924735295" calcext:value-type="float">
            <text:p>0.145331924735295</text:p>
          </table:table-cell>
          <table:table-cell office:value-type="float" office:value="-103.984420885171" calcext:value-type="float">
            <text:p>-103.984420885171</text:p>
          </table:table-cell>
          <table:table-cell office:value-type="float" office:value="103.984420885171" calcext:value-type="float">
            <text:p>103.984420885171</text:p>
          </table:table-cell>
          <table:table-cell office:value-type="float" office:value="1606.02999087792" calcext:value-type="float">
            <text:p>1606.02999087792</text:p>
          </table:table-cell>
          <table:table-cell office:value-type="float" office:value="1824.27907435052" calcext:value-type="float">
            <text:p>1824.27907435052</text:p>
          </table:table-cell>
          <table:table-cell office:value-type="float" office:value="1769.71680348237" calcext:value-type="float">
            <text:p>1769.71680348237</text:p>
          </table:table-cell>
        </table:table-row>
        <table:table-row table:style-name="ro2">
          <table:table-cell office:value-type="string" calcext:value-type="string">
            <text:p>RAY</text:p>
          </table:table-cell>
          <table:table-cell office:value-type="float" office:value="-14.04" calcext:value-type="float">
            <text:p>-14.04</text:p>
          </table:table-cell>
          <table:table-cell office:value-type="float" office:value="14.04" calcext:value-type="float">
            <text:p>14.04</text:p>
          </table:table-cell>
          <table:table-cell office:value-type="float" office:value="1663.77108910891" calcext:value-type="float">
            <text:p>1663.77108910891</text:p>
          </table:table-cell>
          <table:table-cell office:value-type="float" office:value="1691.85108910891" calcext:value-type="float">
            <text:p>1691.85108910891</text:p>
          </table:table-cell>
          <table:table-cell office:value-type="float" office:value="0.51228598099351" calcext:value-type="float">
            <text:p>0.51228598099351</text:p>
          </table:table-cell>
          <table:table-cell office:value-type="float" office:value="0.512812307416971" calcext:value-type="float">
            <text:p>0.512812307416971</text:p>
          </table:table-cell>
          <table:table-cell office:value-type="float" office:value="0.150962065455483" calcext:value-type="float">
            <text:p>0.150962065455483</text:p>
          </table:table-cell>
          <table:table-cell office:value-type="float" office:value="0.151126526745949" calcext:value-type="float">
            <text:p>0.151126526745949</text:p>
          </table:table-cell>
          <table:table-cell office:value-type="float" office:value="-108.398975932497" calcext:value-type="float">
            <text:p>-108.398975932497</text:p>
          </table:table-cell>
          <table:table-cell office:value-type="float" office:value="108.398975932497" calcext:value-type="float">
            <text:p>108.398975932497</text:p>
          </table:table-cell>
          <table:table-cell office:value-type="float" office:value="1555.49786872685" calcext:value-type="float">
            <text:p>1555.49786872685</text:p>
          </table:table-cell>
          <table:table-cell office:value-type="float" office:value="1800.25006504141" calcext:value-type="float">
            <text:p>1800.25006504141</text:p>
          </table:table-cell>
          <table:table-cell office:value-type="float" office:value="1739.06201596277" calcext:value-type="float">
            <text:p>1739.06201596277</text:p>
          </table:table-cell>
        </table:table-row>
        <table:table-row table:style-name="ro2">
          <table:table-cell office:value-type="string" calcext:value-type="string">
            <text:p>Mortis</text:p>
          </table:table-cell>
          <table:table-cell office:value-type="float" office:value="-6.76" calcext:value-type="float">
            <text:p>-6.76</text:p>
          </table:table-cell>
          <table:table-cell office:value-type="float" office:value="6.76" calcext:value-type="float">
            <text:p>6.76</text:p>
          </table:table-cell>
          <table:table-cell office:value-type="float" office:value="1631.31108910891" calcext:value-type="float">
            <text:p>1631.31108910891</text:p>
          </table:table-cell>
          <table:table-cell office:value-type="float" office:value="1644.83108910891" calcext:value-type="float">
            <text:p>1644.83108910891</text:p>
          </table:table-cell>
          <table:table-cell office:value-type="float" office:value="0.511732248649167" calcext:value-type="float">
            <text:p>0.511732248649167</text:p>
          </table:table-cell>
          <table:table-cell office:value-type="float" office:value="0.511956174156008" calcext:value-type="float">
            <text:p>0.511956174156008</text:p>
          </table:table-cell>
          <table:table-cell office:value-type="float" office:value="0.127240330553611" calcext:value-type="float">
            <text:p>0.127240330553611</text:p>
          </table:table-cell>
          <table:table-cell office:value-type="float" office:value="0.127252313189428" calcext:value-type="float">
            <text:p>0.127252313189428</text:p>
          </table:table-cell>
          <table:table-cell office:value-type="float" office:value="-90.4109258353428" calcext:value-type="float">
            <text:p>-90.4109258353428</text:p>
          </table:table-cell>
          <table:table-cell office:value-type="float" office:value="90.4109258353428" calcext:value-type="float">
            <text:p>90.4109258353428</text:p>
          </table:table-cell>
          <table:table-cell office:value-type="float" office:value="1540.90906627826" calcext:value-type="float">
            <text:p>1540.90906627826</text:p>
          </table:table-cell>
          <table:table-cell office:value-type="float" office:value="1735.24201494425" calcext:value-type="float">
            <text:p>1735.24201494425</text:p>
          </table:table-cell>
          <table:table-cell office:value-type="float" office:value="1686.65877777775" calcext:value-type="float">
            <text:p>1686.65877777775</text:p>
          </table:table-cell>
        </table:table-row>
        <table:table-row table:style-name="ro2">
          <table:table-cell office:value-type="string" calcext:value-type="string">
            <text:p>Kingofn00b5</text:p>
          </table:table-cell>
          <table:table-cell office:value-type="float" office:value="-7.56" calcext:value-type="float">
            <text:p>-7.56</text:p>
          </table:table-cell>
          <table:table-cell office:value-type="float" office:value="7.56" calcext:value-type="float">
            <text:p>7.56</text:p>
          </table:table-cell>
          <table:table-cell office:value-type="float" office:value="1579.7900990099" calcext:value-type="float">
            <text:p>1579.7900990099</text:p>
          </table:table-cell>
          <table:table-cell office:value-type="float" office:value="1594.9100990099" calcext:value-type="float">
            <text:p>1594.9100990099</text:p>
          </table:table-cell>
          <table:table-cell office:value-type="float" office:value="0.510957035808868" calcext:value-type="float">
            <text:p>0.510957035808868</text:p>
          </table:table-cell>
          <table:table-cell office:value-type="float" office:value="0.511172659706606" calcext:value-type="float">
            <text:p>0.511172659706606</text:p>
          </table:table-cell>
          <table:table-cell office:value-type="float" office:value="0.238756304587657" calcext:value-type="float">
            <text:p>0.238756304587657</text:p>
          </table:table-cell>
          <table:table-cell office:value-type="float" office:value="0.238836249233928" calcext:value-type="float">
            <text:p>0.238836249233928</text:p>
          </table:table-cell>
          <table:table-cell office:value-type="float" office:value="-180.654119083711" calcext:value-type="float">
            <text:p>-180.654119083711</text:p>
          </table:table-cell>
          <table:table-cell office:value-type="float" office:value="180.654119083711" calcext:value-type="float">
            <text:p>180.654119083711</text:p>
          </table:table-cell>
          <table:table-cell office:value-type="float" office:value="1399.2079463015" calcext:value-type="float">
            <text:p>1399.2079463015</text:p>
          </table:table-cell>
          <table:table-cell office:value-type="float" office:value="1775.56421809361" calcext:value-type="float">
            <text:p>1775.56421809361</text:p>
          </table:table-cell>
          <table:table-cell office:value-type="float" office:value="1681.47515014558" calcext:value-type="float">
            <text:p>1681.47515014558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office:value-type="float" office:value="-8.08" calcext:value-type="float">
            <text:p>-8.08</text:p>
          </table:table-cell>
          <table:table-cell office:value-type="float" office:value="8.08" calcext:value-type="float">
            <text:p>8.08</text:p>
          </table:table-cell>
          <table:table-cell office:value-type="float" office:value="1610.17881188119" calcext:value-type="float">
            <text:p>1610.17881188119</text:p>
          </table:table-cell>
          <table:table-cell office:value-type="float" office:value="1626.33881188119" calcext:value-type="float">
            <text:p>1626.33881188119</text:p>
          </table:table-cell>
          <table:table-cell office:value-type="float" office:value="0.511400081055406" calcext:value-type="float">
            <text:p>0.511400081055406</text:p>
          </table:table-cell>
          <table:table-cell office:value-type="float" office:value="0.511652186063803" calcext:value-type="float">
            <text:p>0.511652186063803</text:p>
          </table:table-cell>
          <table:table-cell office:value-type="float" office:value="0.158169606547958" calcext:value-type="float">
            <text:p>0.158169606547958</text:p>
          </table:table-cell>
          <table:table-cell office:value-type="float" office:value="0.158192010528638" calcext:value-type="float">
            <text:p>0.158192010528638</text:p>
          </table:table-cell>
          <table:table-cell office:value-type="float" office:value="-113.828158613533" calcext:value-type="float">
            <text:p>-113.828158613533</text:p>
          </table:table-cell>
          <table:table-cell office:value-type="float" office:value="113.828158613533" calcext:value-type="float">
            <text:p>113.828158613533</text:p>
          </table:table-cell>
          <table:table-cell office:value-type="float" office:value="1496.36795253996" calcext:value-type="float">
            <text:p>1496.36795253996</text:p>
          </table:table-cell>
          <table:table-cell office:value-type="float" office:value="1740.16697049472" calcext:value-type="float">
            <text:p>1740.16697049472</text:p>
          </table:table-cell>
          <table:table-cell office:value-type="float" office:value="1679.21721600603" calcext:value-type="float">
            <text:p>1679.21721600603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office:value-type="float" office:value="-6.68" calcext:value-type="float">
            <text:p>-6.68</text:p>
          </table:table-cell>
          <table:table-cell office:value-type="float" office:value="6.68" calcext:value-type="float">
            <text:p>6.68</text:p>
          </table:table-cell>
          <table:table-cell office:value-type="float" office:value="1625.35524752475" calcext:value-type="float">
            <text:p>1625.35524752475</text:p>
          </table:table-cell>
          <table:table-cell office:value-type="float" office:value="1638.71524752475" calcext:value-type="float">
            <text:p>1638.71524752475</text:p>
          </table:table-cell>
          <table:table-cell office:value-type="float" office:value="0.511636490927211" calcext:value-type="float">
            <text:p>0.511636490927211</text:p>
          </table:table-cell>
          <table:table-cell office:value-type="float" office:value="0.511853732713444" calcext:value-type="float">
            <text:p>0.511853732713444</text:p>
          </table:table-cell>
          <table:table-cell office:value-type="float" office:value="0.105535763041664" calcext:value-type="float">
            <text:p>0.105535763041664</text:p>
          </table:table-cell>
          <table:table-cell office:value-type="float" office:value="0.105547491814643" calcext:value-type="float">
            <text:p>0.105547491814643</text:p>
          </table:table-cell>
          <table:table-cell office:value-type="float" office:value="-74.4613950739266" calcext:value-type="float">
            <text:p>-74.4613950739266</text:p>
          </table:table-cell>
          <table:table-cell office:value-type="float" office:value="74.4613950739266" calcext:value-type="float">
            <text:p>74.4613950739266</text:p>
          </table:table-cell>
          <table:table-cell office:value-type="float" office:value="1550.90238250326" calcext:value-type="float">
            <text:p>1550.90238250326</text:p>
          </table:table-cell>
          <table:table-cell office:value-type="float" office:value="1713.17664259868" calcext:value-type="float">
            <text:p>1713.17664259868</text:p>
          </table:table-cell>
          <table:table-cell office:value-type="float" office:value="1672.60807757482" calcext:value-type="float">
            <text:p>1672.60807757482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office:value-type="float" office:value="-11.52" calcext:value-type="float">
            <text:p>-11.52</text:p>
          </table:table-cell>
          <table:table-cell office:value-type="float" office:value="11.52" calcext:value-type="float">
            <text:p>11.52</text:p>
          </table:table-cell>
          <table:table-cell office:value-type="float" office:value="1582.96831683168" calcext:value-type="float">
            <text:p>1582.96831683168</text:p>
          </table:table-cell>
          <table:table-cell office:value-type="float" office:value="1606.00831683168" calcext:value-type="float">
            <text:p>1606.00831683168</text:p>
          </table:table-cell>
          <table:table-cell office:value-type="float" office:value="0.51100160399593" calcext:value-type="float">
            <text:p>0.51100160399593</text:p>
          </table:table-cell>
          <table:table-cell office:value-type="float" office:value="0.511336956029459" calcext:value-type="float">
            <text:p>0.511336956029459</text:p>
          </table:table-cell>
          <table:table-cell office:value-type="float" office:value="0.142319490121709" calcext:value-type="float">
            <text:p>0.142319490121709</text:p>
          </table:table-cell>
          <table:table-cell office:value-type="float" office:value="0.142402967622649" calcext:value-type="float">
            <text:p>0.142402967622649</text:p>
          </table:table-cell>
          <table:table-cell office:value-type="float" office:value="-101.765453002777" calcext:value-type="float">
            <text:p>-101.765453002777</text:p>
          </table:table-cell>
          <table:table-cell office:value-type="float" office:value="101.765453002777" calcext:value-type="float">
            <text:p>101.765453002777</text:p>
          </table:table-cell>
          <table:table-cell office:value-type="float" office:value="1481.26598714837" calcext:value-type="float">
            <text:p>1481.26598714837</text:p>
          </table:table-cell>
          <table:table-cell office:value-type="float" office:value="1707.77376983446" calcext:value-type="float">
            <text:p>1707.77376983446</text:p>
          </table:table-cell>
          <table:table-cell office:value-type="float" office:value="1651.14682416294" calcext:value-type="float">
            <text:p>1651.14682416294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office:value-type="float" office:value="-7.28" calcext:value-type="float">
            <text:p>-7.28</text:p>
          </table:table-cell>
          <table:table-cell office:value-type="float" office:value="7.28" calcext:value-type="float">
            <text:p>7.28</text:p>
          </table:table-cell>
          <table:table-cell office:value-type="float" office:value="1562.34277227723" calcext:value-type="float">
            <text:p>1562.34277227723</text:p>
          </table:table-cell>
          <table:table-cell office:value-type="float" office:value="1576.90277227723" calcext:value-type="float">
            <text:p>1576.90277227723</text:p>
          </table:table-cell>
          <table:table-cell office:value-type="float" office:value="0.510719133933748" calcext:value-type="float">
            <text:p>0.510719133933748</text:p>
          </table:table-cell>
          <table:table-cell office:value-type="float" office:value="0.510916884688578" calcext:value-type="float">
            <text:p>0.510916884688578</text:p>
          </table:table-cell>
          <table:table-cell office:value-type="float" office:value="0.135553878657707" calcext:value-type="float">
            <text:p>0.135553878657707</text:p>
          </table:table-cell>
          <table:table-cell office:value-type="float" office:value="0.135623133938782" calcext:value-type="float">
            <text:p>0.135623133938782</text:p>
          </table:table-cell>
          <table:table-cell office:value-type="float" office:value="-96.6595596131578" calcext:value-type="float">
            <text:p>-96.6595596131578</text:p>
          </table:table-cell>
          <table:table-cell office:value-type="float" office:value="96.6595596131578" calcext:value-type="float">
            <text:p>96.6595596131578</text:p>
          </table:table-cell>
          <table:table-cell office:value-type="float" office:value="1465.73515591159" calcext:value-type="float">
            <text:p>1465.73515591159</text:p>
          </table:table-cell>
          <table:table-cell office:value-type="float" office:value="1673.56233189039" calcext:value-type="float">
            <text:p>1673.56233189039</text:p>
          </table:table-cell>
          <table:table-cell office:value-type="float" office:value="1621.60553789569" calcext:value-type="float">
            <text:p>1621.60553789569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526.86455445545" calcext:value-type="float">
            <text:p>1526.86455445545</text:p>
          </table:table-cell>
          <table:table-cell office:value-type="float" office:value="1538.86455445545" calcext:value-type="float">
            <text:p>1538.86455445545</text:p>
          </table:table-cell>
          <table:table-cell office:value-type="float" office:value="0.510267020051591" calcext:value-type="float">
            <text:p>0.510267020051591</text:p>
          </table:table-cell>
          <table:table-cell office:value-type="float" office:value="0.510415590755819" calcext:value-type="float">
            <text:p>0.510415590755819</text:p>
          </table:table-cell>
          <table:table-cell office:value-type="float" office:value="0.18784104418673" calcext:value-type="float">
            <text:p>0.18784104418673</text:p>
          </table:table-cell>
          <table:table-cell office:value-type="float" office:value="0.187919624105306" calcext:value-type="float">
            <text:p>0.187919624105306</text:p>
          </table:table-cell>
          <table:table-cell office:value-type="float" office:value="-137.308495291803" calcext:value-type="float">
            <text:p>-137.308495291803</text:p>
          </table:table-cell>
          <table:table-cell office:value-type="float" office:value="137.308495291803" calcext:value-type="float">
            <text:p>137.308495291803</text:p>
          </table:table-cell>
          <table:table-cell office:value-type="float" office:value="1389.61963935812" calcext:value-type="float">
            <text:p>1389.61963935812</text:p>
          </table:table-cell>
          <table:table-cell office:value-type="float" office:value="1676.17304974725" calcext:value-type="float">
            <text:p>1676.17304974725</text:p>
          </table:table-cell>
          <table:table-cell office:value-type="float" office:value="1604.53469714997" calcext:value-type="float">
            <text:p>1604.53469714997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office:value-type="float" office:value="-8.64" calcext:value-type="float">
            <text:p>-8.64</text:p>
          </table:table-cell>
          <table:table-cell office:value-type="float" office:value="8.64" calcext:value-type="float">
            <text:p>8.64</text:p>
          </table:table-cell>
          <table:table-cell office:value-type="float" office:value="1511.64732673267" calcext:value-type="float">
            <text:p>1511.64732673267</text:p>
          </table:table-cell>
          <table:table-cell office:value-type="float" office:value="1528.92732673267" calcext:value-type="float">
            <text:p>1528.92732673267</text:p>
          </table:table-cell>
          <table:table-cell office:value-type="float" office:value="0.510084287514558" calcext:value-type="float">
            <text:p>0.510084287514558</text:p>
          </table:table-cell>
          <table:table-cell office:value-type="float" office:value="0.510292266146214" calcext:value-type="float">
            <text:p>0.510292266146214</text:p>
          </table:table-cell>
          <table:table-cell office:value-type="float" office:value="0.130466177606691" calcext:value-type="float">
            <text:p>0.130466177606691</text:p>
          </table:table-cell>
          <table:table-cell office:value-type="float" office:value="0.130530171031816" calcext:value-type="float">
            <text:p>0.130530171031816</text:p>
          </table:table-cell>
          <table:table-cell office:value-type="float" office:value="-92.8507571863371" calcext:value-type="float">
            <text:p>-92.8507571863371</text:p>
          </table:table-cell>
          <table:table-cell office:value-type="float" office:value="92.8507571863371" calcext:value-type="float">
            <text:p>92.8507571863371</text:p>
          </table:table-cell>
          <table:table-cell office:value-type="float" office:value="1418.84428721718" calcext:value-type="float">
            <text:p>1418.84428721718</text:p>
          </table:table-cell>
          <table:table-cell office:value-type="float" office:value="1621.77808391901" calcext:value-type="float">
            <text:p>1621.77808391901</text:p>
          </table:table-cell>
          <table:table-cell office:value-type="float" office:value="1571.04463474355" calcext:value-type="float">
            <text:p>1571.04463474355</text:p>
          </table:table-cell>
        </table:table-row>
        <table:table-row table:style-name="ro2">
          <table:table-cell office:value-type="string" calcext:value-type="string">
            <text:p>Ragnar</text:p>
          </table:table-cell>
          <table:table-cell office:value-type="float" office:value="-9.8" calcext:value-type="float">
            <text:p>-9.8</text:p>
          </table:table-cell>
          <table:table-cell office:value-type="float" office:value="9.8" calcext:value-type="float">
            <text:p>9.8</text:p>
          </table:table-cell>
          <table:table-cell office:value-type="float" office:value="1512.31306930693" calcext:value-type="float">
            <text:p>1512.31306930693</text:p>
          </table:table-cell>
          <table:table-cell office:value-type="float" office:value="1531.91306930693" calcext:value-type="float">
            <text:p>1531.91306930693</text:p>
          </table:table-cell>
          <table:table-cell office:value-type="float" office:value="0.510092158180194" calcext:value-type="float">
            <text:p>0.510092158180194</text:p>
          </table:table-cell>
          <table:table-cell office:value-type="float" office:value="0.510329020139907" calcext:value-type="float">
            <text:p>0.510329020139907</text:p>
          </table:table-cell>
          <table:table-cell office:value-type="float" office:value="0.11928052781911" calcext:value-type="float">
            <text:p>0.11928052781911</text:p>
          </table:table-cell>
          <table:table-cell office:value-type="float" office:value="0.119320702685664" calcext:value-type="float">
            <text:p>0.119320702685664</text:p>
          </table:table-cell>
          <table:table-cell office:value-type="float" office:value="-84.5425355535144" calcext:value-type="float">
            <text:p>-84.5425355535144</text:p>
          </table:table-cell>
          <table:table-cell office:value-type="float" office:value="84.5425355535144" calcext:value-type="float">
            <text:p>84.5425355535144</text:p>
          </table:table-cell>
          <table:table-cell office:value-type="float" office:value="1427.8001353448" calcext:value-type="float">
            <text:p>1427.8001353448</text:p>
          </table:table-cell>
          <table:table-cell office:value-type="float" office:value="1616.45560486045" calcext:value-type="float">
            <text:p>1616.45560486045</text:p>
          </table:table-cell>
          <table:table-cell office:value-type="float" office:value="1569.29173748153" calcext:value-type="float">
            <text:p>1569.29173748153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office:value-type="float" office:value="-8.52" calcext:value-type="float">
            <text:p>-8.52</text:p>
          </table:table-cell>
          <table:table-cell office:value-type="float" office:value="8.52" calcext:value-type="float">
            <text:p>8.52</text:p>
          </table:table-cell>
          <table:table-cell office:value-type="float" office:value="1500.0403960396" calcext:value-type="float">
            <text:p>1500.0403960396</text:p>
          </table:table-cell>
          <table:table-cell office:value-type="float" office:value="1517.0803960396" calcext:value-type="float">
            <text:p>1517.0803960396</text:p>
          </table:table-cell>
          <table:table-cell office:value-type="float" office:value="0.509948753611654" calcext:value-type="float">
            <text:p>0.509948753611654</text:p>
          </table:table-cell>
          <table:table-cell office:value-type="float" office:value="0.510148841470198" calcext:value-type="float">
            <text:p>0.510148841470198</text:p>
          </table:table-cell>
          <table:table-cell office:value-type="float" office:value="0.149930439415531" calcext:value-type="float">
            <text:p>0.149930439415531</text:p>
          </table:table-cell>
          <table:table-cell office:value-type="float" office:value="0.150007491882797" calcext:value-type="float">
            <text:p>0.150007491882797</text:p>
          </table:table-cell>
          <table:table-cell office:value-type="float" office:value="-107.543845707239" calcext:value-type="float">
            <text:p>-107.543845707239</text:p>
          </table:table-cell>
          <table:table-cell office:value-type="float" office:value="107.543845707239" calcext:value-type="float">
            <text:p>107.543845707239</text:p>
          </table:table-cell>
          <table:table-cell office:value-type="float" office:value="1392.55538478015" calcext:value-type="float">
            <text:p>1392.55538478015</text:p>
          </table:table-cell>
          <table:table-cell office:value-type="float" office:value="1624.62424174684" calcext:value-type="float">
            <text:p>1624.62424174684</text:p>
          </table:table-cell>
          <table:table-cell office:value-type="float" office:value="1566.60702750517" calcext:value-type="float">
            <text:p>1566.60702750517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office:value-type="float" office:value="-4.64" calcext:value-type="float">
            <text:p>-4.64</text:p>
          </table:table-cell>
          <table:table-cell office:value-type="float" office:value="4.64" calcext:value-type="float">
            <text:p>4.64</text:p>
          </table:table-cell>
          <table:table-cell office:value-type="float" office:value="1417.08772277228" calcext:value-type="float">
            <text:p>1417.08772277228</text:p>
          </table:table-cell>
          <table:table-cell office:value-type="float" office:value="1426.36772277228" calcext:value-type="float">
            <text:p>1426.36772277228</text:p>
          </table:table-cell>
          <table:table-cell office:value-type="float" office:value="0.509047262231072" calcext:value-type="float">
            <text:p>0.509047262231072</text:p>
          </table:table-cell>
          <table:table-cell office:value-type="float" office:value="0.50914427361267" calcext:value-type="float">
            <text:p>0.50914427361267</text:p>
          </table:table-cell>
          <table:table-cell office:value-type="float" office:value="0.326261104289634" calcext:value-type="float">
            <text:p>0.326261104289634</text:p>
          </table:table-cell>
          <table:table-cell office:value-type="float" office:value="0.326358115671232" calcext:value-type="float">
            <text:p>0.326358115671232</text:p>
          </table:table-cell>
          <table:table-cell office:value-type="float" office:value="-271.005522634736" calcext:value-type="float">
            <text:p>-271.005522634736</text:p>
          </table:table-cell>
          <table:table-cell office:value-type="float" office:value="271.005522634736" calcext:value-type="float">
            <text:p>271.005522634736</text:p>
          </table:table-cell>
          <table:table-cell office:value-type="float" office:value="1146.19962184945" calcext:value-type="float">
            <text:p>1146.19962184945</text:p>
          </table:table-cell>
          <table:table-cell office:value-type="float" office:value="1697.37324540701" calcext:value-type="float">
            <text:p>1697.37324540701</text:p>
          </table:table-cell>
          <table:table-cell office:value-type="float" office:value="1559.57983951762" calcext:value-type="float">
            <text:p>1559.57983951762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office:value-type="float" office:value="-9.28" calcext:value-type="float">
            <text:p>-9.28</text:p>
          </table:table-cell>
          <table:table-cell office:value-type="float" office:value="9.28" calcext:value-type="float">
            <text:p>9.28</text:p>
          </table:table-cell>
          <table:table-cell office:value-type="float" office:value="1475.72079207921" calcext:value-type="float">
            <text:p>1475.72079207921</text:p>
          </table:table-cell>
          <table:table-cell office:value-type="float" office:value="1494.28079207921" calcext:value-type="float">
            <text:p>1494.28079207921</text:p>
          </table:table-cell>
          <table:table-cell office:value-type="float" office:value="0.509674021957706" calcext:value-type="float">
            <text:p>0.509674021957706</text:p>
          </table:table-cell>
          <table:table-cell office:value-type="float" office:value="0.50988262163383" calcext:value-type="float">
            <text:p>0.50988262163383</text:p>
          </table:table-cell>
          <table:table-cell office:value-type="float" office:value="0.172080550909054" calcext:value-type="float">
            <text:p>0.172080550909054</text:p>
          </table:table-cell>
          <table:table-cell office:value-type="float" office:value="0.172091813098926" calcext:value-type="float">
            <text:p>0.172091813098926</text:p>
          </table:table-cell>
          <table:table-cell office:value-type="float" office:value="-124.670538134589" calcext:value-type="float">
            <text:p>-124.670538134589</text:p>
          </table:table-cell>
          <table:table-cell office:value-type="float" office:value="124.670538134589" calcext:value-type="float">
            <text:p>124.670538134589</text:p>
          </table:table-cell>
          <table:table-cell office:value-type="float" office:value="1351.05913127664" calcext:value-type="float">
            <text:p>1351.05913127664</text:p>
          </table:table-cell>
          <table:table-cell office:value-type="float" office:value="1618.9513302138" calcext:value-type="float">
            <text:p>1618.9513302138</text:p>
          </table:table-cell>
          <table:table-cell office:value-type="float" office:value="1551.97828047951" calcext:value-type="float">
            <text:p>1551.97828047951</text:p>
          </table:table-cell>
        </table:table-row>
        <table:table-row table:style-name="ro2">
          <table:table-cell office:value-type="string" calcext:value-type="string">
            <text:p>Biscuits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460.45168316832" calcext:value-type="float">
            <text:p>1460.45168316832</text:p>
          </table:table-cell>
          <table:table-cell office:value-type="float" office:value="1476.37168316832" calcext:value-type="float">
            <text:p>1476.37168316832</text:p>
          </table:table-cell>
          <table:table-cell office:value-type="float" office:value="0.509506860858296" calcext:value-type="float">
            <text:p>0.509506860858296</text:p>
          </table:table-cell>
          <table:table-cell office:value-type="float" office:value="0.509681230590285" calcext:value-type="float">
            <text:p>0.509681230590285</text:p>
          </table:table-cell>
          <table:table-cell office:value-type="float" office:value="0.187756510415066" calcext:value-type="float">
            <text:p>0.187756510415066</text:p>
          </table:table-cell>
          <table:table-cell office:value-type="float" office:value="0.187788835047656" calcext:value-type="float">
            <text:p>0.187788835047656</text:p>
          </table:table-cell>
          <table:table-cell office:value-type="float" office:value="-137.202676730805" calcext:value-type="float">
            <text:p>-137.202676730805</text:p>
          </table:table-cell>
          <table:table-cell office:value-type="float" office:value="137.202676730805" calcext:value-type="float">
            <text:p>137.202676730805</text:p>
          </table:table-cell>
          <table:table-cell office:value-type="float" office:value="1323.27515585825" calcext:value-type="float">
            <text:p>1323.27515585825</text:p>
          </table:table-cell>
          <table:table-cell office:value-type="float" office:value="1613.57435989912" calcext:value-type="float">
            <text:p>1613.57435989912</text:p>
          </table:table-cell>
          <table:table-cell office:value-type="float" office:value="1540.9995588889" calcext:value-type="float">
            <text:p>1540.9995588889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office:value-type="float" office:value="-10.56" calcext:value-type="float">
            <text:p>-10.56</text:p>
          </table:table-cell>
          <table:table-cell office:value-type="float" office:value="10.56" calcext:value-type="float">
            <text:p>10.56</text:p>
          </table:table-cell>
          <table:table-cell office:value-type="float" office:value="1428.43445544554" calcext:value-type="float">
            <text:p>1428.43445544554</text:p>
          </table:table-cell>
          <table:table-cell office:value-type="float" office:value="1449.55445544554" calcext:value-type="float">
            <text:p>1449.55445544554</text:p>
          </table:table-cell>
          <table:table-cell office:value-type="float" office:value="0.509165952564664" calcext:value-type="float">
            <text:p>0.509165952564664</text:p>
          </table:table-cell>
          <table:table-cell office:value-type="float" office:value="0.509389578684073" calcext:value-type="float">
            <text:p>0.509389578684073</text:p>
          </table:table-cell>
          <table:table-cell office:value-type="float" office:value="0.173776292663592" calcext:value-type="float">
            <text:p>0.173776292663592</text:p>
          </table:table-cell>
          <table:table-cell office:value-type="float" office:value="0.173816252610395" calcext:value-type="float">
            <text:p>0.173816252610395</text:p>
          </table:table-cell>
          <table:table-cell office:value-type="float" office:value="-126.031665684334" calcext:value-type="float">
            <text:p>-126.031665684334</text:p>
          </table:table-cell>
          <table:table-cell office:value-type="float" office:value="126.031665684334" calcext:value-type="float">
            <text:p>126.031665684334</text:p>
          </table:table-cell>
          <table:table-cell office:value-type="float" office:value="1302.43437263764" calcext:value-type="float">
            <text:p>1302.43437263764</text:p>
          </table:table-cell>
          <table:table-cell office:value-type="float" office:value="1575.58612112988" calcext:value-type="float">
            <text:p>1575.58612112988</text:p>
          </table:table-cell>
          <table:table-cell office:value-type="float" office:value="1507.29818400682" calcext:value-type="float">
            <text:p>1507.29818400682</text:p>
          </table:table-cell>
        </table:table-row>
        <table:table-row table:style-name="ro2">
          <table:table-cell office:value-type="string" calcext:value-type="string">
            <text:p>Superhero55</text:p>
          </table:table-cell>
          <table:table-cell office:value-type="float" office:value="-6.72" calcext:value-type="float">
            <text:p>-6.72</text:p>
          </table:table-cell>
          <table:table-cell office:value-type="float" office:value="6.72" calcext:value-type="float">
            <text:p>6.72</text:p>
          </table:table-cell>
          <table:table-cell office:value-type="float" office:value="1420.94930693069" calcext:value-type="float">
            <text:p>1420.94930693069</text:p>
          </table:table-cell>
          <table:table-cell office:value-type="float" office:value="1434.38930693069" calcext:value-type="float">
            <text:p>1434.38930693069</text:p>
          </table:table-cell>
          <table:table-cell office:value-type="float" office:value="0.509087570143558" calcext:value-type="float">
            <text:p>0.509087570143558</text:p>
          </table:table-cell>
          <table:table-cell office:value-type="float" office:value="0.509228594551113" calcext:value-type="float">
            <text:p>0.509228594551113</text:p>
          </table:table-cell>
          <table:table-cell office:value-type="float" office:value="0.145452025034874" calcext:value-type="float">
            <text:p>0.145452025034874</text:p>
          </table:table-cell>
          <table:table-cell office:value-type="float" office:value="0.145506063054395" calcext:value-type="float">
            <text:p>0.145506063054395</text:p>
          </table:table-cell>
          <table:table-cell office:value-type="float" office:value="-104.116605663557" calcext:value-type="float">
            <text:p>-104.116605663557</text:p>
          </table:table-cell>
          <table:table-cell office:value-type="float" office:value="104.116605663557" calcext:value-type="float">
            <text:p>104.116605663557</text:p>
          </table:table-cell>
          <table:table-cell office:value-type="float" office:value="1316.87372353521" calcext:value-type="float">
            <text:p>1316.87372353521</text:p>
          </table:table-cell>
          <table:table-cell office:value-type="float" office:value="1538.50591259425" calcext:value-type="float">
            <text:p>1538.50591259425</text:p>
          </table:table-cell>
          <table:table-cell office:value-type="float" office:value="1483.09786532949" calcext:value-type="float">
            <text:p>1483.09786532949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2.30118811881" calcext:value-type="float">
            <text:p>1352.30118811881</text:p>
          </table:table-cell>
          <table:table-cell office:value-type="float" office:value="1375.10118811881" calcext:value-type="float">
            <text:p>1375.10118811881</text:p>
          </table:table-cell>
          <table:table-cell office:value-type="float" office:value="0.508372466397702" calcext:value-type="float">
            <text:p>0.508372466397702</text:p>
          </table:table-cell>
          <table:table-cell office:value-type="float" office:value="0.50861114550854" calcext:value-type="float">
            <text:p>0.50861114550854</text:p>
          </table:table-cell>
          <table:table-cell office:value-type="float" office:value="0.166736392509685" calcext:value-type="float">
            <text:p>0.166736392509685</text:p>
          </table:table-cell>
          <table:table-cell office:value-type="float" office:value="0.166797402220291" calcext:value-type="float">
            <text:p>0.166797402220291</text:p>
          </table:table-cell>
          <table:table-cell office:value-type="float" office:value="-120.514208203545" calcext:value-type="float">
            <text:p>-120.514208203545</text:p>
          </table:table-cell>
          <table:table-cell office:value-type="float" office:value="120.514208203545" calcext:value-type="float">
            <text:p>120.514208203545</text:p>
          </table:table-cell>
          <table:table-cell office:value-type="float" office:value="1231.83468021426" calcext:value-type="float">
            <text:p>1231.83468021426</text:p>
          </table:table-cell>
          <table:table-cell office:value-type="float" office:value="1495.61539632236" calcext:value-type="float">
            <text:p>1495.61539632236</text:p>
          </table:table-cell>
          <table:table-cell office:value-type="float" office:value="1429.67021729533" calcext:value-type="float">
            <text:p>1429.67021729533</text:p>
          </table:table-cell>
        </table:table-row>
        <table:table-row table:style-name="ro2">
          <table:table-cell office:value-type="string" calcext:value-type="string">
            <text:p>ALIKOG </text:p>
          </table:table-cell>
          <table:table-cell office:value-type="float" office:value="-6.04" calcext:value-type="float">
            <text:p>-6.04</text:p>
          </table:table-cell>
          <table:table-cell office:value-type="float" office:value="6.04" calcext:value-type="float">
            <text:p>6.04</text:p>
          </table:table-cell>
          <table:table-cell office:value-type="float" office:value="1365.29168316832" calcext:value-type="float">
            <text:p>1365.29168316832</text:p>
          </table:table-cell>
          <table:table-cell office:value-type="float" office:value="1377.37168316832" calcext:value-type="float">
            <text:p>1377.37168316832</text:p>
          </table:table-cell>
          <table:table-cell office:value-type="float" office:value="0.508508843701336" calcext:value-type="float">
            <text:p>0.508508843701336</text:p>
          </table:table-cell>
          <table:table-cell office:value-type="float" office:value="0.508634764413968" calcext:value-type="float">
            <text:p>0.508634764413968</text:p>
          </table:table-cell>
          <table:table-cell office:value-type="float" office:value="0.140802806961967" calcext:value-type="float">
            <text:p>0.140802806961967</text:p>
          </table:table-cell>
          <table:table-cell office:value-type="float" office:value="0.140854727446917" calcext:value-type="float">
            <text:p>0.140854727446917</text:p>
          </table:table-cell>
          <table:table-cell office:value-type="float" office:value="-100.595775277242" calcext:value-type="float">
            <text:p>-100.595775277242</text:p>
          </table:table-cell>
          <table:table-cell office:value-type="float" office:value="100.595775277242" calcext:value-type="float">
            <text:p>100.595775277242</text:p>
          </table:table-cell>
          <table:table-cell office:value-type="float" office:value="1264.73509466387" calcext:value-type="float">
            <text:p>1264.73509466387</text:p>
          </table:table-cell>
          <table:table-cell office:value-type="float" office:value="1477.96745844556" calcext:value-type="float">
            <text:p>1477.96745844556</text:p>
          </table:table-cell>
          <table:table-cell office:value-type="float" office:value="1424.65936750014" calcext:value-type="float">
            <text:p>1424.65936750014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office:value-type="float" office:value="-7.4" calcext:value-type="float">
            <text:p>-7.4</text:p>
          </table:table-cell>
          <table:table-cell office:value-type="float" office:value="7.4" calcext:value-type="float">
            <text:p>7.4</text:p>
          </table:table-cell>
          <table:table-cell office:value-type="float" office:value="1267.48435643564" calcext:value-type="float">
            <text:p>1267.48435643564</text:p>
          </table:table-cell>
          <table:table-cell office:value-type="float" office:value="1282.28435643564" calcext:value-type="float">
            <text:p>1282.28435643564</text:p>
          </table:table-cell>
          <table:table-cell office:value-type="float" office:value="0.507425967240859" calcext:value-type="float">
            <text:p>0.507425967240859</text:p>
          </table:table-cell>
          <table:table-cell office:value-type="float" office:value="0.507601099335341" calcext:value-type="float">
            <text:p>0.507601099335341</text:p>
          </table:table-cell>
          <table:table-cell office:value-type="float" office:value="0.118904876722142" calcext:value-type="float">
            <text:p>0.118904876722142</text:p>
          </table:table-cell>
          <table:table-cell office:value-type="float" office:value="0.118962947278076" calcext:value-type="float">
            <text:p>0.118962947278076</text:p>
          </table:table-cell>
          <table:table-cell office:value-type="float" office:value="-84.2789770038668" calcext:value-type="float">
            <text:p>-84.2789770038668</text:p>
          </table:table-cell>
          <table:table-cell office:value-type="float" office:value="84.2789770038668" calcext:value-type="float">
            <text:p>84.2789770038668</text:p>
          </table:table-cell>
          <table:table-cell office:value-type="float" office:value="1183.24815105246" calcext:value-type="float">
            <text:p>1183.24815105246</text:p>
          </table:table-cell>
          <table:table-cell office:value-type="float" office:value="1366.56333343951" calcext:value-type="float">
            <text:p>1366.56333343951</text:p>
          </table:table-cell>
          <table:table-cell office:value-type="float" office:value="1320.73453784275" calcext:value-type="float">
            <text:p>1320.73453784275</text:p>
          </table:table-cell>
        </table:table-row>
        <table:table-row table:style-name="ro2">
          <table:table-cell office:value-type="string" calcext:value-type="string">
            <text:p>Mike'dugai</text:p>
          </table:table-cell>
          <table:table-cell office:value-type="float" office:value="-23.0769230769231" calcext:value-type="float">
            <text:p>-23.076923076923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1186.04063860668" calcext:value-type="float">
            <text:p>1186.04063860668</text:p>
          </table:table-cell>
          <table:table-cell office:value-type="float" office:value="1232.19448476052" calcext:value-type="float">
            <text:p>1232.19448476052</text:p>
          </table:table-cell>
          <table:table-cell office:value-type="float" office:value="0.506341782136664" calcext:value-type="float">
            <text:p>0.506341782136664</text:p>
          </table:table-cell>
          <table:table-cell office:value-type="float" office:value="0.506984029222636" calcext:value-type="float">
            <text:p>0.506984029222636</text:p>
          </table:table-cell>
          <table:table-cell office:value-type="float" office:value="0.114870332177209" calcext:value-type="float">
            <text:p>0.114870332177209</text:p>
          </table:table-cell>
          <table:table-cell office:value-type="float" office:value="0.115097087490861" calcext:value-type="float">
            <text:p>0.115097087490861</text:p>
          </table:table-cell>
          <table:table-cell office:value-type="float" office:value="-81.4369893085586" calcext:value-type="float">
            <text:p>-81.4369893085586</text:p>
          </table:table-cell>
          <table:table-cell office:value-type="float" office:value="81.4369893085586" calcext:value-type="float">
            <text:p>81.4369893085586</text:p>
          </table:table-cell>
          <table:table-cell office:value-type="float" office:value="1104.60364929812" calcext:value-type="float">
            <text:p>1104.60364929812</text:p>
          </table:table-cell>
          <table:table-cell office:value-type="float" office:value="1313.46511017856" calcext:value-type="float">
            <text:p>1313.46511017856</text:p>
          </table:table-cell>
          <table:table-cell office:value-type="float" office:value="1261.24974495845" calcext:value-type="float">
            <text:p>1261.24974495845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office:value-type="float" office:value="-19.9322033898305" calcext:value-type="float">
            <text:p>-19.9322033898305</text:p>
          </table:table-cell>
          <table:table-cell office:value-type="float" office:value="19.9322033898305" calcext:value-type="float">
            <text:p>19.9322033898305</text:p>
          </table:table-cell>
          <table:table-cell office:value-type="float" office:value="1113.35593220339" calcext:value-type="float">
            <text:p>1113.35593220339</text:p>
          </table:table-cell>
          <table:table-cell office:value-type="float" office:value="1153.22033898305" calcext:value-type="float">
            <text:p>1153.22033898305</text:p>
          </table:table-cell>
          <table:table-cell office:value-type="float" office:value="0.505136721954716" calcext:value-type="float">
            <text:p>0.505136721954716</text:p>
          </table:table-cell>
          <table:table-cell office:value-type="float" office:value="0.505830541362139" calcext:value-type="float">
            <text:p>0.505830541362139</text:p>
          </table:table-cell>
          <table:table-cell office:value-type="float" office:value="0.219772080753412" calcext:value-type="float">
            <text:p>0.219772080753412</text:p>
          </table:table-cell>
          <table:table-cell office:value-type="float" office:value="0.220255849736313" calcext:value-type="float">
            <text:p>0.220255849736313</text:p>
          </table:table-cell>
          <table:table-cell office:value-type="float" office:value="-164.290312177394" calcext:value-type="float">
            <text:p>-164.290312177394</text:p>
          </table:table-cell>
          <table:table-cell office:value-type="float" office:value="164.290312177394" calcext:value-type="float">
            <text:p>164.290312177394</text:p>
          </table:table-cell>
          <table:table-cell office:value-type="float" office:value="949.482494319185" calcext:value-type="float">
            <text:p>949.482494319185</text:p>
          </table:table-cell>
          <table:table-cell office:value-type="float" office:value="1317.51065116044" calcext:value-type="float">
            <text:p>1317.51065116044</text:p>
          </table:table-cell>
          <table:table-cell office:value-type="float" office:value="1225.50361195013" calcext:value-type="float">
            <text:p>1225.50361195013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office:value-type="float" office:value="-11.16" calcext:value-type="float">
            <text:p>-11.16</text:p>
          </table:table-cell>
          <table:table-cell office:value-type="float" office:value="11.16" calcext:value-type="float">
            <text:p>11.16</text:p>
          </table:table-cell>
          <table:table-cell office:value-type="float" office:value="1143.21089108911" calcext:value-type="float">
            <text:p>1143.21089108911</text:p>
          </table:table-cell>
          <table:table-cell office:value-type="float" office:value="1165.53089108911" calcext:value-type="float">
            <text:p>1165.53089108911</text:p>
          </table:table-cell>
          <table:table-cell office:value-type="float" office:value="0.505664287528535" calcext:value-type="float">
            <text:p>0.505664287528535</text:p>
          </table:table-cell>
          <table:table-cell office:value-type="float" office:value="0.506028195888628" calcext:value-type="float">
            <text:p>0.506028195888628</text:p>
          </table:table-cell>
          <table:table-cell office:value-type="float" office:value="0.123497474495248" calcext:value-type="float">
            <text:p>0.123497474495248</text:p>
          </table:table-cell>
          <table:table-cell office:value-type="float" office:value="0.123570151845711" calcext:value-type="float">
            <text:p>0.123570151845711</text:p>
          </table:table-cell>
          <table:table-cell office:value-type="float" office:value="-87.6805065255346" calcext:value-type="float">
            <text:p>-87.6805065255346</text:p>
          </table:table-cell>
          <table:table-cell office:value-type="float" office:value="87.6805065255347" calcext:value-type="float">
            <text:p>87.6805065255347</text:p>
          </table:table-cell>
          <table:table-cell office:value-type="float" office:value="1055.53038456357" calcext:value-type="float">
            <text:p>1055.53038456357</text:p>
          </table:table-cell>
          <table:table-cell office:value-type="float" office:value="1253.15761308125" calcext:value-type="float">
            <text:p>1253.15761308125</text:p>
          </table:table-cell>
          <table:table-cell office:value-type="float" office:value="1203.75080595183" calcext:value-type="float">
            <text:p>1203.75080595183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3926108591928" calcext:value-type="float">
            <text:p>0.503926108591928</text:p>
          </table:table-cell>
          <table:table-cell office:value-type="float" office:value="0.504187294643982" calcext:value-type="float">
            <text:p>0.504187294643982</text:p>
          </table:table-cell>
          <table:table-cell office:value-type="float" office:value="0.130152104550942" calcext:value-type="float">
            <text:p>0.130152104550942</text:p>
          </table:table-cell>
          <table:table-cell office:value-type="float" office:value="0.13023546445671" calcext:value-type="float">
            <text:p>0.13023546445671</text:p>
          </table:table-cell>
          <table:table-cell office:value-type="float" office:value="-92.6310331206789" calcext:value-type="float">
            <text:p>-92.6310331206789</text:p>
          </table:table-cell>
          <table:table-cell office:value-type="float" office:value="92.6310331206789" calcext:value-type="float">
            <text:p>92.6310331206789</text:p>
          </table:table-cell>
          <table:table-cell office:value-type="float" office:value="961.313282514322" calcext:value-type="float">
            <text:p>961.313282514322</text:p>
          </table:table-cell>
          <table:table-cell office:value-type="float" office:value="1158.4332113385" calcext:value-type="float">
            <text:p>1158.4332113385</text:p>
          </table:table-cell>
          <table:table-cell office:value-type="float" office:value="1109.15322913246" calcext:value-type="float">
            <text:p>1109.15322913246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office:value-type="float" office:value="-6.8" calcext:value-type="float">
            <text:p>-6.8</text:p>
          </table:table-cell>
          <table:table-cell office:value-type="float" office:value="6.8" calcext:value-type="float">
            <text:p>6.8</text:p>
          </table:table-cell>
          <table:table-cell office:value-type="float" office:value="1034.74792079208" calcext:value-type="float">
            <text:p>1034.74792079208</text:p>
          </table:table-cell>
          <table:table-cell office:value-type="float" office:value="1048.34792079208" calcext:value-type="float">
            <text:p>1048.34792079208</text:p>
          </table:table-cell>
          <table:table-cell office:value-type="float" office:value="0.503485789326872" calcext:value-type="float">
            <text:p>0.503485789326872</text:p>
          </table:table-cell>
          <table:table-cell office:value-type="float" office:value="0.503801466409362" calcext:value-type="float">
            <text:p>0.503801466409362</text:p>
          </table:table-cell>
          <table:table-cell office:value-type="float" office:value="0.119223707219559" calcext:value-type="float">
            <text:p>0.119223707219559</text:p>
          </table:table-cell>
          <table:table-cell office:value-type="float" office:value="0.119262318463284" calcext:value-type="float">
            <text:p>0.119262318463284</text:p>
          </table:table-cell>
          <table:table-cell office:value-type="float" office:value="-84.4995173652763" calcext:value-type="float">
            <text:p>-84.4995173652763</text:p>
          </table:table-cell>
          <table:table-cell office:value-type="float" office:value="84.4995173652763" calcext:value-type="float">
            <text:p>84.4995173652763</text:p>
          </table:table-cell>
          <table:table-cell office:value-type="float" office:value="950.276851253747" calcext:value-type="float">
            <text:p>950.276851253747</text:p>
          </table:table-cell>
          <table:table-cell office:value-type="float" office:value="1132.84743815736" calcext:value-type="float">
            <text:p>1132.84743815736</text:p>
          </table:table-cell>
          <table:table-cell office:value-type="float" office:value="1087.20479143145" calcext:value-type="float">
            <text:p>1087.20479143145</text:p>
          </table:table-cell>
        </table:table-row>
        <table:table-row table:style-name="ro2">
          <table:table-cell office:value-type="string" calcext:value-type="string">
            <text:p>Jasuni </text:p>
          </table:table-cell>
          <table:table-cell office:value-type="float" office:value="-13.037037037037" calcext:value-type="float">
            <text:p>-13.037037037037</text:p>
          </table:table-cell>
          <table:table-cell office:value-type="float" office:value="13.037037037037" calcext:value-type="float">
            <text:p>13.037037037037</text:p>
          </table:table-cell>
          <table:table-cell office:value-type="float" office:value="974.713131313131" calcext:value-type="float">
            <text:p>974.713131313131</text:p>
          </table:table-cell>
          <table:table-cell office:value-type="float" office:value="1000.78720538721" calcext:value-type="float">
            <text:p>1000.78720538721</text:p>
          </table:table-cell>
          <table:table-cell office:value-type="float" office:value="0.501920881163887" calcext:value-type="float">
            <text:p>0.501920881163887</text:p>
          </table:table-cell>
          <table:table-cell office:value-type="float" office:value="0.502636334430951" calcext:value-type="float">
            <text:p>0.502636334430951</text:p>
          </table:table-cell>
          <table:table-cell office:value-type="float" office:value="0.105569095357992" calcext:value-type="float">
            <text:p>0.105569095357992</text:p>
          </table:table-cell>
          <table:table-cell office:value-type="float" office:value="0.105741218897605" calcext:value-type="float">
            <text:p>0.105741218897605</text:p>
          </table:table-cell>
          <table:table-cell office:value-type="float" office:value="-74.6023008878982" calcext:value-type="float">
            <text:p>-74.6023008878982</text:p>
          </table:table-cell>
          <table:table-cell office:value-type="float" office:value="74.6023008878982" calcext:value-type="float">
            <text:p>74.6023008878982</text:p>
          </table:table-cell>
          <table:table-cell office:value-type="float" office:value="900.236024274098" calcext:value-type="float">
            <text:p>900.236024274098</text:p>
          </table:table-cell>
          <table:table-cell office:value-type="float" office:value="1075.3895062751" calcext:value-type="float">
            <text:p>1075.3895062751</text:p>
          </table:table-cell>
          <table:table-cell office:value-type="float" office:value="1031.60113577485" calcext:value-type="float">
            <text:p>1031.60113577485</text:p>
          </table:table-cell>
        </table:table-row>
        <table:table-row table:style-name="ro2">
          <table:table-cell office:value-type="string" calcext:value-type="string">
            <text:p>Nutty</text:p>
          </table:table-cell>
          <table:table-cell office:value-type="float" office:value="-14.28" calcext:value-type="float">
            <text:p>-14.28</text:p>
          </table:table-cell>
          <table:table-cell office:value-type="float" office:value="14.28" calcext:value-type="float">
            <text:p>14.28</text:p>
          </table:table-cell>
          <table:table-cell office:value-type="float" office:value="964.995049504951" calcext:value-type="float">
            <text:p>964.995049504951</text:p>
          </table:table-cell>
          <table:table-cell office:value-type="float" office:value="993.55504950495" calcext:value-type="float">
            <text:p>993.55504950495</text:p>
          </table:table-cell>
          <table:table-cell office:value-type="float" office:value="0.501639328432157" calcext:value-type="float">
            <text:p>0.501639328432157</text:p>
          </table:table-cell>
          <table:table-cell office:value-type="float" office:value="0.50244359068989" calcext:value-type="float">
            <text:p>0.50244359068989</text:p>
          </table:table-cell>
          <table:table-cell office:value-type="float" office:value="0.124286259649489" calcext:value-type="float">
            <text:p>0.124286259649489</text:p>
          </table:table-cell>
          <table:table-cell office:value-type="float" office:value="0.124434200867467" calcext:value-type="float">
            <text:p>0.124434200867467</text:p>
          </table:table-cell>
          <table:table-cell office:value-type="float" office:value="-88.3202581469952" calcext:value-type="float">
            <text:p>-88.3202581469952</text:p>
          </table:table-cell>
          <table:table-cell office:value-type="float" office:value="88.3202581469952" calcext:value-type="float">
            <text:p>88.3202581469952</text:p>
          </table:table-cell>
          <table:table-cell office:value-type="float" office:value="876.784370198031" calcext:value-type="float">
            <text:p>876.784370198031</text:p>
          </table:table-cell>
          <table:table-cell office:value-type="float" office:value="1081.87530765195" calcext:value-type="float">
            <text:p>1081.87530765195</text:p>
          </table:table-cell>
          <table:table-cell office:value-type="float" office:value="1030.60257328847" calcext:value-type="float">
            <text:p>1030.60257328847</text:p>
          </table:table-cell>
        </table:table-row>
        <table:table-row table:style-name="ro2">
          <table:table-cell office:value-type="string" calcext:value-type="string">
            <text:p>leonromaaoe</text:p>
          </table:table-cell>
          <table:table-cell office:value-type="float" office:value="-6.72" calcext:value-type="float">
            <text:p>-6.72</text:p>
          </table:table-cell>
          <table:table-cell office:value-type="float" office:value="6.72" calcext:value-type="float">
            <text:p>6.72</text:p>
          </table:table-cell>
          <table:table-cell office:value-type="float" office:value="965.025742574257" calcext:value-type="float">
            <text:p>965.025742574257</text:p>
          </table:table-cell>
          <table:table-cell office:value-type="float" office:value="978.465742574258" calcext:value-type="float">
            <text:p>978.465742574258</text:p>
          </table:table-cell>
          <table:table-cell office:value-type="float" office:value="0.501640230773674" calcext:value-type="float">
            <text:p>0.501640230773674</text:p>
          </table:table-cell>
          <table:table-cell office:value-type="float" office:value="0.502027398237739" calcext:value-type="float">
            <text:p>0.502027398237739</text:p>
          </table:table-cell>
          <table:table-cell office:value-type="float" office:value="0.143285962906973" calcext:value-type="float">
            <text:p>0.143285962906973</text:p>
          </table:table-cell>
          <table:table-cell office:value-type="float" office:value="0.143354961217578" calcext:value-type="float">
            <text:p>0.143354961217578</text:p>
          </table:table-cell>
          <table:table-cell office:value-type="float" office:value="-102.485786937862" calcext:value-type="float">
            <text:p>-102.485786937862</text:p>
          </table:table-cell>
          <table:table-cell office:value-type="float" office:value="102.485786937862" calcext:value-type="float">
            <text:p>102.485786937862</text:p>
          </table:table-cell>
          <table:table-cell office:value-type="float" office:value="862.592192512894" calcext:value-type="float">
            <text:p>862.592192512894</text:p>
          </table:table-cell>
          <table:table-cell office:value-type="float" office:value="1080.95152951212" calcext:value-type="float">
            <text:p>1080.95152951212</text:p>
          </table:table-cell>
          <table:table-cell office:value-type="float" office:value="1026.36169526231" calcext:value-type="float">
            <text:p>1026.36169526231</text:p>
          </table:table-cell>
        </table:table-row>
      </table:table>
      <table:table table:name="Ranked_Full" table:style-name="ta1">
        <table:table-column table:style-name="co4" table:default-cell-style-name="ce2"/>
        <table:table-column table:style-name="co4" table:number-columns-repeated="13" table:default-cell-style-name="ce17"/>
        <table:table-row table:style-name="ro3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5" office:value-type="string" calcext:value-type="string" table:number-columns-spanned="2" table:number-rows-spanned="1">
            <text:p>Pure Average Elo Fluctuation</text:p>
          </table:table-cell>
          <table:covered-table-cell table:style-name="ce1"/>
          <table:table-cell table:style-name="ce15" office:value-type="string" calcext:value-type="string" table:number-columns-spanned="2" table:number-rows-spanned="1">
            <text:p>Pure Average Elo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arget Win Rate For That Elo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Win Rate Deviation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Elo Drift From Win <text:s/>Rate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ournament Elo Window</text:p>
          </table:table-cell>
          <table:covered-table-cell table:style-name="ce15"/>
          <table:table-cell table:style-name="ce1" office:value-type="string" calcext:value-type="string">
            <text:p>Tournament Elo</text:p>
          </table:table-cell>
        </table:table-row>
        <table:table-row table:style-name="ro2">
          <table:covered-table-cell table:style-name="ce14"/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" office:value-type="string" calcext:value-type="string">
            <text:p>Point 3/4</text:p>
          </table:table-cell>
        </table:table-row>
        <table:table-row table:style-name="ro2">
          <table:table-cell office:value-type="string" calcext:value-type="string">
            <text:p>Neozz</text:p>
          </table:table-cell>
          <table:table-cell office:value-type="float" office:value="-8.16" calcext:value-type="float">
            <text:p>-8.2</text:p>
          </table:table-cell>
          <table:table-cell office:value-type="float" office:value="8.16" calcext:value-type="float">
            <text:p>8.2</text:p>
          </table:table-cell>
          <table:table-cell office:value-type="float" office:value="2288.31801980198" calcext:value-type="float">
            <text:p>2288.3</text:p>
          </table:table-cell>
          <table:table-cell office:value-type="float" office:value="2304.63801980198" calcext:value-type="float">
            <text:p>2304.6</text:p>
          </table:table-cell>
          <table:table-cell office:value-type="float" office:value="0.542810414657838" calcext:value-type="float">
            <text:p>0.5</text:p>
          </table:table-cell>
          <table:table-cell office:value-type="float" office:value="0.544357666695406" calcext:value-type="float">
            <text:p>0.5</text:p>
          </table:table-cell>
          <table:table-cell office:value-type="float" office:value="0.118459809568077" calcext:value-type="float">
            <text:p>0.1</text:p>
          </table:table-cell>
          <table:table-cell office:value-type="float" office:value="0.118526342144943" calcext:value-type="float">
            <text:p>0.1</text:p>
          </table:table-cell>
          <table:table-cell office:value-type="float" office:value="-83.9574586494235" calcext:value-type="float">
            <text:p>-84.0</text:p>
          </table:table-cell>
          <table:table-cell office:value-type="float" office:value="83.9574586494235" calcext:value-type="float">
            <text:p>84.0</text:p>
          </table:table-cell>
          <table:table-cell office:value-type="float" office:value="2204.36056115256" calcext:value-type="float">
            <text:p>2204.4</text:p>
          </table:table-cell>
          <table:table-cell office:value-type="float" office:value="2388.54649590244" calcext:value-type="float">
            <text:p>2388.5</text:p>
          </table:table-cell>
          <table:table-cell office:value-type="float" office:value="2342.50001221497" calcext:value-type="float">
            <text:p>2342.5</text:p>
          </table:table-cell>
        </table:table-row>
        <table:table-row table:style-name="ro2">
          <table:table-cell table:style-name="ce3" office:value-type="string" calcext:value-type="string">
            <text:p>Smokey</text:p>
          </table:table-cell>
          <table:table-cell table:style-name="ce18" office:value-type="float" office:value="-10.64" calcext:value-type="float">
            <text:p>-10.6</text:p>
          </table:table-cell>
          <table:table-cell table:style-name="ce18" office:value-type="float" office:value="10.64" calcext:value-type="float">
            <text:p>10.6</text:p>
          </table:table-cell>
          <table:table-cell table:style-name="ce18" office:value-type="float" office:value="2249.60118811881" calcext:value-type="float">
            <text:p>2249.6</text:p>
          </table:table-cell>
          <table:table-cell table:style-name="ce18" office:value-type="float" office:value="2270.88118811881" calcext:value-type="float">
            <text:p>2270.9</text:p>
          </table:table-cell>
          <table:table-cell table:style-name="ce18" office:value-type="float" office:value="0.539335607179222" calcext:value-type="float">
            <text:p>0.5</text:p>
          </table:table-cell>
          <table:table-cell table:style-name="ce18" office:value-type="float" office:value="0.541211804456542" calcext:value-type="float">
            <text:p>0.5</text:p>
          </table:table-cell>
          <table:table-cell table:style-name="ce18" office:value-type="float" office:value="0.164713496477391" calcext:value-type="float">
            <text:p>0.2</text:p>
          </table:table-cell>
          <table:table-cell table:style-name="ce18" office:value-type="float" office:value="0.165207421322018" calcext:value-type="float">
            <text:p>0.2</text:p>
          </table:table-cell>
          <table:table-cell table:style-name="ce18" office:value-type="float" office:value="-119.272505313628" calcext:value-type="float">
            <text:p>-119.3</text:p>
          </table:table-cell>
          <table:table-cell table:style-name="ce18" office:value-type="float" office:value="119.272505313628" calcext:value-type="float">
            <text:p>119.3</text:p>
          </table:table-cell>
          <table:table-cell table:style-name="ce18" office:value-type="float" office:value="2130.71381812375" calcext:value-type="float">
            <text:p>2130.7</text:p>
          </table:table-cell>
          <table:table-cell table:style-name="ce18" office:value-type="float" office:value="2390.15369343244" calcext:value-type="float">
            <text:p>2390.2</text:p>
          </table:table-cell>
          <table:table-cell table:style-name="ce18" office:value-type="float" office:value="2325.29372460527" calcext:value-type="float">
            <text:p>2325.3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office:value-type="float" office:value="-6.4" calcext:value-type="float">
            <text:p>-6.4</text:p>
          </table:table-cell>
          <table:table-cell office:value-type="float" office:value="6.4" calcext:value-type="float">
            <text:p>6.4</text:p>
          </table:table-cell>
          <table:table-cell office:value-type="float" office:value="2200.77782178218" calcext:value-type="float">
            <text:p>2200.8</text:p>
          </table:table-cell>
          <table:table-cell office:value-type="float" office:value="2213.57782178218" calcext:value-type="float">
            <text:p>2213.6</text:p>
          </table:table-cell>
          <table:table-cell office:value-type="float" office:value="0.535331196947887" calcext:value-type="float">
            <text:p>0.5</text:p>
          </table:table-cell>
          <table:table-cell office:value-type="float" office:value="0.536341500095752" calcext:value-type="float">
            <text:p>0.5</text:p>
          </table:table-cell>
          <table:table-cell office:value-type="float" office:value="0.164865764445216" calcext:value-type="float">
            <text:p>0.2</text:p>
          </table:table-cell>
          <table:table-cell office:value-type="float" office:value="0.165415083595847" calcext:value-type="float">
            <text:p>0.2</text:p>
          </table:table-cell>
          <table:table-cell office:value-type="float" office:value="-119.43451311868" calcext:value-type="float">
            <text:p>-119.4</text:p>
          </table:table-cell>
          <table:table-cell office:value-type="float" office:value="119.43451311868" calcext:value-type="float">
            <text:p>119.4</text:p>
          </table:table-cell>
          <table:table-cell office:value-type="float" office:value="2081.77175166152" calcext:value-type="float">
            <text:p>2081.8</text:p>
          </table:table-cell>
          <table:table-cell office:value-type="float" office:value="2333.01233490086" calcext:value-type="float">
            <text:p>2333.0</text:p>
          </table:table-cell>
          <table:table-cell office:value-type="float" office:value="2270.20218909102" calcext:value-type="float">
            <text:p>2270.2</text:p>
          </table:table-cell>
        </table:table-row>
        <table:table-row table:style-name="ro2">
          <table:table-cell table:style-name="ce3" office:value-type="string" calcext:value-type="string">
            <text:p>Wean Dinchester</text:p>
          </table:table-cell>
          <table:table-cell table:style-name="ce18" office:value-type="float" office:value="-7.44" calcext:value-type="float">
            <text:p>-7.4</text:p>
          </table:table-cell>
          <table:table-cell table:style-name="ce18" office:value-type="float" office:value="7.44" calcext:value-type="float">
            <text:p>7.4</text:p>
          </table:table-cell>
          <table:table-cell table:style-name="ce18" office:value-type="float" office:value="2173.64099009901" calcext:value-type="float">
            <text:p>2173.6</text:p>
          </table:table-cell>
          <table:table-cell table:style-name="ce18" office:value-type="float" office:value="2188.52099009901" calcext:value-type="float">
            <text:p>2188.5</text:p>
          </table:table-cell>
          <table:table-cell table:style-name="ce18" office:value-type="float" office:value="0.533279359954761" calcext:value-type="float">
            <text:p>0.5</text:p>
          </table:table-cell>
          <table:table-cell table:style-name="ce18" office:value-type="float" office:value="0.534389448376279" calcext:value-type="float">
            <text:p>0.5</text:p>
          </table:table-cell>
          <table:table-cell table:style-name="ce18" office:value-type="float" office:value="0.141787174117267" calcext:value-type="float">
            <text:p>0.1</text:p>
          </table:table-cell>
          <table:table-cell table:style-name="ce18" office:value-type="float" office:value="0.141800433654075" calcext:value-type="float">
            <text:p>0.1</text:p>
          </table:table-cell>
          <table:table-cell table:style-name="ce18" office:value-type="float" office:value="-101.309980188112" calcext:value-type="float">
            <text:p>-101.3</text:p>
          </table:table-cell>
          <table:table-cell table:style-name="ce18" office:value-type="float" office:value="101.309980188112" calcext:value-type="float">
            <text:p>101.3</text:p>
          </table:table-cell>
          <table:table-cell table:style-name="ce18" office:value-type="float" office:value="2072.34102936458" calcext:value-type="float">
            <text:p>2072.3</text:p>
          </table:table-cell>
          <table:table-cell table:style-name="ce18" office:value-type="float" office:value="2289.83097028712" calcext:value-type="float">
            <text:p>2289.8</text:p>
          </table:table-cell>
          <table:table-cell table:style-name="ce18" office:value-type="float" office:value="2235.45848505649" calcext:value-type="float">
            <text:p>2235.5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office:value-type="float" office:value="-7.4" calcext:value-type="float">
            <text:p>-7.4</text:p>
          </table:table-cell>
          <table:table-cell office:value-type="float" office:value="7.4" calcext:value-type="float">
            <text:p>7.4</text:p>
          </table:table-cell>
          <table:table-cell office:value-type="float" office:value="2118.50653465347" calcext:value-type="float">
            <text:p>2118.5</text:p>
          </table:table-cell>
          <table:table-cell office:value-type="float" office:value="2133.30653465347" calcext:value-type="float">
            <text:p>2133.3</text:p>
          </table:table-cell>
          <table:table-cell office:value-type="float" office:value="0.529472697583379" calcext:value-type="float">
            <text:p>0.5</text:p>
          </table:table-cell>
          <table:table-cell office:value-type="float" office:value="0.530448275298381" calcext:value-type="float">
            <text:p>0.5</text:p>
          </table:table-cell>
          <table:table-cell office:value-type="float" office:value="0.160301272284189" calcext:value-type="float">
            <text:p>0.2</text:p>
          </table:table-cell>
          <table:table-cell office:value-type="float" office:value="0.160639205319725" calcext:value-type="float">
            <text:p>0.2</text:p>
          </table:table-cell>
          <table:table-cell office:value-type="float" office:value="-115.721069983967" calcext:value-type="float">
            <text:p>-115.7</text:p>
          </table:table-cell>
          <table:table-cell office:value-type="float" office:value="115.721069983967" calcext:value-type="float">
            <text:p>115.7</text:p>
          </table:table-cell>
          <table:table-cell office:value-type="float" office:value="2003.04724913895" calcext:value-type="float">
            <text:p>2003.0</text:p>
          </table:table-cell>
          <table:table-cell office:value-type="float" office:value="2249.02760463743" calcext:value-type="float">
            <text:p>2249.0</text:p>
          </table:table-cell>
          <table:table-cell office:value-type="float" office:value="2187.53251576281" calcext:value-type="float">
            <text:p>2187.5</text:p>
          </table:table-cell>
        </table:table-row>
        <table:table-row table:style-name="ro2">
          <table:table-cell table:style-name="ce3" office:value-type="string" calcext:value-type="string">
            <text:p>angelr</text:p>
          </table:table-cell>
          <table:table-cell table:style-name="ce18" office:value-type="float" office:value="-8.16" calcext:value-type="float">
            <text:p>-8.2</text:p>
          </table:table-cell>
          <table:table-cell table:style-name="ce18" office:value-type="float" office:value="8.16" calcext:value-type="float">
            <text:p>8.2</text:p>
          </table:table-cell>
          <table:table-cell table:style-name="ce18" office:value-type="float" office:value="2062.03564356436" calcext:value-type="float">
            <text:p>2062.0</text:p>
          </table:table-cell>
          <table:table-cell table:style-name="ce18" office:value-type="float" office:value="2078.35564356436" calcext:value-type="float">
            <text:p>2078.4</text:p>
          </table:table-cell>
          <table:table-cell table:style-name="ce18" office:value-type="float" office:value="0.526046682927591" calcext:value-type="float">
            <text:p>0.5</text:p>
          </table:table-cell>
          <table:table-cell table:style-name="ce18" office:value-type="float" office:value="0.5269897823865" calcext:value-type="float">
            <text:p>0.5</text:p>
          </table:table-cell>
          <table:table-cell table:style-name="ce18" office:value-type="float" office:value="0.196246472632663" calcext:value-type="float">
            <text:p>0.2</text:p>
          </table:table-cell>
          <table:table-cell table:style-name="ce18" office:value-type="float" office:value="0.196631282445328" calcext:value-type="float">
            <text:p>0.2</text:p>
          </table:table-cell>
          <table:table-cell table:style-name="ce18" office:value-type="float" office:value="-144.412870814321" calcext:value-type="float">
            <text:p>-144.4</text:p>
          </table:table-cell>
          <table:table-cell table:style-name="ce18" office:value-type="float" office:value="144.412870814321" calcext:value-type="float">
            <text:p>144.4</text:p>
          </table:table-cell>
          <table:table-cell table:style-name="ce18" office:value-type="float" office:value="1917.93897235834" calcext:value-type="float">
            <text:p>1917.9</text:p>
          </table:table-cell>
          <table:table-cell table:style-name="ce18" office:value-type="float" office:value="2222.76851437868" calcext:value-type="float">
            <text:p>2222.8</text:p>
          </table:table-cell>
          <table:table-cell table:style-name="ce18" office:value-type="float" office:value="2146.56112887359" calcext:value-type="float">
            <text:p>2146.6</text:p>
          </table:table-cell>
        </table:table-row>
        <table:table-row table:style-name="ro2">
          <table:table-cell office:value-type="string" calcext:value-type="string">
            <text:p>Toady</text:p>
          </table:table-cell>
          <table:table-cell office:value-type="float" office:value="-7.72" calcext:value-type="float">
            <text:p>-7.7</text:p>
          </table:table-cell>
          <table:table-cell office:value-type="float" office:value="7.72" calcext:value-type="float">
            <text:p>7.7</text:p>
          </table:table-cell>
          <table:table-cell office:value-type="float" office:value="2010.63247524752" calcext:value-type="float">
            <text:p>2010.6</text:p>
          </table:table-cell>
          <table:table-cell office:value-type="float" office:value="2026.07247524752" calcext:value-type="float">
            <text:p>2026.1</text:p>
          </table:table-cell>
          <table:table-cell office:value-type="float" office:value="0.523312999630271" calcext:value-type="float">
            <text:p>0.5</text:p>
          </table:table-cell>
          <table:table-cell office:value-type="float" office:value="0.524097348802726" calcext:value-type="float">
            <text:p>0.5</text:p>
          </table:table-cell>
          <table:table-cell office:value-type="float" office:value="0.122797697800003" calcext:value-type="float">
            <text:p>0.1</text:p>
          </table:table-cell>
          <table:table-cell office:value-type="float" office:value="0.123019549070951" calcext:value-type="float">
            <text:p>0.1</text:p>
          </table:table-cell>
          <table:table-cell office:value-type="float" office:value="-87.2731378216392" calcext:value-type="float">
            <text:p>-87.3</text:p>
          </table:table-cell>
          <table:table-cell office:value-type="float" office:value="87.2731378216392" calcext:value-type="float">
            <text:p>87.3</text:p>
          </table:table-cell>
          <table:table-cell office:value-type="float" office:value="1923.52340973454" calcext:value-type="float">
            <text:p>1923.5</text:p>
          </table:table-cell>
          <table:table-cell office:value-type="float" office:value="2113.34561306916" calcext:value-type="float">
            <text:p>2113.3</text:p>
          </table:table-cell>
          <table:table-cell office:value-type="float" office:value="2065.89006223551" calcext:value-type="float">
            <text:p>2065.9</text:p>
          </table:table-cell>
        </table:table-row>
        <table:table-row table:style-name="ro2">
          <table:table-cell table:style-name="ce3" office:value-type="string" calcext:value-type="string">
            <text:p>Snapy</text:p>
          </table:table-cell>
          <table:table-cell table:style-name="ce18" office:value-type="float" office:value="-14.48" calcext:value-type="float">
            <text:p>-14.5</text:p>
          </table:table-cell>
          <table:table-cell table:style-name="ce18" office:value-type="float" office:value="14.48" calcext:value-type="float">
            <text:p>14.5</text:p>
          </table:table-cell>
          <table:table-cell table:style-name="ce18" office:value-type="float" office:value="1954.47405940594" calcext:value-type="float">
            <text:p>1954.5</text:p>
          </table:table-cell>
          <table:table-cell table:style-name="ce18" office:value-type="float" office:value="1983.43405940594" calcext:value-type="float">
            <text:p>1983.4</text:p>
          </table:table-cell>
          <table:table-cell table:style-name="ce18" office:value-type="float" office:value="0.520711482544565" calcext:value-type="float">
            <text:p>0.5</text:p>
          </table:table-cell>
          <table:table-cell table:style-name="ce18" office:value-type="float" office:value="0.52200497057935" calcext:value-type="float">
            <text:p>0.5</text:p>
          </table:table-cell>
          <table:table-cell table:style-name="ce18" office:value-type="float" office:value="0.181268935476987" calcext:value-type="float">
            <text:p>0.2</text:p>
          </table:table-cell>
          <table:table-cell table:style-name="ce18" office:value-type="float" office:value="0.181389446784575" calcext:value-type="float">
            <text:p>0.2</text:p>
          </table:table-cell>
          <table:table-cell table:style-name="ce18" office:value-type="float" office:value="-132.054098539889" calcext:value-type="float">
            <text:p>-132.1</text:p>
          </table:table-cell>
          <table:table-cell table:style-name="ce18" office:value-type="float" office:value="132.054098539889" calcext:value-type="float">
            <text:p>132.1</text:p>
          </table:table-cell>
          <table:table-cell table:style-name="ce18" office:value-type="float" office:value="1822.51638213131" calcext:value-type="float">
            <text:p>1822.5</text:p>
          </table:table-cell>
          <table:table-cell table:style-name="ce18" office:value-type="float" office:value="2115.48815794583" calcext:value-type="float">
            <text:p>2115.5</text:p>
          </table:table-cell>
          <table:table-cell table:style-name="ce18" office:value-type="float" office:value="2042.2452139922" calcext:value-type="float">
            <text:p>2042.2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-4.68" calcext:value-type="float">
            <text:p>-4.7</text:p>
          </table:table-cell>
          <table:table-cell office:value-type="float" office:value="4.68" calcext:value-type="float">
            <text:p>4.7</text:p>
          </table:table-cell>
          <table:table-cell office:value-type="float" office:value="1962.07465346535" calcext:value-type="float">
            <text:p>1962.1</text:p>
          </table:table-cell>
          <table:table-cell office:value-type="float" office:value="1971.43465346535" calcext:value-type="float">
            <text:p>1971.4</text:p>
          </table:table-cell>
          <table:table-cell office:value-type="float" office:value="0.521041324336932" calcext:value-type="float">
            <text:p>0.5</text:p>
          </table:table-cell>
          <table:table-cell office:value-type="float" office:value="0.521456875779806" calcext:value-type="float">
            <text:p>0.5</text:p>
          </table:table-cell>
          <table:table-cell office:value-type="float" office:value="0.152342207990164" calcext:value-type="float">
            <text:p>0.2</text:p>
          </table:table-cell>
          <table:table-cell office:value-type="float" office:value="0.15238866715769" calcext:value-type="float">
            <text:p>0.2</text:p>
          </table:table-cell>
          <table:table-cell office:value-type="float" office:value="-109.36499250953" calcext:value-type="float">
            <text:p>-109.4</text:p>
          </table:table-cell>
          <table:table-cell office:value-type="float" office:value="109.36499250953" calcext:value-type="float">
            <text:p>109.4</text:p>
          </table:table-cell>
          <table:table-cell office:value-type="float" office:value="1852.74524881263" calcext:value-type="float">
            <text:p>1852.7</text:p>
          </table:table-cell>
          <table:table-cell office:value-type="float" office:value="2080.79964597488" calcext:value-type="float">
            <text:p>2080.8</text:p>
          </table:table-cell>
          <table:table-cell office:value-type="float" office:value="2023.78604668432" calcext:value-type="float">
            <text:p>2023.8</text:p>
          </table:table-cell>
        </table:table-row>
        <table:table-row table:style-name="ro2">
          <table:table-cell table:style-name="ce3" office:value-type="string" calcext:value-type="string">
            <text:p>chanchilaru</text:p>
          </table:table-cell>
          <table:table-cell table:style-name="ce18" office:value-type="float" office:value="-11.84" calcext:value-type="float">
            <text:p>-11.8</text:p>
          </table:table-cell>
          <table:table-cell table:style-name="ce18" office:value-type="float" office:value="11.84" calcext:value-type="float">
            <text:p>11.8</text:p>
          </table:table-cell>
          <table:table-cell table:style-name="ce18" office:value-type="float" office:value="1938.29089108911" calcext:value-type="float">
            <text:p>1938.3</text:p>
          </table:table-cell>
          <table:table-cell table:style-name="ce18" office:value-type="float" office:value="1961.97089108911" calcext:value-type="float">
            <text:p>1962.0</text:p>
          </table:table-cell>
          <table:table-cell table:style-name="ce18" office:value-type="float" office:value="0.520031429943112" calcext:value-type="float">
            <text:p>0.5</text:p>
          </table:table-cell>
          <table:table-cell table:style-name="ce18" office:value-type="float" office:value="0.521036775781759" calcext:value-type="float">
            <text:p>0.5</text:p>
          </table:table-cell>
          <table:table-cell table:style-name="ce18" office:value-type="float" office:value="0.136894347677008" calcext:value-type="float">
            <text:p>0.1</text:p>
          </table:table-cell>
          <table:table-cell table:style-name="ce18" office:value-type="float" office:value="0.137285342188551" calcext:value-type="float">
            <text:p>0.1</text:p>
          </table:table-cell>
          <table:table-cell table:style-name="ce18" office:value-type="float" office:value="-97.9075293055943" calcext:value-type="float">
            <text:p>-97.9</text:p>
          </table:table-cell>
          <table:table-cell table:style-name="ce18" office:value-type="float" office:value="97.9075293055943" calcext:value-type="float">
            <text:p>97.9</text:p>
          </table:table-cell>
          <table:table-cell table:style-name="ce18" office:value-type="float" office:value="1840.67713702504" calcext:value-type="float">
            <text:p>1840.7</text:p>
          </table:table-cell>
          <table:table-cell table:style-name="ce18" office:value-type="float" office:value="2059.8784203947" calcext:value-type="float">
            <text:p>2059.9</text:p>
          </table:table-cell>
          <table:table-cell table:style-name="ce18" office:value-type="float" office:value="2005.07809955229" calcext:value-type="float">
            <text:p>2005.1</text:p>
          </table:table-cell>
        </table:table-row>
        <table:table-row table:style-name="ro2">
          <table:table-cell office:value-type="string" calcext:value-type="string">
            <text:p>HeisenN</text:p>
          </table:table-cell>
          <table:table-cell office:value-type="float" office:value="-6.28" calcext:value-type="float">
            <text:p>-6.3</text:p>
          </table:table-cell>
          <table:table-cell office:value-type="float" office:value="6.28" calcext:value-type="float">
            <text:p>6.3</text:p>
          </table:table-cell>
          <table:table-cell office:value-type="float" office:value="1921.1" calcext:value-type="float">
            <text:p>1921.1</text:p>
          </table:table-cell>
          <table:table-cell office:value-type="float" office:value="1933.66" calcext:value-type="float">
            <text:p>1933.7</text:p>
          </table:table-cell>
          <table:table-cell office:value-type="float" office:value="0.519341378732961" calcext:value-type="float">
            <text:p>0.5</text:p>
          </table:table-cell>
          <table:table-cell office:value-type="float" office:value="0.519842305979102" calcext:value-type="float">
            <text:p>0.5</text:p>
          </table:table-cell>
          <table:table-cell office:value-type="float" office:value="0.160219041726132" calcext:value-type="float">
            <text:p>0.2</text:p>
          </table:table-cell>
          <table:table-cell office:value-type="float" office:value="0.160362881800156" calcext:value-type="float">
            <text:p>0.2</text:p>
          </table:table-cell>
          <table:table-cell office:value-type="float" office:value="-115.507002738509" calcext:value-type="float">
            <text:p>-115.5</text:p>
          </table:table-cell>
          <table:table-cell office:value-type="float" office:value="115.507002738509" calcext:value-type="float">
            <text:p>115.5</text:p>
          </table:table-cell>
          <table:table-cell office:value-type="float" office:value="1805.70439637915" calcext:value-type="float">
            <text:p>1805.7</text:p>
          </table:table-cell>
          <table:table-cell office:value-type="float" office:value="2049.16700273851" calcext:value-type="float">
            <text:p>2049.2</text:p>
          </table:table-cell>
          <table:table-cell office:value-type="float" office:value="1988.30135114867" calcext:value-type="float">
            <text:p>1988.3</text:p>
          </table:table-cell>
        </table:table-row>
        <table:table-row table:style-name="ro2">
          <table:table-cell table:style-name="ce3" office:value-type="string" calcext:value-type="string">
            <text:p>OS+ | VoNDutcH</text:p>
          </table:table-cell>
          <table:table-cell table:style-name="ce18" office:value-type="float" office:value="-7.36" calcext:value-type="float">
            <text:p>-7.4</text:p>
          </table:table-cell>
          <table:table-cell table:style-name="ce18" office:value-type="float" office:value="7.36" calcext:value-type="float">
            <text:p>7.4</text:p>
          </table:table-cell>
          <table:table-cell table:style-name="ce18" office:value-type="float" office:value="1907.92574257426" calcext:value-type="float">
            <text:p>1907.9</text:p>
          </table:table-cell>
          <table:table-cell table:style-name="ce18" office:value-type="float" office:value="1922.64574257426" calcext:value-type="float">
            <text:p>1922.6</text:p>
          </table:table-cell>
          <table:table-cell table:style-name="ce18" office:value-type="float" office:value="0.518834469374365" calcext:value-type="float">
            <text:p>0.5</text:p>
          </table:table-cell>
          <table:table-cell table:style-name="ce18" office:value-type="float" office:value="0.519402088699239" calcext:value-type="float">
            <text:p>0.5</text:p>
          </table:table-cell>
          <table:table-cell table:style-name="ce18" office:value-type="float" office:value="0.170491382175742" calcext:value-type="float">
            <text:p>0.2</text:p>
          </table:table-cell>
          <table:table-cell table:style-name="ce18" office:value-type="float" office:value="0.170516603674649" calcext:value-type="float">
            <text:p>0.2</text:p>
          </table:table-cell>
          <table:table-cell table:style-name="ce18" office:value-type="float" office:value="-123.430400994598" calcext:value-type="float">
            <text:p>-123.4</text:p>
          </table:table-cell>
          <table:table-cell table:style-name="ce18" office:value-type="float" office:value="123.430400994598" calcext:value-type="float">
            <text:p>123.4</text:p>
          </table:table-cell>
          <table:table-cell table:style-name="ce18" office:value-type="float" office:value="1784.49534157966" calcext:value-type="float">
            <text:p>1784.5</text:p>
          </table:table-cell>
          <table:table-cell table:style-name="ce18" office:value-type="float" office:value="2046.05631169866" calcext:value-type="float">
            <text:p>2046.1</text:p>
          </table:table-cell>
          <table:table-cell table:style-name="ce18" office:value-type="float" office:value="1980.66606916891" calcext:value-type="float">
            <text:p>1980.7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-10.04" calcext:value-type="float">
            <text:p>-10.0</text:p>
          </table:table-cell>
          <table:table-cell office:value-type="float" office:value="10.04" calcext:value-type="float">
            <text:p>10.0</text:p>
          </table:table-cell>
          <table:table-cell office:value-type="float" office:value="1892.59128712871" calcext:value-type="float">
            <text:p>1892.6</text:p>
          </table:table-cell>
          <table:table-cell office:value-type="float" office:value="1912.67128712871" calcext:value-type="float">
            <text:p>1912.7</text:p>
          </table:table-cell>
          <table:table-cell office:value-type="float" office:value="0.518267697492572" calcext:value-type="float">
            <text:p>0.5</text:p>
          </table:table-cell>
          <table:table-cell office:value-type="float" office:value="0.519014909380556" calcext:value-type="float">
            <text:p>0.5</text:p>
          </table:table-cell>
          <table:table-cell office:value-type="float" office:value="0.16361914890864" calcext:value-type="float">
            <text:p>0.2</text:p>
          </table:table-cell>
          <table:table-cell office:value-type="float" office:value="0.163890472862232" calcext:value-type="float">
            <text:p>0.2</text:p>
          </table:table-cell>
          <table:table-cell office:value-type="float" office:value="-118.246245398414" calcext:value-type="float">
            <text:p>-118.2</text:p>
          </table:table-cell>
          <table:table-cell office:value-type="float" office:value="118.246245398414" calcext:value-type="float">
            <text:p>118.2</text:p>
          </table:table-cell>
          <table:table-cell office:value-type="float" office:value="1774.556229467" calcext:value-type="float">
            <text:p>1774.6</text:p>
          </table:table-cell>
          <table:table-cell office:value-type="float" office:value="2030.91753252713" calcext:value-type="float">
            <text:p>2030.9</text:p>
          </table:table-cell>
          <table:table-cell office:value-type="float" office:value="1966.8272067621" calcext:value-type="float">
            <text:p>1966.8</text:p>
          </table:table-cell>
        </table:table-row>
        <table:table-row table:style-name="ro2">
          <table:table-cell table:style-name="ce3" office:value-type="string" calcext:value-type="string">
            <text:p>Hydur</text:p>
          </table:table-cell>
          <table:table-cell table:style-name="ce18" office:value-type="float" office:value="-10.28" calcext:value-type="float">
            <text:p>-10.3</text:p>
          </table:table-cell>
          <table:table-cell table:style-name="ce18" office:value-type="float" office:value="10.28" calcext:value-type="float">
            <text:p>10.3</text:p>
          </table:table-cell>
          <table:table-cell table:style-name="ce18" office:value-type="float" office:value="1705.50811881188" calcext:value-type="float">
            <text:p>1705.5</text:p>
          </table:table-cell>
          <table:table-cell table:style-name="ce18" office:value-type="float" office:value="1726.06811881188" calcext:value-type="float">
            <text:p>1726.1</text:p>
          </table:table-cell>
          <table:table-cell table:style-name="ce18" office:value-type="float" office:value="0.513085616437691" calcext:value-type="float">
            <text:p>0.5</text:p>
          </table:table-cell>
          <table:table-cell table:style-name="ce18" office:value-type="float" office:value="0.513519964699548" calcext:value-type="float">
            <text:p>0.5</text:p>
          </table:table-cell>
          <table:table-cell table:style-name="ce18" office:value-type="float" office:value="0.162416761556109" calcext:value-type="float">
            <text:p>0.2</text:p>
          </table:table-cell>
          <table:table-cell table:style-name="ce18" office:value-type="float" office:value="0.162663300368859" calcext:value-type="float">
            <text:p>0.2</text:p>
          </table:table-cell>
          <table:table-cell table:style-name="ce18" office:value-type="float" office:value="-117.291731001018" calcext:value-type="float">
            <text:p>-117.3</text:p>
          </table:table-cell>
          <table:table-cell table:style-name="ce18" office:value-type="float" office:value="117.291731001018" calcext:value-type="float">
            <text:p>117.3</text:p>
          </table:table-cell>
          <table:table-cell table:style-name="ce18" office:value-type="float" office:value="1588.21638781086" calcext:value-type="float">
            <text:p>1588.2</text:p>
          </table:table-cell>
          <table:table-cell table:style-name="ce18" office:value-type="float" office:value="1843.16829404594" calcext:value-type="float">
            <text:p>1843.2</text:p>
          </table:table-cell>
          <table:table-cell table:style-name="ce18" office:value-type="float" office:value="1779.43031748717" calcext:value-type="float">
            <text:p>1779.4</text:p>
          </table:table-cell>
        </table:table-row>
        <table:table-row table:style-name="ro2">
          <table:table-cell office:value-type="string" calcext:value-type="string">
            <text:p>qeetsa</text:p>
          </table:table-cell>
          <table:table-cell office:value-type="float" office:value="-5.16" calcext:value-type="float">
            <text:p>-5.2</text:p>
          </table:table-cell>
          <table:table-cell office:value-type="float" office:value="5.16" calcext:value-type="float">
            <text:p>5.2</text:p>
          </table:table-cell>
          <table:table-cell office:value-type="float" office:value="1709.97465346535" calcext:value-type="float">
            <text:p>1710.0</text:p>
          </table:table-cell>
          <table:table-cell office:value-type="float" office:value="1720.29465346535" calcext:value-type="float">
            <text:p>1720.3</text:p>
          </table:table-cell>
          <table:table-cell office:value-type="float" office:value="0.513177591648701" calcext:value-type="float">
            <text:p>0.5</text:p>
          </table:table-cell>
          <table:table-cell office:value-type="float" office:value="0.513395133020637" calcext:value-type="float">
            <text:p>0.5</text:p>
          </table:table-cell>
          <table:table-cell office:value-type="float" office:value="0.145279540190882" calcext:value-type="float">
            <text:p>0.1</text:p>
          </table:table-cell>
          <table:table-cell office:value-type="float" office:value="0.145331924735295" calcext:value-type="float">
            <text:p>0.1</text:p>
          </table:table-cell>
          <table:table-cell office:value-type="float" office:value="-103.984420885171" calcext:value-type="float">
            <text:p>-104.0</text:p>
          </table:table-cell>
          <table:table-cell office:value-type="float" office:value="103.984420885171" calcext:value-type="float">
            <text:p>104.0</text:p>
          </table:table-cell>
          <table:table-cell office:value-type="float" office:value="1606.02999087792" calcext:value-type="float">
            <text:p>1606.0</text:p>
          </table:table-cell>
          <table:table-cell office:value-type="float" office:value="1824.27907435052" calcext:value-type="float">
            <text:p>1824.3</text:p>
          </table:table-cell>
          <table:table-cell office:value-type="float" office:value="1769.71680348237" calcext:value-type="float">
            <text:p>1769.7</text:p>
          </table:table-cell>
        </table:table-row>
        <table:table-row table:style-name="ro2">
          <table:table-cell table:style-name="ce3" office:value-type="string" calcext:value-type="string">
            <text:p>RAY</text:p>
          </table:table-cell>
          <table:table-cell table:style-name="ce18" office:value-type="float" office:value="-14.04" calcext:value-type="float">
            <text:p>-14.0</text:p>
          </table:table-cell>
          <table:table-cell table:style-name="ce18" office:value-type="float" office:value="14.04" calcext:value-type="float">
            <text:p>14.0</text:p>
          </table:table-cell>
          <table:table-cell table:style-name="ce18" office:value-type="float" office:value="1663.77108910891" calcext:value-type="float">
            <text:p>1663.8</text:p>
          </table:table-cell>
          <table:table-cell table:style-name="ce18" office:value-type="float" office:value="1691.85108910891" calcext:value-type="float">
            <text:p>1691.9</text:p>
          </table:table-cell>
          <table:table-cell table:style-name="ce18" office:value-type="float" office:value="0.51228598099351" calcext:value-type="float">
            <text:p>0.5</text:p>
          </table:table-cell>
          <table:table-cell table:style-name="ce18" office:value-type="float" office:value="0.512812307416971" calcext:value-type="float">
            <text:p>0.5</text:p>
          </table:table-cell>
          <table:table-cell table:style-name="ce18" office:value-type="float" office:value="0.151185781894569" calcext:value-type="float">
            <text:p>0.2</text:p>
          </table:table-cell>
          <table:table-cell table:style-name="ce18" office:value-type="float" office:value="0.151305733019266" calcext:value-type="float">
            <text:p>0.2</text:p>
          </table:table-cell>
          <table:table-cell table:style-name="ce18" office:value-type="float" office:value="-108.536037589234" calcext:value-type="float">
            <text:p>-108.5</text:p>
          </table:table-cell>
          <table:table-cell table:style-name="ce18" office:value-type="float" office:value="108.536037589234" calcext:value-type="float">
            <text:p>108.5</text:p>
          </table:table-cell>
          <table:table-cell table:style-name="ce18" office:value-type="float" office:value="1555.32679690388" calcext:value-type="float">
            <text:p>1555.3</text:p>
          </table:table-cell>
          <table:table-cell table:style-name="ce18" office:value-type="float" office:value="1800.38712669814" calcext:value-type="float">
            <text:p>1800.4</text:p>
          </table:table-cell>
          <table:table-cell table:style-name="ce18" office:value-type="float" office:value="1739.12204424958" calcext:value-type="float">
            <text:p>1739.1</text:p>
          </table:table-cell>
        </table:table-row>
        <table:table-row table:style-name="ro2">
          <table:table-cell office:value-type="string" calcext:value-type="string">
            <text:p>Mortis</text:p>
          </table:table-cell>
          <table:table-cell office:value-type="float" office:value="-6.76" calcext:value-type="float">
            <text:p>-6.8</text:p>
          </table:table-cell>
          <table:table-cell office:value-type="float" office:value="6.76" calcext:value-type="float">
            <text:p>6.8</text:p>
          </table:table-cell>
          <table:table-cell office:value-type="float" office:value="1631.31108910891" calcext:value-type="float">
            <text:p>1631.3</text:p>
          </table:table-cell>
          <table:table-cell office:value-type="float" office:value="1644.83108910891" calcext:value-type="float">
            <text:p>1644.8</text:p>
          </table:table-cell>
          <table:table-cell office:value-type="float" office:value="0.511732248649167" calcext:value-type="float">
            <text:p>0.5</text:p>
          </table:table-cell>
          <table:table-cell office:value-type="float" office:value="0.511956174156008" calcext:value-type="float">
            <text:p>0.5</text:p>
          </table:table-cell>
          <table:table-cell office:value-type="float" office:value="0.127240330553611" calcext:value-type="float">
            <text:p>0.1</text:p>
          </table:table-cell>
          <table:table-cell office:value-type="float" office:value="0.127252313189428" calcext:value-type="float">
            <text:p>0.1</text:p>
          </table:table-cell>
          <table:table-cell office:value-type="float" office:value="-90.4109258353428" calcext:value-type="float">
            <text:p>-90.4</text:p>
          </table:table-cell>
          <table:table-cell office:value-type="float" office:value="90.4109258353428" calcext:value-type="float">
            <text:p>90.4</text:p>
          </table:table-cell>
          <table:table-cell office:value-type="float" office:value="1540.90906627826" calcext:value-type="float">
            <text:p>1540.9</text:p>
          </table:table-cell>
          <table:table-cell office:value-type="float" office:value="1735.24201494425" calcext:value-type="float">
            <text:p>1735.2</text:p>
          </table:table-cell>
          <table:table-cell office:value-type="float" office:value="1686.65877777775" calcext:value-type="float">
            <text:p>1686.7</text:p>
          </table:table-cell>
        </table:table-row>
        <table:table-row table:style-name="ro2">
          <table:table-cell table:style-name="ce3" office:value-type="string" calcext:value-type="string">
            <text:p>Kingofn00b5</text:p>
          </table:table-cell>
          <table:table-cell table:style-name="ce18" office:value-type="float" office:value="-7.56" calcext:value-type="float">
            <text:p>-7.6</text:p>
          </table:table-cell>
          <table:table-cell table:style-name="ce18" office:value-type="float" office:value="7.56" calcext:value-type="float">
            <text:p>7.6</text:p>
          </table:table-cell>
          <table:table-cell table:style-name="ce18" office:value-type="float" office:value="1579.7900990099" calcext:value-type="float">
            <text:p>1579.8</text:p>
          </table:table-cell>
          <table:table-cell table:style-name="ce18" office:value-type="float" office:value="1594.9100990099" calcext:value-type="float">
            <text:p>1594.9</text:p>
          </table:table-cell>
          <table:table-cell table:style-name="ce18" office:value-type="float" office:value="0.510957035808868" calcext:value-type="float">
            <text:p>0.5</text:p>
          </table:table-cell>
          <table:table-cell table:style-name="ce18" office:value-type="float" office:value="0.511172659706606" calcext:value-type="float">
            <text:p>0.5</text:p>
          </table:table-cell>
          <table:table-cell table:style-name="ce18" office:value-type="float" office:value="0.238756304587657" calcext:value-type="float">
            <text:p>0.2</text:p>
          </table:table-cell>
          <table:table-cell table:style-name="ce18" office:value-type="float" office:value="0.238836249233928" calcext:value-type="float">
            <text:p>0.2</text:p>
          </table:table-cell>
          <table:table-cell table:style-name="ce18" office:value-type="float" office:value="-180.654119083711" calcext:value-type="float">
            <text:p>-180.7</text:p>
          </table:table-cell>
          <table:table-cell table:style-name="ce18" office:value-type="float" office:value="180.654119083711" calcext:value-type="float">
            <text:p>180.7</text:p>
          </table:table-cell>
          <table:table-cell table:style-name="ce18" office:value-type="float" office:value="1399.2079463015" calcext:value-type="float">
            <text:p>1399.2</text:p>
          </table:table-cell>
          <table:table-cell table:style-name="ce18" office:value-type="float" office:value="1775.56421809361" calcext:value-type="float">
            <text:p>1775.6</text:p>
          </table:table-cell>
          <table:table-cell table:style-name="ce18" office:value-type="float" office:value="1681.47515014558" calcext:value-type="float">
            <text:p>1681.5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office:value-type="float" office:value="-8.08" calcext:value-type="float">
            <text:p>-8.1</text:p>
          </table:table-cell>
          <table:table-cell office:value-type="float" office:value="8.08" calcext:value-type="float">
            <text:p>8.1</text:p>
          </table:table-cell>
          <table:table-cell office:value-type="float" office:value="1610.17881188119" calcext:value-type="float">
            <text:p>1610.2</text:p>
          </table:table-cell>
          <table:table-cell office:value-type="float" office:value="1626.33881188119" calcext:value-type="float">
            <text:p>1626.3</text:p>
          </table:table-cell>
          <table:table-cell office:value-type="float" office:value="0.511400081055406" calcext:value-type="float">
            <text:p>0.5</text:p>
          </table:table-cell>
          <table:table-cell office:value-type="float" office:value="0.511652186063803" calcext:value-type="float">
            <text:p>0.5</text:p>
          </table:table-cell>
          <table:table-cell office:value-type="float" office:value="0.158169606547958" calcext:value-type="float">
            <text:p>0.2</text:p>
          </table:table-cell>
          <table:table-cell office:value-type="float" office:value="0.158192010528638" calcext:value-type="float">
            <text:p>0.2</text:p>
          </table:table-cell>
          <table:table-cell office:value-type="float" office:value="-113.828158613533" calcext:value-type="float">
            <text:p>-113.8</text:p>
          </table:table-cell>
          <table:table-cell office:value-type="float" office:value="113.828158613533" calcext:value-type="float">
            <text:p>113.8</text:p>
          </table:table-cell>
          <table:table-cell office:value-type="float" office:value="1496.36795253996" calcext:value-type="float">
            <text:p>1496.4</text:p>
          </table:table-cell>
          <table:table-cell office:value-type="float" office:value="1740.16697049472" calcext:value-type="float">
            <text:p>1740.2</text:p>
          </table:table-cell>
          <table:table-cell office:value-type="float" office:value="1679.21721600603" calcext:value-type="float">
            <text:p>1679.2</text:p>
          </table:table-cell>
        </table:table-row>
        <table:table-row table:style-name="ro2">
          <table:table-cell table:style-name="ce3" office:value-type="string" calcext:value-type="string">
            <text:p>maxpower973</text:p>
          </table:table-cell>
          <table:table-cell table:style-name="ce18" office:value-type="float" office:value="-6.68" calcext:value-type="float">
            <text:p>-6.7</text:p>
          </table:table-cell>
          <table:table-cell table:style-name="ce18" office:value-type="float" office:value="6.68" calcext:value-type="float">
            <text:p>6.7</text:p>
          </table:table-cell>
          <table:table-cell table:style-name="ce18" office:value-type="float" office:value="1625.35524752475" calcext:value-type="float">
            <text:p>1625.4</text:p>
          </table:table-cell>
          <table:table-cell table:style-name="ce18" office:value-type="float" office:value="1638.71524752475" calcext:value-type="float">
            <text:p>1638.7</text:p>
          </table:table-cell>
          <table:table-cell table:style-name="ce18" office:value-type="float" office:value="0.511636490927211" calcext:value-type="float">
            <text:p>0.5</text:p>
          </table:table-cell>
          <table:table-cell table:style-name="ce18" office:value-type="float" office:value="0.511853732713444" calcext:value-type="float">
            <text:p>0.5</text:p>
          </table:table-cell>
          <table:table-cell table:style-name="ce18" office:value-type="float" office:value="0.105535763041664" calcext:value-type="float">
            <text:p>0.1</text:p>
          </table:table-cell>
          <table:table-cell table:style-name="ce18" office:value-type="float" office:value="0.105547491814643" calcext:value-type="float">
            <text:p>0.1</text:p>
          </table:table-cell>
          <table:table-cell table:style-name="ce18" office:value-type="float" office:value="-74.4613950739266" calcext:value-type="float">
            <text:p>-74.5</text:p>
          </table:table-cell>
          <table:table-cell table:style-name="ce18" office:value-type="float" office:value="74.4613950739266" calcext:value-type="float">
            <text:p>74.5</text:p>
          </table:table-cell>
          <table:table-cell table:style-name="ce18" office:value-type="float" office:value="1550.90238250326" calcext:value-type="float">
            <text:p>1550.9</text:p>
          </table:table-cell>
          <table:table-cell table:style-name="ce18" office:value-type="float" office:value="1713.17664259868" calcext:value-type="float">
            <text:p>1713.2</text:p>
          </table:table-cell>
          <table:table-cell table:style-name="ce18" office:value-type="float" office:value="1672.60807757482" calcext:value-type="float">
            <text:p>1672.6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office:value-type="float" office:value="-7.28" calcext:value-type="float">
            <text:p>-7.3</text:p>
          </table:table-cell>
          <table:table-cell office:value-type="float" office:value="7.28" calcext:value-type="float">
            <text:p>7.3</text:p>
          </table:table-cell>
          <table:table-cell office:value-type="float" office:value="1562.34277227723" calcext:value-type="float">
            <text:p>1562.3</text:p>
          </table:table-cell>
          <table:table-cell office:value-type="float" office:value="1576.90277227723" calcext:value-type="float">
            <text:p>1576.9</text:p>
          </table:table-cell>
          <table:table-cell office:value-type="float" office:value="0.510719133933748" calcext:value-type="float">
            <text:p>0.5</text:p>
          </table:table-cell>
          <table:table-cell office:value-type="float" office:value="0.510916884688578" calcext:value-type="float">
            <text:p>0.5</text:p>
          </table:table-cell>
          <table:table-cell office:value-type="float" office:value="0.135553878657707" calcext:value-type="float">
            <text:p>0.1</text:p>
          </table:table-cell>
          <table:table-cell office:value-type="float" office:value="0.135623133938782" calcext:value-type="float">
            <text:p>0.1</text:p>
          </table:table-cell>
          <table:table-cell office:value-type="float" office:value="-96.6595596131578" calcext:value-type="float">
            <text:p>-96.7</text:p>
          </table:table-cell>
          <table:table-cell office:value-type="float" office:value="96.6595596131578" calcext:value-type="float">
            <text:p>96.7</text:p>
          </table:table-cell>
          <table:table-cell office:value-type="float" office:value="1465.73515591159" calcext:value-type="float">
            <text:p>1465.7</text:p>
          </table:table-cell>
          <table:table-cell office:value-type="float" office:value="1673.56233189039" calcext:value-type="float">
            <text:p>1673.6</text:p>
          </table:table-cell>
          <table:table-cell office:value-type="float" office:value="1621.60553789569" calcext:value-type="float">
            <text:p>1621.6</text:p>
          </table:table-cell>
        </table:table-row>
        <table:table-row table:style-name="ro2">
          <table:table-cell table:style-name="ce3" office:value-type="string" calcext:value-type="string">
            <text:p>Alexander</text:p>
          </table:table-cell>
          <table:table-cell table:style-name="ce18" office:value-type="float" office:value="-6" calcext:value-type="float">
            <text:p>-6.0</text:p>
          </table:table-cell>
          <table:table-cell table:style-name="ce18" office:value-type="float" office:value="6" calcext:value-type="float">
            <text:p>6.0</text:p>
          </table:table-cell>
          <table:table-cell table:style-name="ce18" office:value-type="float" office:value="1526.86455445545" calcext:value-type="float">
            <text:p>1526.9</text:p>
          </table:table-cell>
          <table:table-cell table:style-name="ce18" office:value-type="float" office:value="1538.86455445545" calcext:value-type="float">
            <text:p>1538.9</text:p>
          </table:table-cell>
          <table:table-cell table:style-name="ce18" office:value-type="float" office:value="0.510267020051591" calcext:value-type="float">
            <text:p>0.5</text:p>
          </table:table-cell>
          <table:table-cell table:style-name="ce18" office:value-type="float" office:value="0.510415590755819" calcext:value-type="float">
            <text:p>0.5</text:p>
          </table:table-cell>
          <table:table-cell table:style-name="ce18" office:value-type="float" office:value="0.18784104418673" calcext:value-type="float">
            <text:p>0.2</text:p>
          </table:table-cell>
          <table:table-cell table:style-name="ce18" office:value-type="float" office:value="0.187919624105306" calcext:value-type="float">
            <text:p>0.2</text:p>
          </table:table-cell>
          <table:table-cell table:style-name="ce18" office:value-type="float" office:value="-137.308495291803" calcext:value-type="float">
            <text:p>-137.3</text:p>
          </table:table-cell>
          <table:table-cell table:style-name="ce18" office:value-type="float" office:value="137.308495291803" calcext:value-type="float">
            <text:p>137.3</text:p>
          </table:table-cell>
          <table:table-cell table:style-name="ce18" office:value-type="float" office:value="1389.61963935812" calcext:value-type="float">
            <text:p>1389.6</text:p>
          </table:table-cell>
          <table:table-cell table:style-name="ce18" office:value-type="float" office:value="1676.17304974725" calcext:value-type="float">
            <text:p>1676.2</text:p>
          </table:table-cell>
          <table:table-cell table:style-name="ce18" office:value-type="float" office:value="1604.53469714997" calcext:value-type="float">
            <text:p>1604.5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office:value-type="float" office:value="-15.8" calcext:value-type="float">
            <text:p>-15.8</text:p>
          </table:table-cell>
          <table:table-cell office:value-type="float" office:value="15.8" calcext:value-type="float">
            <text:p>15.8</text:p>
          </table:table-cell>
          <table:table-cell office:value-type="float" office:value="1527.27900990099" calcext:value-type="float">
            <text:p>1527.3</text:p>
          </table:table-cell>
          <table:table-cell office:value-type="float" office:value="1558.87900990099" calcext:value-type="float">
            <text:p>1558.9</text:p>
          </table:table-cell>
          <table:table-cell office:value-type="float" office:value="0.510272083049355" calcext:value-type="float">
            <text:p>0.5</text:p>
          </table:table-cell>
          <table:table-cell office:value-type="float" office:value="0.510673204851385" calcext:value-type="float">
            <text:p>0.5</text:p>
          </table:table-cell>
          <table:table-cell office:value-type="float" office:value="0.142137894128797" calcext:value-type="float">
            <text:p>0.1</text:p>
          </table:table-cell>
          <table:table-cell office:value-type="float" office:value="0.142237743368576" calcext:value-type="float">
            <text:p>0.1</text:p>
          </table:table-cell>
          <table:table-cell office:value-type="float" office:value="-101.640521432751" calcext:value-type="float">
            <text:p>-101.6</text:p>
          </table:table-cell>
          <table:table-cell office:value-type="float" office:value="101.640521432751" calcext:value-type="float">
            <text:p>101.6</text:p>
          </table:table-cell>
          <table:table-cell office:value-type="float" office:value="1425.71397541895" calcext:value-type="float">
            <text:p>1425.7</text:p>
          </table:table-cell>
          <table:table-cell office:value-type="float" office:value="1660.51953133374" calcext:value-type="float">
            <text:p>1660.5</text:p>
          </table:table-cell>
          <table:table-cell office:value-type="float" office:value="1601.81814235504" calcext:value-type="float">
            <text:p>1601.8</text:p>
          </table:table-cell>
        </table:table-row>
        <table:table-row table:style-name="ro2">
          <table:table-cell table:style-name="ce3" office:value-type="string" calcext:value-type="string">
            <text:p>maxymczech</text:p>
          </table:table-cell>
          <table:table-cell table:style-name="ce18" office:value-type="float" office:value="-8.64" calcext:value-type="float">
            <text:p>-8.6</text:p>
          </table:table-cell>
          <table:table-cell table:style-name="ce18" office:value-type="float" office:value="8.64" calcext:value-type="float">
            <text:p>8.6</text:p>
          </table:table-cell>
          <table:table-cell table:style-name="ce18" office:value-type="float" office:value="1511.64732673267" calcext:value-type="float">
            <text:p>1511.6</text:p>
          </table:table-cell>
          <table:table-cell table:style-name="ce18" office:value-type="float" office:value="1528.92732673267" calcext:value-type="float">
            <text:p>1528.9</text:p>
          </table:table-cell>
          <table:table-cell table:style-name="ce18" office:value-type="float" office:value="0.510084287514558" calcext:value-type="float">
            <text:p>0.5</text:p>
          </table:table-cell>
          <table:table-cell table:style-name="ce18" office:value-type="float" office:value="0.510292266146214" calcext:value-type="float">
            <text:p>0.5</text:p>
          </table:table-cell>
          <table:table-cell table:style-name="ce18" office:value-type="float" office:value="0.130466177606691" calcext:value-type="float">
            <text:p>0.1</text:p>
          </table:table-cell>
          <table:table-cell table:style-name="ce18" office:value-type="float" office:value="0.130530171031816" calcext:value-type="float">
            <text:p>0.1</text:p>
          </table:table-cell>
          <table:table-cell table:style-name="ce18" office:value-type="float" office:value="-92.8507571863371" calcext:value-type="float">
            <text:p>-92.9</text:p>
          </table:table-cell>
          <table:table-cell table:style-name="ce18" office:value-type="float" office:value="92.8507571863371" calcext:value-type="float">
            <text:p>92.9</text:p>
          </table:table-cell>
          <table:table-cell table:style-name="ce18" office:value-type="float" office:value="1418.84428721718" calcext:value-type="float">
            <text:p>1418.8</text:p>
          </table:table-cell>
          <table:table-cell table:style-name="ce18" office:value-type="float" office:value="1621.77808391901" calcext:value-type="float">
            <text:p>1621.8</text:p>
          </table:table-cell>
          <table:table-cell table:style-name="ce18" office:value-type="float" office:value="1571.04463474355" calcext:value-type="float">
            <text:p>1571.0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office:value-type="float" office:value="-8.52" calcext:value-type="float">
            <text:p>-8.5</text:p>
          </table:table-cell>
          <table:table-cell office:value-type="float" office:value="8.52" calcext:value-type="float">
            <text:p>8.5</text:p>
          </table:table-cell>
          <table:table-cell office:value-type="float" office:value="1500.0403960396" calcext:value-type="float">
            <text:p>1500.0</text:p>
          </table:table-cell>
          <table:table-cell office:value-type="float" office:value="1517.0803960396" calcext:value-type="float">
            <text:p>1517.1</text:p>
          </table:table-cell>
          <table:table-cell office:value-type="float" office:value="0.509948753611654" calcext:value-type="float">
            <text:p>0.5</text:p>
          </table:table-cell>
          <table:table-cell office:value-type="float" office:value="0.510148841470198" calcext:value-type="float">
            <text:p>0.5</text:p>
          </table:table-cell>
          <table:table-cell office:value-type="float" office:value="0.149930439415531" calcext:value-type="float">
            <text:p>0.1</text:p>
          </table:table-cell>
          <table:table-cell office:value-type="float" office:value="0.150007491882797" calcext:value-type="float">
            <text:p>0.2</text:p>
          </table:table-cell>
          <table:table-cell office:value-type="float" office:value="-107.543845707239" calcext:value-type="float">
            <text:p>-107.5</text:p>
          </table:table-cell>
          <table:table-cell office:value-type="float" office:value="107.543845707239" calcext:value-type="float">
            <text:p>107.5</text:p>
          </table:table-cell>
          <table:table-cell office:value-type="float" office:value="1392.55538478015" calcext:value-type="float">
            <text:p>1392.6</text:p>
          </table:table-cell>
          <table:table-cell office:value-type="float" office:value="1624.62424174684" calcext:value-type="float">
            <text:p>1624.6</text:p>
          </table:table-cell>
          <table:table-cell office:value-type="float" office:value="1566.60702750517" calcext:value-type="float">
            <text:p>1566.6</text:p>
          </table:table-cell>
        </table:table-row>
        <table:table-row table:style-name="ro2">
          <table:table-cell table:style-name="ce3" office:value-type="string" calcext:value-type="string">
            <text:p>Johnny Walrus</text:p>
          </table:table-cell>
          <table:table-cell table:style-name="ce18" office:value-type="float" office:value="-4.64" calcext:value-type="float">
            <text:p>-4.6</text:p>
          </table:table-cell>
          <table:table-cell table:style-name="ce18" office:value-type="float" office:value="4.64" calcext:value-type="float">
            <text:p>4.6</text:p>
          </table:table-cell>
          <table:table-cell table:style-name="ce18" office:value-type="float" office:value="1417.08772277228" calcext:value-type="float">
            <text:p>1417.1</text:p>
          </table:table-cell>
          <table:table-cell table:style-name="ce18" office:value-type="float" office:value="1426.36772277228" calcext:value-type="float">
            <text:p>1426.4</text:p>
          </table:table-cell>
          <table:table-cell table:style-name="ce18" office:value-type="float" office:value="0.509047262231072" calcext:value-type="float">
            <text:p>0.5</text:p>
          </table:table-cell>
          <table:table-cell table:style-name="ce18" office:value-type="float" office:value="0.50914427361267" calcext:value-type="float">
            <text:p>0.5</text:p>
          </table:table-cell>
          <table:table-cell table:style-name="ce18" office:value-type="float" office:value="0.326261104289634" calcext:value-type="float">
            <text:p>0.3</text:p>
          </table:table-cell>
          <table:table-cell table:style-name="ce18" office:value-type="float" office:value="0.326358115671232" calcext:value-type="float">
            <text:p>0.3</text:p>
          </table:table-cell>
          <table:table-cell table:style-name="ce18" office:value-type="float" office:value="-271.005522634736" calcext:value-type="float">
            <text:p>-271.0</text:p>
          </table:table-cell>
          <table:table-cell table:style-name="ce18" office:value-type="float" office:value="271.005522634736" calcext:value-type="float">
            <text:p>271.0</text:p>
          </table:table-cell>
          <table:table-cell table:style-name="ce18" office:value-type="float" office:value="1146.19962184945" calcext:value-type="float">
            <text:p>1146.2</text:p>
          </table:table-cell>
          <table:table-cell table:style-name="ce18" office:value-type="float" office:value="1697.37324540701" calcext:value-type="float">
            <text:p>1697.4</text:p>
          </table:table-cell>
          <table:table-cell table:style-name="ce18" office:value-type="float" office:value="1559.57983951762" calcext:value-type="float">
            <text:p>1559.6</text:p>
          </table:table-cell>
        </table:table-row>
        <table:table-row table:style-name="ro2">
          <table:table-cell office:value-type="string" calcext:value-type="string">
            <text:p>Ragnar</text:p>
          </table:table-cell>
          <table:table-cell office:value-type="float" office:value="-6.16" calcext:value-type="float">
            <text:p>-6.2</text:p>
          </table:table-cell>
          <table:table-cell office:value-type="float" office:value="6.16" calcext:value-type="float">
            <text:p>6.2</text:p>
          </table:table-cell>
          <table:table-cell office:value-type="float" office:value="1507.62633663366" calcext:value-type="float">
            <text:p>1507.6</text:p>
          </table:table-cell>
          <table:table-cell office:value-type="float" office:value="1519.94633663366" calcext:value-type="float">
            <text:p>1519.9</text:p>
          </table:table-cell>
          <table:table-cell office:value-type="float" office:value="0.51003697803107" calcext:value-type="float">
            <text:p>0.5</text:p>
          </table:table-cell>
          <table:table-cell office:value-type="float" office:value="0.510183195698194" calcext:value-type="float">
            <text:p>0.5</text:p>
          </table:table-cell>
          <table:table-cell office:value-type="float" office:value="0.119271168548714" calcext:value-type="float">
            <text:p>0.1</text:p>
          </table:table-cell>
          <table:table-cell office:value-type="float" office:value="0.119295968965259" calcext:value-type="float">
            <text:p>0.1</text:p>
          </table:table-cell>
          <table:table-cell office:value-type="float" office:value="-84.5243111443706" calcext:value-type="float">
            <text:p>-84.5</text:p>
          </table:table-cell>
          <table:table-cell office:value-type="float" office:value="84.5243111443706" calcext:value-type="float">
            <text:p>84.5</text:p>
          </table:table-cell>
          <table:table-cell office:value-type="float" office:value="1423.12029858378" calcext:value-type="float">
            <text:p>1423.1</text:p>
          </table:table-cell>
          <table:table-cell office:value-type="float" office:value="1604.47064777803" calcext:value-type="float">
            <text:p>1604.5</text:p>
          </table:table-cell>
          <table:table-cell office:value-type="float" office:value="1559.13306047947" calcext:value-type="float">
            <text:p>1559.1</text:p>
          </table:table-cell>
        </table:table-row>
        <table:table-row table:style-name="ro2">
          <table:table-cell table:style-name="ce3" office:value-type="string" calcext:value-type="string">
            <text:p>Pl0tterGhost</text:p>
          </table:table-cell>
          <table:table-cell table:style-name="ce18" office:value-type="float" office:value="-9.28" calcext:value-type="float">
            <text:p>-9.3</text:p>
          </table:table-cell>
          <table:table-cell table:style-name="ce18" office:value-type="float" office:value="9.28" calcext:value-type="float">
            <text:p>9.3</text:p>
          </table:table-cell>
          <table:table-cell table:style-name="ce18" office:value-type="float" office:value="1475.72079207921" calcext:value-type="float">
            <text:p>1475.7</text:p>
          </table:table-cell>
          <table:table-cell table:style-name="ce18" office:value-type="float" office:value="1494.28079207921" calcext:value-type="float">
            <text:p>1494.3</text:p>
          </table:table-cell>
          <table:table-cell table:style-name="ce18" office:value-type="float" office:value="0.509674021957706" calcext:value-type="float">
            <text:p>0.5</text:p>
          </table:table-cell>
          <table:table-cell table:style-name="ce18" office:value-type="float" office:value="0.50988262163383" calcext:value-type="float">
            <text:p>0.5</text:p>
          </table:table-cell>
          <table:table-cell table:style-name="ce18" office:value-type="float" office:value="0.172080550909054" calcext:value-type="float">
            <text:p>0.2</text:p>
          </table:table-cell>
          <table:table-cell table:style-name="ce18" office:value-type="float" office:value="0.172091813098926" calcext:value-type="float">
            <text:p>0.2</text:p>
          </table:table-cell>
          <table:table-cell table:style-name="ce18" office:value-type="float" office:value="-124.670538134589" calcext:value-type="float">
            <text:p>-124.7</text:p>
          </table:table-cell>
          <table:table-cell table:style-name="ce18" office:value-type="float" office:value="124.670538134589" calcext:value-type="float">
            <text:p>124.7</text:p>
          </table:table-cell>
          <table:table-cell table:style-name="ce18" office:value-type="float" office:value="1351.05913127664" calcext:value-type="float">
            <text:p>1351.1</text:p>
          </table:table-cell>
          <table:table-cell table:style-name="ce18" office:value-type="float" office:value="1618.9513302138" calcext:value-type="float">
            <text:p>1619.0</text:p>
          </table:table-cell>
          <table:table-cell table:style-name="ce18" office:value-type="float" office:value="1551.97828047951" calcext:value-type="float">
            <text:p>1552.0</text:p>
          </table:table-cell>
        </table:table-row>
        <table:table-row table:style-name="ro2">
          <table:table-cell office:value-type="string" calcext:value-type="string">
            <text:p>Biscuits</text:p>
          </table:table-cell>
          <table:table-cell office:value-type="float" office:value="-7.96" calcext:value-type="float">
            <text:p>-8.0</text:p>
          </table:table-cell>
          <table:table-cell office:value-type="float" office:value="7.96" calcext:value-type="float">
            <text:p>8.0</text:p>
          </table:table-cell>
          <table:table-cell office:value-type="float" office:value="1460.45168316832" calcext:value-type="float">
            <text:p>1460.5</text:p>
          </table:table-cell>
          <table:table-cell office:value-type="float" office:value="1476.37168316832" calcext:value-type="float">
            <text:p>1476.4</text:p>
          </table:table-cell>
          <table:table-cell office:value-type="float" office:value="0.509506860858296" calcext:value-type="float">
            <text:p>0.5</text:p>
          </table:table-cell>
          <table:table-cell office:value-type="float" office:value="0.509681230590285" calcext:value-type="float">
            <text:p>0.5</text:p>
          </table:table-cell>
          <table:table-cell office:value-type="float" office:value="0.187756510415066" calcext:value-type="float">
            <text:p>0.2</text:p>
          </table:table-cell>
          <table:table-cell office:value-type="float" office:value="0.187788835047656" calcext:value-type="float">
            <text:p>0.2</text:p>
          </table:table-cell>
          <table:table-cell office:value-type="float" office:value="-137.202676730805" calcext:value-type="float">
            <text:p>-137.2</text:p>
          </table:table-cell>
          <table:table-cell office:value-type="float" office:value="137.202676730805" calcext:value-type="float">
            <text:p>137.2</text:p>
          </table:table-cell>
          <table:table-cell office:value-type="float" office:value="1323.27515585825" calcext:value-type="float">
            <text:p>1323.3</text:p>
          </table:table-cell>
          <table:table-cell office:value-type="float" office:value="1613.57435989912" calcext:value-type="float">
            <text:p>1613.6</text:p>
          </table:table-cell>
          <table:table-cell office:value-type="float" office:value="1540.9995588889" calcext:value-type="float">
            <text:p>1541.0</text:p>
          </table:table-cell>
        </table:table-row>
        <table:table-row table:style-name="ro2">
          <table:table-cell table:style-name="ce3" office:value-type="string" calcext:value-type="string">
            <text:p>Flying Mouse</text:p>
          </table:table-cell>
          <table:table-cell table:style-name="ce18" office:value-type="float" office:value="-10.56" calcext:value-type="float">
            <text:p>-10.6</text:p>
          </table:table-cell>
          <table:table-cell table:style-name="ce18" office:value-type="float" office:value="10.56" calcext:value-type="float">
            <text:p>10.6</text:p>
          </table:table-cell>
          <table:table-cell table:style-name="ce18" office:value-type="float" office:value="1428.43445544554" calcext:value-type="float">
            <text:p>1428.4</text:p>
          </table:table-cell>
          <table:table-cell table:style-name="ce18" office:value-type="float" office:value="1449.55445544554" calcext:value-type="float">
            <text:p>1449.6</text:p>
          </table:table-cell>
          <table:table-cell table:style-name="ce18" office:value-type="float" office:value="0.509165952564664" calcext:value-type="float">
            <text:p>0.5</text:p>
          </table:table-cell>
          <table:table-cell table:style-name="ce18" office:value-type="float" office:value="0.509389578684073" calcext:value-type="float">
            <text:p>0.5</text:p>
          </table:table-cell>
          <table:table-cell table:style-name="ce18" office:value-type="float" office:value="0.173776292663592" calcext:value-type="float">
            <text:p>0.2</text:p>
          </table:table-cell>
          <table:table-cell table:style-name="ce18" office:value-type="float" office:value="0.173816252610395" calcext:value-type="float">
            <text:p>0.2</text:p>
          </table:table-cell>
          <table:table-cell table:style-name="ce18" office:value-type="float" office:value="-126.031665684334" calcext:value-type="float">
            <text:p>-126.0</text:p>
          </table:table-cell>
          <table:table-cell table:style-name="ce18" office:value-type="float" office:value="126.031665684334" calcext:value-type="float">
            <text:p>126.0</text:p>
          </table:table-cell>
          <table:table-cell table:style-name="ce18" office:value-type="float" office:value="1302.43437263764" calcext:value-type="float">
            <text:p>1302.4</text:p>
          </table:table-cell>
          <table:table-cell table:style-name="ce18" office:value-type="float" office:value="1575.58612112988" calcext:value-type="float">
            <text:p>1575.6</text:p>
          </table:table-cell>
          <table:table-cell table:style-name="ce18" office:value-type="float" office:value="1507.29818400682" calcext:value-type="float">
            <text:p>1507.3</text:p>
          </table:table-cell>
        </table:table-row>
        <table:table-row table:style-name="ro2">
          <table:table-cell office:value-type="string" calcext:value-type="string">
            <text:p>Superhero55</text:p>
          </table:table-cell>
          <table:table-cell office:value-type="float" office:value="-6.72" calcext:value-type="float">
            <text:p>-6.7</text:p>
          </table:table-cell>
          <table:table-cell office:value-type="float" office:value="6.72" calcext:value-type="float">
            <text:p>6.7</text:p>
          </table:table-cell>
          <table:table-cell office:value-type="float" office:value="1420.94930693069" calcext:value-type="float">
            <text:p>1420.9</text:p>
          </table:table-cell>
          <table:table-cell office:value-type="float" office:value="1434.38930693069" calcext:value-type="float">
            <text:p>1434.4</text:p>
          </table:table-cell>
          <table:table-cell office:value-type="float" office:value="0.509087570143558" calcext:value-type="float">
            <text:p>0.5</text:p>
          </table:table-cell>
          <table:table-cell office:value-type="float" office:value="0.509228594551113" calcext:value-type="float">
            <text:p>0.5</text:p>
          </table:table-cell>
          <table:table-cell office:value-type="float" office:value="0.145452025034874" calcext:value-type="float">
            <text:p>0.1</text:p>
          </table:table-cell>
          <table:table-cell office:value-type="float" office:value="0.145506063054395" calcext:value-type="float">
            <text:p>0.1</text:p>
          </table:table-cell>
          <table:table-cell office:value-type="float" office:value="-104.116605663557" calcext:value-type="float">
            <text:p>-104.1</text:p>
          </table:table-cell>
          <table:table-cell office:value-type="float" office:value="104.116605663557" calcext:value-type="float">
            <text:p>104.1</text:p>
          </table:table-cell>
          <table:table-cell office:value-type="float" office:value="1316.87372353521" calcext:value-type="float">
            <text:p>1316.9</text:p>
          </table:table-cell>
          <table:table-cell office:value-type="float" office:value="1538.50591259425" calcext:value-type="float">
            <text:p>1538.5</text:p>
          </table:table-cell>
          <table:table-cell office:value-type="float" office:value="1483.09786532949" calcext:value-type="float">
            <text:p>1483.1</text:p>
          </table:table-cell>
        </table:table-row>
        <table:table-row table:style-name="ro2">
          <table:table-cell table:style-name="ce3" office:value-type="string" calcext:value-type="string">
            <text:p>ALIKOG </text:p>
          </table:table-cell>
          <table:table-cell table:style-name="ce18" office:value-type="float" office:value="-6.04" calcext:value-type="float">
            <text:p>-6.0</text:p>
          </table:table-cell>
          <table:table-cell table:style-name="ce18" office:value-type="float" office:value="6.04" calcext:value-type="float">
            <text:p>6.0</text:p>
          </table:table-cell>
          <table:table-cell table:style-name="ce18" office:value-type="float" office:value="1365.29168316832" calcext:value-type="float">
            <text:p>1365.3</text:p>
          </table:table-cell>
          <table:table-cell table:style-name="ce18" office:value-type="float" office:value="1377.37168316832" calcext:value-type="float">
            <text:p>1377.4</text:p>
          </table:table-cell>
          <table:table-cell table:style-name="ce18" office:value-type="float" office:value="0.508508843701336" calcext:value-type="float">
            <text:p>0.5</text:p>
          </table:table-cell>
          <table:table-cell table:style-name="ce18" office:value-type="float" office:value="0.508634764413968" calcext:value-type="float">
            <text:p>0.5</text:p>
          </table:table-cell>
          <table:table-cell table:style-name="ce18" office:value-type="float" office:value="0.140802806961967" calcext:value-type="float">
            <text:p>0.1</text:p>
          </table:table-cell>
          <table:table-cell table:style-name="ce18" office:value-type="float" office:value="0.140854727446917" calcext:value-type="float">
            <text:p>0.1</text:p>
          </table:table-cell>
          <table:table-cell table:style-name="ce18" office:value-type="float" office:value="-100.595775277242" calcext:value-type="float">
            <text:p>-100.6</text:p>
          </table:table-cell>
          <table:table-cell table:style-name="ce18" office:value-type="float" office:value="100.595775277242" calcext:value-type="float">
            <text:p>100.6</text:p>
          </table:table-cell>
          <table:table-cell table:style-name="ce18" office:value-type="float" office:value="1264.73509466387" calcext:value-type="float">
            <text:p>1264.7</text:p>
          </table:table-cell>
          <table:table-cell table:style-name="ce18" office:value-type="float" office:value="1477.96745844556" calcext:value-type="float">
            <text:p>1478.0</text:p>
          </table:table-cell>
          <table:table-cell table:style-name="ce18" office:value-type="float" office:value="1424.65936750014" calcext:value-type="float">
            <text:p>1424.7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48.62316831683" calcext:value-type="float">
            <text:p>1348.6</text:p>
          </table:table-cell>
          <table:table-cell office:value-type="float" office:value="1371.42316831683" calcext:value-type="float">
            <text:p>1371.4</text:p>
          </table:table-cell>
          <table:table-cell office:value-type="float" office:value="0.508333611035361" calcext:value-type="float">
            <text:p>0.5</text:p>
          </table:table-cell>
          <table:table-cell office:value-type="float" office:value="0.508572841757912" calcext:value-type="float">
            <text:p>0.5</text:p>
          </table:table-cell>
          <table:table-cell office:value-type="float" office:value="0.15015936903143" calcext:value-type="float">
            <text:p>0.2</text:p>
          </table:table-cell>
          <table:table-cell office:value-type="float" office:value="0.150252409551333" calcext:value-type="float">
            <text:p>0.2</text:p>
          </table:table-cell>
          <table:table-cell office:value-type="float" office:value="-107.730895612433" calcext:value-type="float">
            <text:p>-107.7</text:p>
          </table:table-cell>
          <table:table-cell office:value-type="float" office:value="107.730895612433" calcext:value-type="float">
            <text:p>107.7</text:p>
          </table:table-cell>
          <table:table-cell office:value-type="float" office:value="1240.96333725942" calcext:value-type="float">
            <text:p>1241.0</text:p>
          </table:table-cell>
          <table:table-cell office:value-type="float" office:value="1479.15406392926" calcext:value-type="float">
            <text:p>1479.2</text:p>
          </table:table-cell>
          <table:table-cell office:value-type="float" office:value="1419.6063822618" calcext:value-type="float">
            <text:p>1419.6</text:p>
          </table:table-cell>
        </table:table-row>
        <table:table-row table:style-name="ro2">
          <table:table-cell table:style-name="ce3" office:value-type="string" calcext:value-type="string">
            <text:p>Chipmunk</text:p>
          </table:table-cell>
          <table:table-cell table:style-name="ce18" office:value-type="float" office:value="-7.4" calcext:value-type="float">
            <text:p>-7.4</text:p>
          </table:table-cell>
          <table:table-cell table:style-name="ce18" office:value-type="float" office:value="7.4" calcext:value-type="float">
            <text:p>7.4</text:p>
          </table:table-cell>
          <table:table-cell table:style-name="ce18" office:value-type="float" office:value="1267.48435643564" calcext:value-type="float">
            <text:p>1267.5</text:p>
          </table:table-cell>
          <table:table-cell table:style-name="ce18" office:value-type="float" office:value="1282.28435643564" calcext:value-type="float">
            <text:p>1282.3</text:p>
          </table:table-cell>
          <table:table-cell table:style-name="ce18" office:value-type="float" office:value="0.507425967240859" calcext:value-type="float">
            <text:p>0.5</text:p>
          </table:table-cell>
          <table:table-cell table:style-name="ce18" office:value-type="float" office:value="0.507601099335341" calcext:value-type="float">
            <text:p>0.5</text:p>
          </table:table-cell>
          <table:table-cell table:style-name="ce18" office:value-type="float" office:value="0.165033140323043" calcext:value-type="float">
            <text:p>0.2</text:p>
          </table:table-cell>
          <table:table-cell table:style-name="ce18" office:value-type="float" office:value="0.165140830244495" calcext:value-type="float">
            <text:p>0.2</text:p>
          </table:table-cell>
          <table:table-cell table:style-name="ce18" office:value-type="float" office:value="-119.220564830239" calcext:value-type="float">
            <text:p>-119.2</text:p>
          </table:table-cell>
          <table:table-cell table:style-name="ce18" office:value-type="float" office:value="119.220564830239" calcext:value-type="float">
            <text:p>119.2</text:p>
          </table:table-cell>
          <table:table-cell table:style-name="ce18" office:value-type="float" office:value="1148.34777799102" calcext:value-type="float">
            <text:p>1148.3</text:p>
          </table:table-cell>
          <table:table-cell table:style-name="ce18" office:value-type="float" office:value="1401.50492126588" calcext:value-type="float">
            <text:p>1401.5</text:p>
          </table:table-cell>
          <table:table-cell table:style-name="ce18" office:value-type="float" office:value="1338.21563544717" calcext:value-type="float">
            <text:p>1338.2</text:p>
          </table:table-cell>
        </table:table-row>
        <table:table-row table:style-name="ro2">
          <table:table-cell office:value-type="string" calcext:value-type="string">
            <text:p>Mike'dugai</text:p>
          </table:table-cell>
          <table:table-cell office:value-type="float" office:value="-23.0769230769231" calcext:value-type="float">
            <text:p>-23.1</text:p>
          </table:table-cell>
          <table:table-cell office:value-type="float" office:value="23.0769230769231" calcext:value-type="float">
            <text:p>23.1</text:p>
          </table:table-cell>
          <table:table-cell office:value-type="float" office:value="1186.04063860668" calcext:value-type="float">
            <text:p>1186.0</text:p>
          </table:table-cell>
          <table:table-cell office:value-type="float" office:value="1232.19448476052" calcext:value-type="float">
            <text:p>1232.2</text:p>
          </table:table-cell>
          <table:table-cell office:value-type="float" office:value="0.506341782136664" calcext:value-type="float">
            <text:p>0.5</text:p>
          </table:table-cell>
          <table:table-cell office:value-type="float" office:value="0.506984029222636" calcext:value-type="float">
            <text:p>0.5</text:p>
          </table:table-cell>
          <table:table-cell office:value-type="float" office:value="0.114870332177209" calcext:value-type="float">
            <text:p>0.1</text:p>
          </table:table-cell>
          <table:table-cell office:value-type="float" office:value="0.115097087490861" calcext:value-type="float">
            <text:p>0.1</text:p>
          </table:table-cell>
          <table:table-cell office:value-type="float" office:value="-81.4369893085586" calcext:value-type="float">
            <text:p>-81.4</text:p>
          </table:table-cell>
          <table:table-cell office:value-type="float" office:value="81.4369893085586" calcext:value-type="float">
            <text:p>81.4</text:p>
          </table:table-cell>
          <table:table-cell office:value-type="float" office:value="1104.60364929812" calcext:value-type="float">
            <text:p>1104.6</text:p>
          </table:table-cell>
          <table:table-cell office:value-type="float" office:value="1313.46511017856" calcext:value-type="float">
            <text:p>1313.5</text:p>
          </table:table-cell>
          <table:table-cell office:value-type="float" office:value="1261.24974495845" calcext:value-type="float">
            <text:p>1261.2</text:p>
          </table:table-cell>
        </table:table-row>
        <table:table-row table:style-name="ro2">
          <table:table-cell table:style-name="ce3" office:value-type="string" calcext:value-type="string">
            <text:p>PlushWerewolf</text:p>
          </table:table-cell>
          <table:table-cell table:style-name="ce18" office:value-type="float" office:value="-19.9322033898305" calcext:value-type="float">
            <text:p>-19.9</text:p>
          </table:table-cell>
          <table:table-cell table:style-name="ce18" office:value-type="float" office:value="19.9322033898305" calcext:value-type="float">
            <text:p>19.9</text:p>
          </table:table-cell>
          <table:table-cell table:style-name="ce18" office:value-type="float" office:value="1113.35593220339" calcext:value-type="float">
            <text:p>1113.4</text:p>
          </table:table-cell>
          <table:table-cell table:style-name="ce18" office:value-type="float" office:value="1153.22033898305" calcext:value-type="float">
            <text:p>1153.2</text:p>
          </table:table-cell>
          <table:table-cell table:style-name="ce18" office:value-type="float" office:value="0.505136721954716" calcext:value-type="float">
            <text:p>0.5</text:p>
          </table:table-cell>
          <table:table-cell table:style-name="ce18" office:value-type="float" office:value="0.505830541362139" calcext:value-type="float">
            <text:p>0.5</text:p>
          </table:table-cell>
          <table:table-cell table:style-name="ce18" office:value-type="float" office:value="0.219772080753412" calcext:value-type="float">
            <text:p>0.2</text:p>
          </table:table-cell>
          <table:table-cell table:style-name="ce18" office:value-type="float" office:value="0.220255849736313" calcext:value-type="float">
            <text:p>0.2</text:p>
          </table:table-cell>
          <table:table-cell table:style-name="ce18" office:value-type="float" office:value="-164.290312177394" calcext:value-type="float">
            <text:p>-164.3</text:p>
          </table:table-cell>
          <table:table-cell table:style-name="ce18" office:value-type="float" office:value="164.290312177394" calcext:value-type="float">
            <text:p>164.3</text:p>
          </table:table-cell>
          <table:table-cell table:style-name="ce18" office:value-type="float" office:value="949.482494319185" calcext:value-type="float">
            <text:p>949.5</text:p>
          </table:table-cell>
          <table:table-cell table:style-name="ce18" office:value-type="float" office:value="1317.51065116044" calcext:value-type="float">
            <text:p>1317.5</text:p>
          </table:table-cell>
          <table:table-cell table:style-name="ce18" office:value-type="float" office:value="1225.50361195013" calcext:value-type="float">
            <text:p>1225.5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office:value-type="float" office:value="-11.16" calcext:value-type="float">
            <text:p>-11.2</text:p>
          </table:table-cell>
          <table:table-cell office:value-type="float" office:value="11.16" calcext:value-type="float">
            <text:p>11.2</text:p>
          </table:table-cell>
          <table:table-cell office:value-type="float" office:value="1143.21089108911" calcext:value-type="float">
            <text:p>1143.2</text:p>
          </table:table-cell>
          <table:table-cell office:value-type="float" office:value="1165.53089108911" calcext:value-type="float">
            <text:p>1165.5</text:p>
          </table:table-cell>
          <table:table-cell office:value-type="float" office:value="0.505664287528535" calcext:value-type="float">
            <text:p>0.5</text:p>
          </table:table-cell>
          <table:table-cell office:value-type="float" office:value="0.506028195888628" calcext:value-type="float">
            <text:p>0.5</text:p>
          </table:table-cell>
          <table:table-cell office:value-type="float" office:value="0.123497474495248" calcext:value-type="float">
            <text:p>0.1</text:p>
          </table:table-cell>
          <table:table-cell office:value-type="float" office:value="0.123570151845711" calcext:value-type="float">
            <text:p>0.1</text:p>
          </table:table-cell>
          <table:table-cell office:value-type="float" office:value="-87.6805065255346" calcext:value-type="float">
            <text:p>-87.7</text:p>
          </table:table-cell>
          <table:table-cell office:value-type="float" office:value="87.6805065255347" calcext:value-type="float">
            <text:p>87.7</text:p>
          </table:table-cell>
          <table:table-cell office:value-type="float" office:value="1055.53038456357" calcext:value-type="float">
            <text:p>1055.5</text:p>
          </table:table-cell>
          <table:table-cell office:value-type="float" office:value="1253.15761308125" calcext:value-type="float">
            <text:p>1253.2</text:p>
          </table:table-cell>
          <table:table-cell office:value-type="float" office:value="1203.75080595183" calcext:value-type="float">
            <text:p>1203.8</text:p>
          </table:table-cell>
        </table:table-row>
        <table:table-row table:style-name="ro2">
          <table:table-cell table:style-name="ce3" office:value-type="string" calcext:value-type="string">
            <text:p>KorDimon</text:p>
          </table:table-cell>
          <table:table-cell table:style-name="ce18" office:value-type="float" office:value="-5.96" calcext:value-type="float">
            <text:p>-6.0</text:p>
          </table:table-cell>
          <table:table-cell table:style-name="ce18" office:value-type="float" office:value="5.96" calcext:value-type="float">
            <text:p>6.0</text:p>
          </table:table-cell>
          <table:table-cell table:style-name="ce18" office:value-type="float" office:value="1053.88217821782" calcext:value-type="float">
            <text:p>1053.9</text:p>
          </table:table-cell>
          <table:table-cell table:style-name="ce18" office:value-type="float" office:value="1065.80217821782" calcext:value-type="float">
            <text:p>1065.8</text:p>
          </table:table-cell>
          <table:table-cell table:style-name="ce18" office:value-type="float" office:value="0.503926108591928" calcext:value-type="float">
            <text:p>0.5</text:p>
          </table:table-cell>
          <table:table-cell table:style-name="ce18" office:value-type="float" office:value="0.504187294643982" calcext:value-type="float">
            <text:p>0.5</text:p>
          </table:table-cell>
          <table:table-cell table:style-name="ce18" office:value-type="float" office:value="0.130152104550942" calcext:value-type="float">
            <text:p>0.1</text:p>
          </table:table-cell>
          <table:table-cell table:style-name="ce18" office:value-type="float" office:value="0.13023546445671" calcext:value-type="float">
            <text:p>0.1</text:p>
          </table:table-cell>
          <table:table-cell table:style-name="ce18" office:value-type="float" office:value="-92.6310331206789" calcext:value-type="float">
            <text:p>-92.6</text:p>
          </table:table-cell>
          <table:table-cell table:style-name="ce18" office:value-type="float" office:value="92.6310331206789" calcext:value-type="float">
            <text:p>92.6</text:p>
          </table:table-cell>
          <table:table-cell table:style-name="ce18" office:value-type="float" office:value="961.313282514322" calcext:value-type="float">
            <text:p>961.3</text:p>
          </table:table-cell>
          <table:table-cell table:style-name="ce18" office:value-type="float" office:value="1158.4332113385" calcext:value-type="float">
            <text:p>1158.4</text:p>
          </table:table-cell>
          <table:table-cell table:style-name="ce18" office:value-type="float" office:value="1109.15322913246" calcext:value-type="float">
            <text:p>1109.2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office:value-type="float" office:value="-6.8" calcext:value-type="float">
            <text:p>-6.8</text:p>
          </table:table-cell>
          <table:table-cell office:value-type="float" office:value="6.8" calcext:value-type="float">
            <text:p>6.8</text:p>
          </table:table-cell>
          <table:table-cell office:value-type="float" office:value="1034.74792079208" calcext:value-type="float">
            <text:p>1034.7</text:p>
          </table:table-cell>
          <table:table-cell office:value-type="float" office:value="1048.34792079208" calcext:value-type="float">
            <text:p>1048.3</text:p>
          </table:table-cell>
          <table:table-cell office:value-type="float" office:value="0.503485789326872" calcext:value-type="float">
            <text:p>0.5</text:p>
          </table:table-cell>
          <table:table-cell office:value-type="float" office:value="0.503801466409362" calcext:value-type="float">
            <text:p>0.5</text:p>
          </table:table-cell>
          <table:table-cell office:value-type="float" office:value="0.119223707219559" calcext:value-type="float">
            <text:p>0.1</text:p>
          </table:table-cell>
          <table:table-cell office:value-type="float" office:value="0.119262318463284" calcext:value-type="float">
            <text:p>0.1</text:p>
          </table:table-cell>
          <table:table-cell office:value-type="float" office:value="-84.4995173652763" calcext:value-type="float">
            <text:p>-84.5</text:p>
          </table:table-cell>
          <table:table-cell office:value-type="float" office:value="84.4995173652763" calcext:value-type="float">
            <text:p>84.5</text:p>
          </table:table-cell>
          <table:table-cell office:value-type="float" office:value="950.276851253747" calcext:value-type="float">
            <text:p>950.3</text:p>
          </table:table-cell>
          <table:table-cell office:value-type="float" office:value="1132.84743815736" calcext:value-type="float">
            <text:p>1132.8</text:p>
          </table:table-cell>
          <table:table-cell office:value-type="float" office:value="1087.20479143145" calcext:value-type="float">
            <text:p>1087.2</text:p>
          </table:table-cell>
        </table:table-row>
        <table:table-row table:style-name="ro2">
          <table:table-cell table:style-name="ce3" office:value-type="string" calcext:value-type="string">
            <text:p>Jasuni </text:p>
          </table:table-cell>
          <table:table-cell table:style-name="ce18" office:value-type="float" office:value="-13.037037037037" calcext:value-type="float">
            <text:p>-13.0</text:p>
          </table:table-cell>
          <table:table-cell table:style-name="ce18" office:value-type="float" office:value="13.037037037037" calcext:value-type="float">
            <text:p>13.0</text:p>
          </table:table-cell>
          <table:table-cell table:style-name="ce18" office:value-type="float" office:value="974.713131313131" calcext:value-type="float">
            <text:p>974.7</text:p>
          </table:table-cell>
          <table:table-cell table:style-name="ce18" office:value-type="float" office:value="1000.78720538721" calcext:value-type="float">
            <text:p>1000.8</text:p>
          </table:table-cell>
          <table:table-cell table:style-name="ce18" office:value-type="float" office:value="0.501920881163887" calcext:value-type="float">
            <text:p>0.5</text:p>
          </table:table-cell>
          <table:table-cell table:style-name="ce18" office:value-type="float" office:value="0.502636334430951" calcext:value-type="float">
            <text:p>0.5</text:p>
          </table:table-cell>
          <table:table-cell table:style-name="ce18" office:value-type="float" office:value="0.105569095357992" calcext:value-type="float">
            <text:p>0.1</text:p>
          </table:table-cell>
          <table:table-cell table:style-name="ce18" office:value-type="float" office:value="0.105741218897605" calcext:value-type="float">
            <text:p>0.1</text:p>
          </table:table-cell>
          <table:table-cell table:style-name="ce18" office:value-type="float" office:value="-74.6023008878982" calcext:value-type="float">
            <text:p>-74.6</text:p>
          </table:table-cell>
          <table:table-cell table:style-name="ce18" office:value-type="float" office:value="74.6023008878982" calcext:value-type="float">
            <text:p>74.6</text:p>
          </table:table-cell>
          <table:table-cell table:style-name="ce18" office:value-type="float" office:value="900.236024274098" calcext:value-type="float">
            <text:p>900.2</text:p>
          </table:table-cell>
          <table:table-cell table:style-name="ce18" office:value-type="float" office:value="1075.3895062751" calcext:value-type="float">
            <text:p>1075.4</text:p>
          </table:table-cell>
          <table:table-cell table:style-name="ce18" office:value-type="float" office:value="1031.60113577485" calcext:value-type="float">
            <text:p>1031.6</text:p>
          </table:table-cell>
        </table:table-row>
        <table:table-row table:style-name="ro2">
          <table:table-cell office:value-type="string" calcext:value-type="string">
            <text:p>Nutty</text:p>
          </table:table-cell>
          <table:table-cell office:value-type="float" office:value="-14.28" calcext:value-type="float">
            <text:p>-14.3</text:p>
          </table:table-cell>
          <table:table-cell office:value-type="float" office:value="14.28" calcext:value-type="float">
            <text:p>14.3</text:p>
          </table:table-cell>
          <table:table-cell office:value-type="float" office:value="964.995049504951" calcext:value-type="float">
            <text:p>965.0</text:p>
          </table:table-cell>
          <table:table-cell office:value-type="float" office:value="993.55504950495" calcext:value-type="float">
            <text:p>993.6</text:p>
          </table:table-cell>
          <table:table-cell office:value-type="float" office:value="0.501639328432157" calcext:value-type="float">
            <text:p>0.5</text:p>
          </table:table-cell>
          <table:table-cell office:value-type="float" office:value="0.50244359068989" calcext:value-type="float">
            <text:p>0.5</text:p>
          </table:table-cell>
          <table:table-cell office:value-type="float" office:value="0.124286259649489" calcext:value-type="float">
            <text:p>0.1</text:p>
          </table:table-cell>
          <table:table-cell office:value-type="float" office:value="0.124434200867467" calcext:value-type="float">
            <text:p>0.1</text:p>
          </table:table-cell>
          <table:table-cell office:value-type="float" office:value="-88.3202581469952" calcext:value-type="float">
            <text:p>-88.3</text:p>
          </table:table-cell>
          <table:table-cell office:value-type="float" office:value="88.3202581469952" calcext:value-type="float">
            <text:p>88.3</text:p>
          </table:table-cell>
          <table:table-cell office:value-type="float" office:value="876.784370198031" calcext:value-type="float">
            <text:p>876.8</text:p>
          </table:table-cell>
          <table:table-cell office:value-type="float" office:value="1081.87530765195" calcext:value-type="float">
            <text:p>1081.9</text:p>
          </table:table-cell>
          <table:table-cell office:value-type="float" office:value="1030.60257328847" calcext:value-type="float">
            <text:p>1030.6</text:p>
          </table:table-cell>
        </table:table-row>
        <table:table-row table:style-name="ro2">
          <table:table-cell table:style-name="ce3" office:value-type="string" calcext:value-type="string">
            <text:p>leonromaaoe</text:p>
          </table:table-cell>
          <table:table-cell table:style-name="ce18" office:value-type="float" office:value="-6.72" calcext:value-type="float">
            <text:p>-6.7</text:p>
          </table:table-cell>
          <table:table-cell table:style-name="ce18" office:value-type="float" office:value="6.72" calcext:value-type="float">
            <text:p>6.7</text:p>
          </table:table-cell>
          <table:table-cell table:style-name="ce18" office:value-type="float" office:value="965.025742574257" calcext:value-type="float">
            <text:p>965.0</text:p>
          </table:table-cell>
          <table:table-cell table:style-name="ce18" office:value-type="float" office:value="978.465742574258" calcext:value-type="float">
            <text:p>978.5</text:p>
          </table:table-cell>
          <table:table-cell table:style-name="ce18" office:value-type="float" office:value="0.501640230773674" calcext:value-type="float">
            <text:p>0.5</text:p>
          </table:table-cell>
          <table:table-cell table:style-name="ce18" office:value-type="float" office:value="0.502027398237739" calcext:value-type="float">
            <text:p>0.5</text:p>
          </table:table-cell>
          <table:table-cell table:style-name="ce18" office:value-type="float" office:value="0.143285962906973" calcext:value-type="float">
            <text:p>0.1</text:p>
          </table:table-cell>
          <table:table-cell table:style-name="ce18" office:value-type="float" office:value="0.143354961217578" calcext:value-type="float">
            <text:p>0.1</text:p>
          </table:table-cell>
          <table:table-cell table:style-name="ce18" office:value-type="float" office:value="-102.485786937862" calcext:value-type="float">
            <text:p>-102.5</text:p>
          </table:table-cell>
          <table:table-cell table:style-name="ce18" office:value-type="float" office:value="102.485786937862" calcext:value-type="float">
            <text:p>102.5</text:p>
          </table:table-cell>
          <table:table-cell table:style-name="ce18" office:value-type="float" office:value="862.592192512894" calcext:value-type="float">
            <text:p>862.6</text:p>
          </table:table-cell>
          <table:table-cell table:style-name="ce18" office:value-type="float" office:value="1080.95152951212" calcext:value-type="float">
            <text:p>1081.0</text:p>
          </table:table-cell>
          <table:table-cell table:style-name="ce18" office:value-type="float" office:value="1026.36169526231" calcext:value-type="float">
            <text:p>102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8" number:min-decimal-places="18" number:min-integer-digits="1"/>
    </number:number-style>
    <number:number-style style:name="N148">
      <number:number number:decimal-places="19" number:min-decimal-places="19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1:10:03.647951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2-02T11:33:42.988387167</dc:date>
    <meta:editing-duration>PT22M40S</meta:editing-duration>
    <meta:editing-cycles>6</meta:editing-cycles>
    <meta:document-statistic meta:table-count="5" meta:cell-count="2085" meta:object-count="0"/>
  </office:meta>
</office:document-meta>
</file>